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29.51pt"/>
    </style:style>
    <style:style style:name="co15" style:family="table-column">
      <style:table-column-properties fo:break-before="auto" style:column-width="30.2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54.71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4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99"/>
      <style:text-properties fo:color="#ff6600"/>
    </style:style>
    <style:style style:name="ce32" style:family="table-cell" style:parent-style-name="Default">
      <style:table-cell-properties fo:background-color="#ccffcc"/>
      <style:text-properties fo:color="#ff6600"/>
    </style:style>
    <style:style style:name="ce33" style:family="table-cell" style:parent-style-name="Default">
      <style:table-cell-properties fo:background-color="#ccffff"/>
      <style:text-properties fo:color="#ff6600"/>
    </style:style>
    <style:style style:name="ce34" style:family="table-cell" style:parent-style-name="Default">
      <style:table-cell-properties fo:background-color="#ffccff"/>
      <style:text-properties fo:color="#ff6600"/>
    </style:style>
    <style:style style:name="ce35" style:family="table-cell" style:parent-style-name="Default">
      <style:table-cell-properties fo:background-color="#66ff66"/>
      <style:text-properties fo:color="#ff6600"/>
    </style:style>
    <style:style style:name="ce36" style:family="table-cell" style:parent-style-name="Default">
      <style:table-cell-properties fo:background-color="#eeeeee"/>
      <style:text-properties fo:color="#ff6600"/>
    </style:style>
    <style:style style:name="ce37" style:family="table-cell" style:parent-style-name="Default">
      <style:table-cell-properties fo:background-color="#ffcc00"/>
      <style:text-properties fo:color="#ff6600"/>
    </style:style>
    <style:style style:name="ce38" style:family="table-cell" style:parent-style-name="Default">
      <style:text-properties fo:color="#ff6600"/>
    </style:style>
    <style:style style:name="ce39" style:family="table-cell" style:parent-style-name="Default">
      <style:table-cell-properties fo:background-color="#ccffff"/>
    </style:style>
    <style:style style:name="ce40" style:family="table-cell" style:parent-style-name="Default">
      <style:table-cell-properties fo:background-color="#eeeeee"/>
      <style:text-properties fo:color="#6666ff"/>
    </style:style>
    <style:style style:name="ce41" style:family="table-cell" style:parent-style-name="Default">
      <style:table-cell-properties fo:background-color="#ccffff"/>
      <style:text-properties fo:color="#6666ff"/>
    </style:style>
    <style:style style:name="ce42" style:family="table-cell" style:parent-style-name="Default">
      <style:table-cell-properties fo:background-color="#ffff99"/>
      <style:text-properties fo:color="#6666ff"/>
    </style:style>
    <style:style style:name="ce43" style:family="table-cell" style:parent-style-name="Default">
      <style:table-cell-properties fo:background-color="#ffccff"/>
      <style:text-properties fo:color="#6666ff"/>
    </style:style>
    <style:style style:name="ce44" style:family="table-cell" style:parent-style-name="Default">
      <style:table-cell-properties fo:background-color="#ffcc00"/>
      <style:text-properties fo:color="#6666ff"/>
    </style:style>
    <style:style style:name="ce45" style:family="table-cell" style:parent-style-name="Default">
      <style:table-cell-properties fo:background-color="#ccffcc"/>
      <style:text-properties fo:color="#6666ff"/>
    </style:style>
    <style:style style:name="ce46" style:family="table-cell" style:parent-style-name="Default">
      <style:table-cell-properties fo:background-color="#66ff66"/>
      <style:text-properties fo:color="#6666ff"/>
    </style:style>
    <style:style style:name="ce47" style:family="table-cell" style:parent-style-name="Default">
      <style:text-properties fo:color="#6666ff"/>
    </style:style>
    <style:style style:name="ce48" style:family="table-cell" style:parent-style-name="Default">
      <style:table-cell-properties fo:background-color="#66ff66"/>
    </style:style>
    <style:style style:name="ce49" style:family="table-cell" style:parent-style-name="Default">
      <style:table-cell-properties fo:background-color="#ffff99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</style:style>
    <style:style style:name="ce5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5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800000"/>
    </style:style>
    <style:style style:name="ce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800000"/>
    </style:style>
    <style:style style:name="ce62" style:family="table-cell" style:parent-style-name="Default">
      <style:table-cell-properties fo:background-color="#ff9999"/>
    </style:style>
    <style:style style:name="ce63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64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65" style:family="table-cell" style:parent-style-name="Default">
      <style:table-cell-properties fo:background-color="#33ff99"/>
    </style:style>
    <style:style style:name="ce66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fo:background-color="#00ccff"/>
    </style:style>
    <style:style style:name="ce68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99ff"/>
    </style:style>
    <style:style style:name="ce71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66ffff"/>
    </style:style>
    <style:style style:name="ce73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74" style:family="table-cell" style:parent-style-name="Default">
      <style:table-cell-properties fo:background-color="#ccff99"/>
    </style:style>
    <style:style style:name="ce75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76" style:family="table-cell" style:parent-style-name="Default">
      <style:table-cell-properties fo:background-color="#ffcc00"/>
    </style:style>
    <style:style style:name="ce77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99ff66"/>
    </style:style>
    <style:style style:name="ce80" style:family="table-cell" style:parent-style-name="Default">
      <style:text-properties style:font-name="Liberation Sans" style:font-name-asian="Noto Sans CJK SC Regular" style:font-name-complex="FreeSans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9999"/>
      <style:text-properties fo:color="#ff6600"/>
    </style:style>
    <style:style style:name="ce84" style:family="table-cell" style:parent-style-name="Default">
      <style:table-cell-properties fo:background-color="#ccff99"/>
      <style:text-properties fo:color="#ff6600"/>
    </style:style>
    <style:style style:name="ce85" style:family="table-cell" style:parent-style-name="Default">
      <style:table-cell-properties fo:background-color="#33ff99"/>
      <style:text-properties fo:color="#ff6600"/>
    </style:style>
    <style:style style:name="ce86" style:family="table-cell" style:parent-style-name="Default">
      <style:table-cell-properties fo:background-color="#66ffff"/>
      <style:text-properties fo:color="#ff6600"/>
    </style:style>
    <style:style style:name="ce87" style:family="table-cell" style:parent-style-name="Default">
      <style:table-cell-properties fo:background-color="#00ccff"/>
      <style:text-properties fo:color="#ff6600"/>
    </style:style>
    <style:style style:name="ce88" style:family="table-cell" style:parent-style-name="Default">
      <style:table-cell-properties fo:background-color="#ff99ff"/>
      <style:text-properties fo:color="#ff6600"/>
    </style:style>
    <style:style style:name="ce89" style:family="table-cell" style:parent-style-name="Default">
      <style:table-cell-properties fo:background-color="#ff9999"/>
      <style:text-properties fo:color="#000000"/>
    </style:style>
    <style:style style:name="ce90" style:family="table-cell" style:parent-style-name="Default">
      <style:table-cell-properties fo:background-color="#ffcc00"/>
      <style:text-properties fo:color="#000000"/>
    </style:style>
    <style:style style:name="ce91" style:family="table-cell" style:parent-style-name="Default">
      <style:table-cell-properties fo:background-color="#ffff99"/>
      <style:text-properties fo:color="#000000"/>
    </style:style>
    <style:style style:name="ce92" style:family="table-cell" style:parent-style-name="Default">
      <style:table-cell-properties fo:background-color="#ccff99"/>
      <style:text-properties fo:color="#000000"/>
    </style:style>
    <style:style style:name="ce93" style:family="table-cell" style:parent-style-name="Default">
      <style:table-cell-properties fo:background-color="#33ff99"/>
      <style:text-properties fo:color="#000000"/>
    </style:style>
    <style:style style:name="ce94" style:family="table-cell" style:parent-style-name="Default">
      <style:table-cell-properties fo:background-color="#66ffff"/>
      <style:text-properties fo:color="#000000"/>
    </style:style>
    <style:style style:name="ce95" style:family="table-cell" style:parent-style-name="Default">
      <style:table-cell-properties fo:background-color="#00ccff"/>
      <style:text-properties fo:color="#000000"/>
    </style:style>
    <style:style style:name="ce96" style:family="table-cell" style:parent-style-name="Default">
      <style:table-cell-properties fo:background-color="#ff99ff"/>
      <style:text-properties fo:color="#000000"/>
    </style:style>
    <style:style style:name="ce97" style:family="table-cell" style:parent-style-name="Default">
      <style:table-cell-properties fo:background-color="#66ffff"/>
      <style:text-properties fo:color="#6666ff"/>
    </style:style>
    <style:style style:name="ce98" style:family="table-cell" style:parent-style-name="Default">
      <style:table-cell-properties fo:background-color="#ff9999"/>
      <style:text-properties fo:color="#6666ff"/>
    </style:style>
    <style:style style:name="ce99" style:family="table-cell" style:parent-style-name="Default">
      <style:table-cell-properties fo:background-color="#ccff99"/>
      <style:text-properties fo:color="#6666ff"/>
    </style:style>
    <style:style style:name="ce100" style:family="table-cell" style:parent-style-name="Default">
      <style:table-cell-properties fo:background-color="#00ccff"/>
      <style:text-properties fo:color="#6666ff"/>
    </style:style>
    <style:style style:name="ce101" style:family="table-cell" style:parent-style-name="Default">
      <style:table-cell-properties fo:background-color="#33ff99"/>
      <style:text-properties fo:color="#6666ff"/>
    </style:style>
    <style:style style:name="ce102" style:family="table-cell" style:parent-style-name="Default">
      <style:table-cell-properties fo:background-color="#ff99ff"/>
      <style:text-properties fo:color="#6666ff"/>
    </style:style>
    <style:style style:name="ce103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" table:default-cell-style-name="ce2"/>
        <table:table-column table:style-name="co2" table:number-columns-repeated="18" table:default-cell-style-name="Default"/>
        <table:table-column table:style-name="co2" table:number-columns-repeated="969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6" table:number-rows-spanned="1">
            <text:p>Note: X indices are wrong, should be replaced: 0→0 ,1→5, 2→4 ,3→6, 4→1, 5→3 ,6→2 ,7-&gt;7 </text:p>
          </table:table-cell>
          <table:covered-table-cell table:number-columns-repeated="11"/>
          <table:covered-table-cell table:style-name="Default"/>
          <table:covered-table-cell table:number-columns-repeated="3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4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2</text:p>
          </table:table-cell>
          <table:table-cell/>
          <table:table-cell table:style-name="ce19" office:value-type="string" calcext:value-type="string">
            <text:p>X3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4" office:value-type="string" calcext:value-type="string">
            <text:p>X6</text:p>
          </table:table-cell>
          <table:table-cell table:style-name="ce24" office:value-type="string" calcext:value-type="string">
            <text:p>X7</text:p>
          </table:table-cell>
          <table:table-cell table:style-name="ce24" office:value-type="string" calcext:value-type="string">
            <text:p>X5</text:p>
          </table:table-cell>
          <table:table-cell table:style-name="ce24" office:value-type="string" calcext:value-type="string">
            <text:p>X2</text:p>
          </table:table-cell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3</text:p>
          </table:table-cell>
          <table:table-cell table:style-name="ce24" office:value-type="string" calcext:value-type="string">
            <text:p>X0</text:p>
          </table:table-cell>
          <table:table-cell table:number-columns-repeated="2"/>
          <table:table-cell table:style-name="ce27" office:value-type="string" calcext:value-type="string">
            <text:p>X5</text:p>
          </table:table-cell>
          <table:table-cell table:style-name="ce24" office:value-type="string" calcext:value-type="string">
            <text:p>X1</text:p>
          </table:table-cell>
          <table:table-cell table:style-name="ce27" office:value-type="string" calcext:value-type="string">
            <text:p>X2</text:p>
          </table:table-cell>
          <table:table-cell/>
          <table:table-cell table:style-name="ce10" office:value-type="string" calcext:value-type="string">
            <text:p>X4</text:p>
          </table:table-cell>
          <table:table-cell office:value-type="string" calcext:value-type="string">
            <text:p>X7</text:p>
          </table:table-cell>
          <table:table-cell table:number-columns-repeated="5"/>
          <table:table-cell table:style-name="ce2"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1</text:p>
          </table:table-cell>
          <table:table-cell/>
          <table:table-cell table:style-name="ce10" office:value-type="string" calcext:value-type="string">
            <text:p>X5</text:p>
          </table:table-cell>
          <table:table-cell/>
          <table:table-cell table:style-name="ce10" office:value-type="string" calcext:value-type="string">
            <text:p>X1</text:p>
          </table:table-cell>
          <table:table-cell table:number-columns-repeated="3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 table:number-columns-repeated="2" table:style-name="ce14" office:value-type="string" calcext:value-type="string">
            <text:p>X1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4" office:value-type="string" calcext:value-type="string">
            <text:p>X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7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15" table:style-name="ce24" office:value-type="string" calcext:value-type="string">
            <text:p>X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2"/>
          <table:table-cell table:style-name="Default"/>
          <table:table-cell table:style-name="ce10" office:value-type="string" calcext:value-type="string">
            <text:p>X2</text:p>
          </table:table-cell>
          <table:table-cell table:style-name="ce1"/>
          <table:table-cell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4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2</text:p>
          </table:table-cell>
          <table:table-cell table:style-name="ce1"/>
          <table:table-cell table:style-name="ce10" office:value-type="string" calcext:value-type="string">
            <text:p>X4</text:p>
          </table:table-cell>
          <table:table-cell table:number-columns-repeated="4"/>
          <table:table-cell table:style-name="ce1"/>
          <table:table-cell table:style-name="ce24" office:value-type="string" calcext:value-type="string">
            <text:p>X2</text:p>
          </table:table-cell>
          <table:table-cell table:style-name="ce1" table:number-columns-repeated="3"/>
          <table:table-cell table:style-name="ce24" office:value-type="string" calcext:value-type="string">
            <text:p>X4</text:p>
          </table:table-cell>
          <table:table-cell table:number-columns-repeated="2"/>
          <table:table-cell table:style-name="ce1"/>
          <table:table-cell table:style-name="ce27" office:value-type="string" calcext:value-type="string">
            <text:p>X2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1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style-name="ce1" table:number-columns-repeated="2"/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0" office:value-type="string" calcext:value-type="string">
            <text:p>X1</text:p>
          </table:table-cell>
          <table:table-cell table:style-name="ce18" office:value-type="string" calcext:value-type="string">
            <text:p>X5</text:p>
          </table:table-cell>
          <table:table-cell table:style-name="ce1" table:number-columns-repeated="3"/>
          <table:table-cell table:style-name="ce10" office:value-type="string" calcext:value-type="string">
            <text:p>X1</text:p>
          </table:table-cell>
          <table:table-cell table:style-name="ce10" office:value-type="string" calcext:value-type="string">
            <text:p>X6</text:p>
          </table:table-cell>
          <table:table-cell/>
          <table:table-cell table:style-name="ce10" office:value-type="string" calcext:value-type="string">
            <text:p>X1</text:p>
          </table:table-cell>
          <table:table-cell table:style-name="ce1"/>
          <table:table-cell table:style-name="ce24" office:value-type="string" calcext:value-type="string">
            <text:p>X5</text:p>
          </table:table-cell>
          <table:table-cell table:style-name="ce1" table:number-columns-repeated="2"/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6</text:p>
          </table:table-cell>
          <table:table-cell/>
          <table:table-cell table:style-name="ce24" office:value-type="string" calcext:value-type="string">
            <text:p>X1</text:p>
          </table:table-cell>
          <table:table-cell table:style-name="ce27" office:value-type="string" calcext:value-type="string">
            <text:p>X5</text:p>
          </table:table-cell>
          <table:table-cell table:style-name="ce1" table:number-columns-repeated="3"/>
          <table:table-cell table:style-name="ce24" office:value-type="string" calcext:value-type="string">
            <text:p>X1</text:p>
          </table:table-cell>
          <table:table-cell table:style-name="ce24" office:value-type="string" calcext:value-type="string">
            <text:p>X6</text:p>
          </table:table-cell>
          <table:table-cell/>
          <table:table-cell table:style-name="ce24" office:value-type="string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1" calcext:value-type="string">
            <text:p>X1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4</text:p>
          </table:table-cell>
          <table:table-cell table:number-columns-repeated="6" table:style-name="ce14" office:value-type="string" calcext:value-type="string">
            <text:p>X4</text:p>
          </table:table-cell>
          <table:table-cell table:number-columns-repeated="2" table:style-name="ce10" office:value-type="string" calcext:value-type="string">
            <text:p>X4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4" calcext:value-type="string">
            <text:p>X4</text:p>
          </table:table-cell>
          <table:table-cell table:number-columns-repeated="2"/>
          <table:table-cell table:formula="of:=[.M21]" office:value-type="string" office:string-value="X4" calcext:value-type="string">
            <text:p>X4</text:p>
          </table:table-cell>
          <table:table-cell table:formula="of:=[.N21]" office:value-type="string" office:string-value="X4" calcext:value-type="string">
            <text:p>X4</text:p>
          </table:table-cell>
          <table:table-cell table:style-name="ce1"/>
          <table:table-cell/>
          <table:table-cell table:formula="of:=[.Q21]" office:value-type="string" office:string-value="X4" calcext:value-type="string">
            <text:p>X4</text:p>
          </table:table-cell>
          <table:table-cell/>
          <table:table-cell table:formula="of:=[.S21]" office:value-type="string" office:string-value="X4" calcext:value-type="string">
            <text:p>X4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3</text:p>
          </table:table-cell>
          <table:table-cell table:style-name="ce1"/>
          <table:table-cell table:number-columns-repeated="2" table:style-name="ce10" office:value-type="string" calcext:value-type="string">
            <text:p>X2</text:p>
          </table:table-cell>
          <table:table-cell table:number-columns-repeated="2" table:style-name="ce18" office:value-type="string" calcext:value-type="string">
            <text:p>X3</text:p>
          </table:table-cell>
          <table:table-cell table:number-columns-repeated="2"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9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 table:number-columns-repeated="2" table:style-name="ce14" office:value-type="string" calcext:value-type="string">
            <text:p>X3</text:p>
          </table:table-cell>
          <table:table-cell table:style-name="ce10" office:value-type="string" calcext:value-type="string">
            <text:p>X3</text:p>
          </table:table-cell>
          <table:table-cell/>
          <table:table-cell table:number-columns-repeated="2" table:style-name="ce24" office:value-type="string" calcext:value-type="string">
            <text:p>X2</text:p>
          </table:table-cell>
          <table:table-cell table:number-columns-repeated="2" table:style-name="ce27" office:value-type="string" calcext:value-type="string">
            <text:p>X3</text:p>
          </table:table-cell>
          <table:table-cell/>
          <table:table-cell table:formula="of:=[.K22]" office:value-type="string" office:string-value="X3" calcext:value-type="string">
            <text:p>X3</text:p>
          </table:table-cell>
          <table:table-cell table:formula="of:=[.L22]" office:value-type="string" office:string-value="X3" calcext:value-type="string">
            <text:p>X3</text:p>
          </table:table-cell>
          <table:table-cell table:number-columns-repeated="2"/>
          <table:table-cell table:formula="of:=[.O22]" office:value-type="string" office:string-value="X2" calcext:value-type="string">
            <text:p>X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1</text:p>
          </table:table-cell>
          <table:table-cell table:style-name="ce1"/>
          <table:table-cell table:number-columns-repeated="2" table:style-name="ce10" office:value-type="string" calcext:value-type="string">
            <text:p>X5</text:p>
          </table:table-cell>
          <table:table-cell table:style-name="Default"/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5</text:p>
          </table:table-cell>
          <table:table-cell table:number-columns-repeated="2" table:style-name="ce18"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6</text:p>
          </table:table-cell>
          <table:table-cell table:style-name="ce10" office:value-type="string" calcext:value-type="string">
            <text:p>X1</text:p>
          </table:table-cell>
          <table:table-cell/>
          <table:table-cell table:number-columns-repeated="2" table:style-name="ce24" office:value-type="string" calcext:value-type="string">
            <text:p>X5</text:p>
          </table:table-cell>
          <table:table-cell table:style-name="Default"/>
          <table:table-cell table:style-name="ce27" office:value-type="string" calcext:value-type="string">
            <text:p>X1</text:p>
          </table:table-cell>
          <table:table-cell table:formula="of:=[.J23]" office:value-type="string" office:string-value="X6" calcext:value-type="string">
            <text:p>X6</text:p>
          </table:table-cell>
          <table:table-cell table:formula="of:=[.K23]" office:value-type="string" office:string-value="X6" calcext:value-type="string">
            <text:p>X6</text:p>
          </table:table-cell>
          <table:table-cell table:formula="of:=[.L23]" office:value-type="string" office:string-value="X1" calcext:value-type="string">
            <text:p>X1</text:p>
          </table:table-cell>
          <table:table-cell table:formula="of:=[.M23]" office:value-type="string" office:string-value="X5" calcext:value-type="string">
            <text:p>X5</text:p>
          </table:table-cell>
          <table:table-cell table:formula="of:=[.N23]" office:value-type="string" office:string-value="X5" calcext:value-type="string">
            <text:p>X5</text:p>
          </table:table-cell>
          <table:table-cell table:formula="of:=[.O23]" office:value-type="string" office:string-value="X5" calcext:value-type="string">
            <text:p>X5</text:p>
          </table:table-cell>
          <table:table-cell/>
          <table:table-cell table:formula="of:=[.Q23]" office:value-type="string" office:string-value="X1" calcext:value-type="string">
            <text:p>X1</text:p>
          </table:table-cell>
          <table:table-cell/>
          <table:table-cell table:formula="of:=[.S23]" office:value-type="string" office:string-value="X6" calcext:value-type="string">
            <text:p>X6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6-X4</text:p>
          </table:table-cell>
          <table:table-cell table:style-name="ce12" office:value-type="string" calcext:value-type="string">
            <text:p>X1-X3</text:p>
          </table:table-cell>
          <table:table-cell table:style-name="ce1"/>
          <table:table-cell table:style-name="ce10" office:value-type="string" calcext:value-type="string">
            <text:p>X5-X2</text:p>
          </table:table-cell>
          <table:table-cell table:style-name="ce10" office:value-type="string" calcext:value-type="string">
            <text:p>X5+X2</text:p>
          </table:table-cell>
          <table:table-cell/>
          <table:table-cell table:style-name="ce18" office:value-type="string" calcext:value-type="string">
            <text:p>X1-X3</text:p>
          </table:table-cell>
          <table:table-cell table:style-name="ce18" office:value-type="string" calcext:value-type="string">
            <text:p>X6-X4</text:p>
          </table:table-cell>
          <table:table-cell table:style-name="ce10" office:value-type="string" calcext:value-type="string">
            <text:p>X6+X4</text:p>
          </table:table-cell>
          <table:table-cell table:style-name="ce10" office:value-type="string" calcext:value-type="string">
            <text:p>X1+X3</text:p>
          </table:table-cell>
          <table:table-cell/>
          <table:table-cell table:style-name="ce18" office:value-type="string" calcext:value-type="string">
            <text:p>X5+X2</text:p>
          </table:table-cell>
          <table:table-cell table:style-name="ce18" office:value-type="string" calcext:value-type="string">
            <text:p>X5-X2</text:p>
          </table:table-cell>
          <table:table-cell table:style-name="ce1"/>
          <table:table-cell table:style-name="ce10" office:value-type="string" calcext:value-type="string">
            <text:p>X1+X3</text:p>
          </table:table-cell>
          <table:table-cell table:style-name="ce10" office:value-type="string" calcext:value-type="string">
            <text:p>X6+X4</text:p>
          </table:table-cell>
          <table:table-cell table:style-name="ce10" office:value-type="string" calcext:value-type="string">
            <text:p>X6-X4</text:p>
          </table:table-cell>
          <table:table-cell table:style-name="ce10" office:value-type="string" calcext:value-type="string">
            <text:p>X1-X3</text:p>
          </table:table-cell>
          <table:table-cell table:style-name="ce1"/>
          <table:table-cell table:style-name="ce24" office:value-type="string" calcext:value-type="string">
            <text:p>X5-X2</text:p>
          </table:table-cell>
          <table:table-cell table:style-name="ce24" office:value-type="string" calcext:value-type="string">
            <text:p>X5+X2</text:p>
          </table:table-cell>
          <table:table-cell/>
          <table:table-cell table:formula="of:=[.J28]" office:value-type="string" office:string-value="X1-X3" calcext:value-type="string">
            <text:p>X1-X3</text:p>
          </table:table-cell>
          <table:table-cell table:formula="of:=[.K28]" office:value-type="string" office:string-value="X6-X4" calcext:value-type="string">
            <text:p>X6-X4</text:p>
          </table:table-cell>
          <table:table-cell table:formula="of:=[.L28]" office:value-type="string" office:string-value="X6+X4" calcext:value-type="string">
            <text:p>X6+X4</text:p>
          </table:table-cell>
          <table:table-cell table:formula="of:=[.M28]" office:value-type="string" office:string-value="X1+X3" calcext:value-type="string">
            <text:p>X1+X3</text:p>
          </table:table-cell>
          <table:table-cell table:formula="of:=[.O28]" office:value-type="string" office:string-value="X5+X2" calcext:value-type="string">
            <text:p>X5+X2</text:p>
          </table:table-cell>
          <table:table-cell table:formula="of:=[.O28]" office:value-type="string" office:string-value="X5+X2" calcext:value-type="string">
            <text:p>X5+X2</text:p>
          </table:table-cell>
          <table:table-cell table:formula="of:=[.P28]" office:value-type="string" office:string-value="X5-X2" calcext:value-type="string">
            <text:p>X5-X2</text:p>
          </table:table-cell>
          <table:table-cell/>
          <table:table-cell table:formula="of:=[.R28]" office:value-type="string" office:string-value="X1+X3" calcext:value-type="string">
            <text:p>X1+X3</text:p>
          </table:table-cell>
          <table:table-cell/>
          <table:table-cell table:formula="of:=[.T28]" office:value-type="string" office:string-value="X6-X4" calcext:value-type="string">
            <text:p>X6-X4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6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4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4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4" office:value-type="string" calcext:value-type="string">
            <text:p>X7</text:p>
          </table:table-cell>
          <table:table-cell table:style-name="ce24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6+X4)</text:p>
          </table:table-cell>
          <table:table-cell table:style-name="ce12" office:value-type="string" calcext:value-type="string">
            <text:p>C4*(X6-X4)</text:p>
          </table:table-cell>
          <table:table-cell table:style-name="ce12" office:value-type="string" calcext:value-type="string">
            <text:p>C12*(X1-X3)</text:p>
          </table:table-cell>
          <table:table-cell/>
          <table:table-cell table:number-columns-repeated="2" office:value-type="string" calcext:value-type="string">
            <text:p>C8*(X5-X2)</text:p>
          </table:table-cell>
          <table:table-cell table:style-name="Default"/>
          <table:table-cell table:style-name="ce10" office:value-type="string" calcext:value-type="string">
            <text:p>C4*(X1-X3)</text:p>
          </table:table-cell>
          <table:table-cell table:style-name="ce10" office:value-type="string" calcext:value-type="string">
            <text:p>C12*(X6-X4)</text:p>
          </table:table-cell>
          <table:table-cell table:style-name="ce10" office:value-type="string" calcext:value-type="string">
            <text:p>C4*(X6+X4)</text:p>
          </table:table-cell>
          <table:table-cell table:style-name="ce10" office:value-type="string" calcext:value-type="string">
            <text:p>C12*(X1+X3)</text:p>
          </table:table-cell>
          <table:table-cell table:style-name="ce1"/>
          <table:table-cell table:number-columns-repeated="2" table:style-name="ce18" office:value-type="string" calcext:value-type="string">
            <text:p>C8*(X5+X2)</text:p>
          </table:table-cell>
          <table:table-cell table:style-name="ce1"/>
          <table:table-cell table:style-name="ce10" office:value-type="string" calcext:value-type="string">
            <text:p>C4*(X1+X3)</text:p>
          </table:table-cell>
          <table:table-cell table:style-name="ce10" office:value-type="string" calcext:value-type="string">
            <text:p>C12*(X6+X4)</text:p>
          </table:table-cell>
          <table:table-cell table:style-name="ce10" office:value-type="string" calcext:value-type="string">
            <text:p>C4*(X6-X4)</text:p>
          </table:table-cell>
          <table:table-cell table:style-name="ce10" office:value-type="string" calcext:value-type="string">
            <text:p>C12*(X1-X3)</text:p>
          </table:table-cell>
          <table:table-cell/>
          <table:table-cell table:number-columns-repeated="2" table:style-name="ce24" office:value-type="string" calcext:value-type="string">
            <text:p>C8*(X5-X2)</text:p>
          </table:table-cell>
          <table:table-cell table:style-name="Default"/>
          <table:table-cell table:style-name="ce24" office:value-type="string" calcext:value-type="string">
            <text:p>C4*(X1-X3)</text:p>
          </table:table-cell>
          <table:table-cell table:style-name="ce24" office:value-type="string" calcext:value-type="string">
            <text:p>C12*(X6-X4)</text:p>
          </table:table-cell>
          <table:table-cell table:formula="of:=[.M38]" office:value-type="string" office:string-value="C4*(X6+X4)" calcext:value-type="string">
            <text:p>C4*(X6+X4)</text:p>
          </table:table-cell>
          <table:table-cell table:formula="of:=[.N38]" office:value-type="string" office:string-value="C12*(X1+X3)" calcext:value-type="string">
            <text:p>C12*(X1+X3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5+X2)" calcext:value-type="string">
            <text:p>C8*(X5+X2)</text:p>
          </table:table-cell>
          <table:table-cell table:formula="of:=[.Q38]" office:value-type="string" office:string-value="C8*(X5+X2)" calcext:value-type="string">
            <text:p>C8*(X5+X2)</text:p>
          </table:table-cell>
          <table:table-cell/>
          <table:table-cell table:formula="of:=[.S38]" office:value-type="string" office:string-value="C4*(X1+X3)" calcext:value-type="string">
            <text:p>C4*(X1+X3)</text:p>
          </table:table-cell>
          <table:table-cell/>
          <table:table-cell table:formula="of:=[.U38]" office:value-type="string" office:string-value="C4*(X6-X4)" calcext:value-type="string">
            <text:p>C4*(X6-X4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 table:style-name="Default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4" office:value-type="string" calcext:value-type="string">
            <text:p>C+mul</text:p>
          </table:table-cell>
          <table:table-cell table:style-name="Default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1+X3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6-X4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 table:style-name="Default"/>
          <table:table-cell table:style-name="ce18" office:value-type="string" calcext:value-type="string">
            <text:p>C4*(X1-X3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6+X4)" calcext:value-type="string">
            <text:p>C4*(X6+X4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1+X3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6-X4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9" office:value-type="string" calcext:value-type="string">
            <text:p>TC1</text:p>
          </table:table-cell>
          <table:table-cell table:style-name="ce29" table:formula="of:=[.J43]" office:value-type="string" office:string-value="TC0" calcext:value-type="string">
            <text:p>TC0</text:p>
          </table:table-cell>
          <table:table-cell table:style-name="Default"/>
          <table:table-cell table:style-name="ce27" office:value-type="string" calcext:value-type="string">
            <text:p>C4*(X1-X3)</text:p>
          </table:table-cell>
          <table:table-cell table:style-name="ce29" table:formula="of:=[.M43]" office:value-type="string" office:string-value="TC7" calcext:value-type="string">
            <text:p>TC7</text:p>
          </table:table-cell>
          <table:table-cell table:style-name="ce24" table:formula="of:=[.N43]" office:value-type="string" office:string-value="C4*(X6+X4)" calcext:value-type="string">
            <text:p>C4*(X6+X4)</text:p>
          </table:table-cell>
          <table:table-cell table:style-name="ce29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style-name="ce26" office:value-type="string" calcext:value-type="string">
            <text:p>TC0</text:p>
          </table:table-cell>
          <table:table-cell table:style-name="ce29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style-name="ce26" office:value-type="string" calcext:value-type="string">
            <text:p>TC1</text:p>
          </table:table-cell>
          <table:table-cell table:style-name="ce29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6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6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1+X3)" calcext:value-type="string">
            <text:p>C4*(X1+X3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6-X4)" calcext:value-type="string">
            <text:p>-C4*(X6-X4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1-X3)" calcext:value-type="string">
            <text:p>C4*(X1-X3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6+X4)" calcext:value-type="string">
            <text:p>C4*(X6+X4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1+X3)" calcext:value-type="string">
            <text:p>C4*(X1+X3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6-X4)" calcext:value-type="string">
            <text:p>-C4*(X6-X4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1-X3)" calcext:value-type="string">
            <text:p>C4*(X1-X3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6+X4)" calcext:value-type="string">
            <text:p>C4*(X6+X4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/>
          <table:table-cell table:style-name="Default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8" office:value-type="string" calcext:value-type="string">
            <text:p>C3*(2-5)</text:p>
          </table:table-cell>
          <table:table-cell table:style-name="ce28" office:value-type="string" calcext:value-type="string">
            <text:p>C13*(3-6)</text:p>
          </table:table-cell>
          <table:table-cell table:style-name="ce28" office:value-type="string" calcext:value-type="string">
            <text:p>C13*(2-5)</text:p>
          </table:table-cell>
          <table:table-cell table:style-name="ce28" office:value-type="string" calcext:value-type="string">
            <text:p>C3*(3-6)</text:p>
          </table:table-cell>
          <table:table-cell table:style-name="ce28" office:value-type="string" calcext:value-type="string">
            <text:p>C5*(2+5)</text:p>
          </table:table-cell>
          <table:table-cell table:style-name="ce28" office:value-type="string" calcext:value-type="string">
            <text:p>C11*(3+6)</text:p>
          </table:table-cell>
          <table:table-cell table:style-name="ce28" office:value-type="string" calcext:value-type="string">
            <text:p>C11*(2+5)</text:p>
          </table:table-cell>
          <table:table-cell table:style-name="ce28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5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5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5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5" office:value-type="string" calcext:value-type="string">
            <text:p>Y3</text:p>
          </table:table-cell>
          <table:table-cell table:style-name="ce28" office:value-type="string" calcext:value-type="string">
            <text:p>C3*(2-5)</text:p>
          </table:table-cell>
          <table:table-cell table:style-name="ce25" office:value-type="string" calcext:value-type="string">
            <text:p>Y1</text:p>
          </table:table-cell>
          <table:table-cell table:style-name="ce28" office:value-type="string" calcext:value-type="string">
            <text:p>C13*(2-5)</text:p>
          </table:table-cell>
          <table:table-cell table:style-name="ce25" office:value-type="string" calcext:value-type="string">
            <text:p>Y6</text:p>
          </table:table-cell>
          <table:table-cell table:style-name="ce28" office:value-type="string" calcext:value-type="string">
            <text:p>C5*(2+5)</text:p>
          </table:table-cell>
          <table:table-cell table:style-name="ce25" office:value-type="string" calcext:value-type="string">
            <text:p>Y2</text:p>
          </table:table-cell>
          <table:table-cell table:style-name="ce28" office:value-type="string" calcext:value-type="string">
            <text:p>C11*(2+5)</text:p>
          </table:table-cell>
          <table:table-cell table:style-name="ce25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ce18" office:value-type="string" calcext:value-type="string">
            <text:p>TC6</text:p>
          </table:table-cell>
          <table:table-cell table:style-name="ce1"/>
          <table:table-cell table:style-name="ce16" office:value-type="string" calcext:value-type="string">
            <text:p>TC1</text:p>
          </table:table-cell>
          <table:table-cell table:style-name="ce16" office:value-type="string" calcext:value-type="string">
            <text:p>TC0</text:p>
          </table:table-cell>
          <table:table-cell table:style-name="ce16"/>
          <table:table-cell table:style-name="ce16" office:value-type="string" calcext:value-type="string">
            <text:p>C4*(X1-X3)</text:p>
          </table:table-cell>
          <table:table-cell table:style-name="ce16" office:value-type="string" calcext:value-type="string">
            <text:p>TC7</text:p>
          </table:table-cell>
          <table:table-cell table:style-name="ce16" office:value-type="string" calcext:value-type="string">
            <text:p>C4*(X6+X4)</text:p>
          </table:table-cell>
          <table:table-cell table:style-name="ce16" office:value-type="string" calcext:value-type="string">
            <text:p>TC4</text:p>
          </table:table-cell>
          <table:table-cell table:style-name="ce16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number-columns-repeated="22"/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22" table:formula="of:=[.P33]" office:value-type="string" office:string-value="C8" calcext:value-type="string">
            <text:p>C8</text:p>
          </table:table-cell>
          <table:table-cell table:style-name="ce23" table:formula="of:=[.Q33]" office:value-type="string" office:string-value="C12" calcext:value-type="string">
            <text:p>C12</text:p>
          </table:table-cell>
          <table:table-cell table:style-name="ce23"/>
          <table:table-cell table:number-columns-repeated="4"/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style-name="ce1" office:value-type="string" calcext:value-type="string">
            <text:p>TC5(inv)</text:p>
          </table:table-cell>
          <table:table-cell table:style-name="ce18" office:value-type="string" calcext:value-type="string">
            <text:p>TC5(inv)</text:p>
          </table:table-cell>
          <table:table-cell table:number-columns-repeated="4" table:style-name="ce16" office:value-type="string" calcext:value-type="string">
            <text:p>TC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 table:number-columns-repeated="5"/>
          <table:table-cell table:style-name="ce1" office:value-type="string" calcext:value-type="string">
            <text:p>TC4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style-name="ce18" office:value-type="string" calcext:value-type="string">
            <text:p>TC6</text:p>
          </table:table-cell>
          <table:table-cell table:style-name="ce1" office:value-type="string" calcext:value-type="string">
            <text:p>TC6</text:p>
          </table:table-cell>
          <table:table-cell table:number-columns-repeated="2" table:style-name="ce16" office:value-type="string" calcext:value-type="string">
            <text:p>TC4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 table:number-columns-repeated="5"/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8" office:value-type="string" calcext:value-type="string">
            <text:p>TC2</text:p>
          </table:table-cell>
          <table:table-cell table:style-name="ce18" office:value-type="string" calcext:value-type="string">
            <text:p>TC3</text:p>
          </table:table-cell>
          <table:table-cell table:style-name="ce1" table:number-columns-repeated="3"/>
          <table:table-cell table:number-columns-repeated="991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 table:number-columns-repeated="5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1"/>
          <table:table-cell table:number-columns-repeated="991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table:number-columns-repeated="5"/>
          <table:table-cell table:number-columns-repeated="3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6"/>
          <table:table-cell table:style-name="ce1" office:value-type="string" calcext:value-type="string">
            <text:p>TC0-TC4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+TC5</text:p>
          </table:table-cell>
          <table:table-cell table:style-name="ce28" office:value-type="string" calcext:value-type="string">
            <text:p>TC3+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28" office:value-type="string" calcext:value-type="string">
            <text:p>TC2-TC5</text:p>
          </table:table-cell>
          <table:table-cell table:style-name="ce28" office:value-type="string" calcext:value-type="string">
            <text:p>TC3-TC6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0"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table:style-name="ce10" office:value-type="string" calcext:value-type="string">
            <text:p>C13</text:p>
          </table:table-cell>
          <table:table-cell table:style-name="ce10"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table:style-name="ce10"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number-columns-repeated="22"/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number-columns-repeated="2"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3</text:p>
          </table:table-cell>
          <table:table-cell table:number-columns-repeated="2" table:style-name="ce18" office:value-type="string" calcext:value-type="string">
            <text:p>C3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3</text:p>
          </table:table-cell>
          <table:table-cell table:style-name="ce18" office:value-type="string" calcext:value-type="string">
            <text:p>C13</text:p>
          </table:table-cell>
          <table:table-cell table:number-columns-repeated="2" table:style-name="ce16" office:value-type="string" calcext:value-type="string">
            <text:p>C13</text:p>
          </table:table-cell>
          <table:table-cell table:style-name="ce18" office:value-type="string" calcext:value-type="string">
            <text:p>C13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8" office:value-type="string" calcext:value-type="string">
            <text:p>C5*(2+5)</text:p>
          </table:table-cell>
          <table:table-cell table:style-name="ce28" office:value-type="string" calcext:value-type="string">
            <text:p>C11*(3+6)</text:p>
          </table:table-cell>
          <table:table-cell table:style-name="ce28" office:value-type="string" calcext:value-type="string">
            <text:p>C11*(2+5)</text:p>
          </table:table-cell>
          <table:table-cell table:style-name="ce28" office:value-type="string" calcext:value-type="string">
            <text:p>C5*(3+6)</text:p>
          </table:table-cell>
          <table:table-cell table:style-name="ce28" office:value-type="string" calcext:value-type="string">
            <text:p>C13*(2-5)</text:p>
          </table:table-cell>
          <table:table-cell table:style-name="ce28" office:value-type="string" calcext:value-type="string">
            <text:p>C3*(3-6)</text:p>
          </table:table-cell>
          <table:table-cell table:style-name="ce28" office:value-type="string" calcext:value-type="string">
            <text:p>C3*(2-5)</text:p>
          </table:table-cell>
          <table:table-cell table:style-name="ce28" office:value-type="string" calcext:value-type="string">
            <text:p>C13*(3-6)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22"/>
          <table:table-cell table:number-columns-repeated="4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991"/>
        </table:table-row>
        <table:table-row table:style-name="ro1">
          <table:table-cell table:number-columns-repeated="22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number-columns-repeated="22"/>
          <table:table-cell table:style-name="ce1" table:number-columns-repeated="11"/>
          <table:table-cell table:number-columns-repeated="991"/>
        </table:table-row>
        <table:table-row table:style-name="ro1">
          <table:table-cell table:number-columns-repeated="22"/>
          <table:table-cell table:style-name="ce25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5" office:value-type="string" calcext:value-type="string">
            <text:p>Y3</text:p>
          </table:table-cell>
          <table:table-cell table:style-name="ce1" office:value-type="string" calcext:value-type="string">
            <text:p>C5*(2+5)</text:p>
          </table:table-cell>
          <table:table-cell table:style-name="ce25" office:value-type="string" calcext:value-type="string">
            <text:p>Y2</text:p>
          </table:table-cell>
          <table:table-cell table:style-name="ce1" office:value-type="string" calcext:value-type="string">
            <text:p>C11*(2+5)</text:p>
          </table:table-cell>
          <table:table-cell table:style-name="ce25" office:value-type="string" calcext:value-type="string">
            <text:p>Y5</text:p>
          </table:table-cell>
          <table:table-cell table:style-name="ce30" office:value-type="string" calcext:value-type="string">
            <text:p>C13*(2-5)</text:p>
          </table:table-cell>
          <table:table-cell table:style-name="ce25" office:value-type="string" calcext:value-type="string">
            <text:p>Y6</text:p>
          </table:table-cell>
          <table:table-cell table:style-name="ce1" office:value-type="string" calcext:value-type="string">
            <text:p>C3*(2-5)</text:p>
          </table:table-cell>
          <table:table-cell table:style-name="ce25" office:value-type="string" calcext:value-type="string">
            <text:p>Y1</text:p>
          </table:table-cell>
          <table:table-cell table:number-columns-repeated="991"/>
        </table:table-row>
        <table:table-row table:style-name="ro1" table:number-rows-repeated="1048423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table:formula="of:=COS(PI()/8*([.B$2]+0.5)*([.$A3]+0.5))" office:value-type="float" office:value="0.995184726672197" calcext:value-type="float">
            <text:p>0.9951847267</text:p>
          </table:table-cell>
          <table:table-cell table:style-name="ce32" table:formula="of:=COS(PI()/8*([.C$2]+0.5)*([.$A3]+0.5))" office:value-type="float" office:value="0.956940335732209" calcext:value-type="float">
            <text:p>0.9569403357</text:p>
          </table:table-cell>
          <table:table-cell table:style-name="ce33" table:formula="of:=COS(PI()/8*([.D$2]+0.5)*([.$A3]+0.5))" office:value-type="float" office:value="0.881921264348355" calcext:value-type="float">
            <text:p>0.8819212643</text:p>
          </table:table-cell>
          <table:table-cell table:style-name="ce34" table:formula="of:=COS(PI()/8*([.E$2]+0.5)*([.$A3]+0.5))" office:value-type="float" office:value="0.773010453362737" calcext:value-type="float">
            <text:p>0.7730104534</text:p>
          </table:table-cell>
          <table:table-cell table:style-name="ce35" table:formula="of:=COS(PI()/8*([.F$2]+0.5)*([.$A3]+0.5))" office:value-type="float" office:value="0.634393284163645" calcext:value-type="float">
            <text:p>0.6343932842</text:p>
          </table:table-cell>
          <table:table-cell table:style-name="ce36" table:formula="of:=COS(PI()/8*([.G$2]+0.5)*([.$A3]+0.5))" office:value-type="float" office:value="0.471396736825998" calcext:value-type="float">
            <text:p>0.4713967368</text:p>
          </table:table-cell>
          <table:table-cell table:style-name="ce37" table:formula="of:=COS(PI()/8*([.H$2]+0.5)*([.$A3]+0.5))" office:value-type="float" office:value="0.290284677254462" calcext:value-type="float">
            <text:p>0.2902846773</text:p>
          </table:table-cell>
          <table:table-cell table:style-name="ce38" table:formula="of:=COS(PI()/8*([.I$2]+0.5)*([.$A3]+0.5))" office:value-type="float" office:value="0.0980171403295608" calcext:value-type="float">
            <text:p>0.0980171403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32" table:formula="of:=COS(PI()/8*([.B$2]+0.5)*([.$A4]+0.5))" office:value-type="float" office:value="0.956940335732209" calcext:value-type="float">
            <text:p>0.9569403357</text:p>
          </table:table-cell>
          <table:table-cell table:style-name="ce35" table:formula="of:=COS(PI()/8*([.C$2]+0.5)*([.$A4]+0.5))" office:value-type="float" office:value="0.634393284163645" calcext:value-type="float">
            <text:p>0.6343932842</text:p>
          </table:table-cell>
          <table:table-cell table:style-name="ce38" table:formula="of:=COS(PI()/8*([.D$2]+0.5)*([.$A4]+0.5))" office:value-type="float" office:value="0.0980171403295608" calcext:value-type="float">
            <text:p>0.0980171403</text:p>
          </table:table-cell>
          <table:table-cell table:style-name="ce40" table:formula="of:=COS(PI()/8*([.E$2]+0.5)*([.$A4]+0.5))" office:value-type="float" office:value="-0.471396736825998" calcext:value-type="float">
            <text:p>-0.4713967368</text:p>
          </table:table-cell>
          <table:table-cell table:style-name="ce41" table:formula="of:=COS(PI()/8*([.F$2]+0.5)*([.$A4]+0.5))" office:value-type="float" office:value="-0.881921264348355" calcext:value-type="float">
            <text:p>-0.8819212643</text:p>
          </table:table-cell>
          <table:table-cell table:style-name="ce42" table:formula="of:=COS(PI()/8*([.G$2]+0.5)*([.$A4]+0.5))" office:value-type="float" office:value="-0.995184726672197" calcext:value-type="float">
            <text:p>-0.9951847267</text:p>
          </table:table-cell>
          <table:table-cell table:style-name="ce43" table:formula="of:=COS(PI()/8*([.H$2]+0.5)*([.$A4]+0.5))" office:value-type="float" office:value="-0.773010453362737" calcext:value-type="float">
            <text:p>-0.7730104534</text:p>
          </table:table-cell>
          <table:table-cell table:style-name="ce44" table:formula="of:=COS(PI()/8*([.I$2]+0.5)*([.$A4]+0.5))" office:value-type="float" office:value="-0.290284677254463" calcext:value-type="float">
            <text:p>-0.290284677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3" table:formula="of:=COS(PI()/8*([.B$2]+0.5)*([.$A5]+0.5))" office:value-type="float" office:value="0.881921264348355" calcext:value-type="float">
            <text:p>0.8819212643</text:p>
          </table:table-cell>
          <table:table-cell table:style-name="ce38" table:formula="of:=COS(PI()/8*([.C$2]+0.5)*([.$A5]+0.5))" office:value-type="float" office:value="0.0980171403295608" calcext:value-type="float">
            <text:p>0.0980171403</text:p>
          </table:table-cell>
          <table:table-cell table:style-name="ce43" table:formula="of:=COS(PI()/8*([.D$2]+0.5)*([.$A5]+0.5))" office:value-type="float" office:value="-0.773010453362737" calcext:value-type="float">
            <text:p>-0.7730104534</text:p>
          </table:table-cell>
          <table:table-cell table:style-name="ce45" table:formula="of:=COS(PI()/8*([.E$2]+0.5)*([.$A5]+0.5))" office:value-type="float" office:value="-0.956940335732209" calcext:value-type="float">
            <text:p>-0.9569403357</text:p>
          </table:table-cell>
          <table:table-cell table:style-name="ce44" table:formula="of:=COS(PI()/8*([.F$2]+0.5)*([.$A5]+0.5))" office:value-type="float" office:value="-0.290284677254462" calcext:value-type="float">
            <text:p>-0.2902846773</text:p>
          </table:table-cell>
          <table:table-cell table:style-name="ce35" table:formula="of:=COS(PI()/8*([.G$2]+0.5)*([.$A5]+0.5))" office:value-type="float" office:value="0.634393284163645" calcext:value-type="float">
            <text:p>0.6343932842</text:p>
          </table:table-cell>
          <table:table-cell table:style-name="ce31" table:formula="of:=COS(PI()/8*([.H$2]+0.5)*([.$A5]+0.5))" office:value-type="float" office:value="0.995184726672197" calcext:value-type="float">
            <text:p>0.9951847267</text:p>
          </table:table-cell>
          <table:table-cell table:style-name="ce36" table:formula="of:=COS(PI()/8*([.I$2]+0.5)*([.$A5]+0.5))" office:value-type="float" office:value="0.471396736825998" calcext:value-type="float">
            <text:p>0.471396736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4" table:formula="of:=COS(PI()/8*([.B$2]+0.5)*([.$A6]+0.5))" office:value-type="float" office:value="0.773010453362737" calcext:value-type="float">
            <text:p>0.7730104534</text:p>
          </table:table-cell>
          <table:table-cell table:style-name="ce40" table:formula="of:=COS(PI()/8*([.C$2]+0.5)*([.$A6]+0.5))" office:value-type="float" office:value="-0.471396736825998" calcext:value-type="float">
            <text:p>-0.4713967368</text:p>
          </table:table-cell>
          <table:table-cell table:style-name="ce45" table:formula="of:=COS(PI()/8*([.D$2]+0.5)*([.$A6]+0.5))" office:value-type="float" office:value="-0.956940335732209" calcext:value-type="float">
            <text:p>-0.9569403357</text:p>
          </table:table-cell>
          <table:table-cell table:style-name="ce38" table:formula="of:=COS(PI()/8*([.E$2]+0.5)*([.$A6]+0.5))" office:value-type="float" office:value="0.0980171403295601" calcext:value-type="float">
            <text:p>0.0980171403</text:p>
          </table:table-cell>
          <table:table-cell table:style-name="ce31" table:formula="of:=COS(PI()/8*([.F$2]+0.5)*([.$A6]+0.5))" office:value-type="float" office:value="0.995184726672197" calcext:value-type="float">
            <text:p>0.9951847267</text:p>
          </table:table-cell>
          <table:table-cell table:style-name="ce37" table:formula="of:=COS(PI()/8*([.G$2]+0.5)*([.$A6]+0.5))" office:value-type="float" office:value="0.290284677254463" calcext:value-type="float">
            <text:p>0.2902846773</text:p>
          </table:table-cell>
          <table:table-cell table:style-name="ce41" table:formula="of:=COS(PI()/8*([.H$2]+0.5)*([.$A6]+0.5))" office:value-type="float" office:value="-0.881921264348356" calcext:value-type="float">
            <text:p>-0.8819212643</text:p>
          </table:table-cell>
          <table:table-cell table:style-name="ce48" table:formula="of:=COS(PI()/8*([.I$2]+0.5)*([.$A6]+0.5))" office:value-type="float" office:value="-0.634393284163647" calcext:value-type="float">
            <text:p>-0.6343932842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5" table:formula="of:=COS(PI()/8*([.B$2]+0.5)*([.$A7]+0.5))" office:value-type="float" office:value="0.634393284163645" calcext:value-type="float">
            <text:p>0.6343932842</text:p>
          </table:table-cell>
          <table:table-cell table:style-name="ce41" table:formula="of:=COS(PI()/8*([.C$2]+0.5)*([.$A7]+0.5))" office:value-type="float" office:value="-0.881921264348355" calcext:value-type="float">
            <text:p>-0.8819212643</text:p>
          </table:table-cell>
          <table:table-cell table:style-name="ce44" table:formula="of:=COS(PI()/8*([.D$2]+0.5)*([.$A7]+0.5))" office:value-type="float" office:value="-0.290284677254462" calcext:value-type="float">
            <text:p>-0.2902846773</text:p>
          </table:table-cell>
          <table:table-cell table:style-name="ce31" table:formula="of:=COS(PI()/8*([.E$2]+0.5)*([.$A7]+0.5))" office:value-type="float" office:value="0.995184726672197" calcext:value-type="float">
            <text:p>0.9951847267</text:p>
          </table:table-cell>
          <table:table-cell table:style-name="ce47" table:formula="of:=COS(PI()/8*([.F$2]+0.5)*([.$A7]+0.5))" office:value-type="float" office:value="-0.09801714032956" calcext:value-type="float">
            <text:p>-0.0980171403</text:p>
          </table:table-cell>
          <table:table-cell table:style-name="ce45" table:formula="of:=COS(PI()/8*([.G$2]+0.5)*([.$A7]+0.5))" office:value-type="float" office:value="-0.956940335732209" calcext:value-type="float">
            <text:p>-0.9569403357</text:p>
          </table:table-cell>
          <table:table-cell table:style-name="ce36" table:formula="of:=COS(PI()/8*([.H$2]+0.5)*([.$A7]+0.5))" office:value-type="float" office:value="0.471396736825997" calcext:value-type="float">
            <text:p>0.4713967368</text:p>
          </table:table-cell>
          <table:table-cell table:style-name="ce34" table:formula="of:=COS(PI()/8*([.I$2]+0.5)*([.$A7]+0.5))" office:value-type="float" office:value="0.773010453362738" calcext:value-type="float">
            <text:p>0.7730104534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6" table:formula="of:=COS(PI()/8*([.B$2]+0.5)*([.$A8]+0.5))" office:value-type="float" office:value="0.471396736825998" calcext:value-type="float">
            <text:p>0.4713967368</text:p>
          </table:table-cell>
          <table:table-cell table:style-name="ce42" table:formula="of:=COS(PI()/8*([.C$2]+0.5)*([.$A8]+0.5))" office:value-type="float" office:value="-0.995184726672197" calcext:value-type="float">
            <text:p>-0.9951847267</text:p>
          </table:table-cell>
          <table:table-cell table:style-name="ce35" table:formula="of:=COS(PI()/8*([.D$2]+0.5)*([.$A8]+0.5))" office:value-type="float" office:value="0.634393284163646" calcext:value-type="float">
            <text:p>0.6343932842</text:p>
          </table:table-cell>
          <table:table-cell table:style-name="ce37" table:formula="of:=COS(PI()/8*([.E$2]+0.5)*([.$A8]+0.5))" office:value-type="float" office:value="0.290284677254463" calcext:value-type="float">
            <text:p>0.2902846773</text:p>
          </table:table-cell>
          <table:table-cell table:style-name="ce45" table:formula="of:=COS(PI()/8*([.F$2]+0.5)*([.$A8]+0.5))" office:value-type="float" office:value="-0.956940335732209" calcext:value-type="float">
            <text:p>-0.9569403357</text:p>
          </table:table-cell>
          <table:table-cell table:style-name="ce34" table:formula="of:=COS(PI()/8*([.G$2]+0.5)*([.$A8]+0.5))" office:value-type="float" office:value="0.773010453362736" calcext:value-type="float">
            <text:p>0.7730104534</text:p>
          </table:table-cell>
          <table:table-cell table:style-name="ce38" table:formula="of:=COS(PI()/8*([.H$2]+0.5)*([.$A8]+0.5))" office:value-type="float" office:value="0.0980171403295591" calcext:value-type="float">
            <text:p>0.0980171403</text:p>
          </table:table-cell>
          <table:table-cell table:style-name="ce41" table:formula="of:=COS(PI()/8*([.I$2]+0.5)*([.$A8]+0.5))" office:value-type="float" office:value="-0.881921264348356" calcext:value-type="float">
            <text:p>-0.8819212643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7" table:formula="of:=COS(PI()/8*([.B$2]+0.5)*([.$A9]+0.5))" office:value-type="float" office:value="0.290284677254462" calcext:value-type="float">
            <text:p>0.2902846773</text:p>
          </table:table-cell>
          <table:table-cell table:style-name="ce43" table:formula="of:=COS(PI()/8*([.C$2]+0.5)*([.$A9]+0.5))" office:value-type="float" office:value="-0.773010453362737" calcext:value-type="float">
            <text:p>-0.7730104534</text:p>
          </table:table-cell>
          <table:table-cell table:style-name="ce31" table:formula="of:=COS(PI()/8*([.D$2]+0.5)*([.$A9]+0.5))" office:value-type="float" office:value="0.995184726672197" calcext:value-type="float">
            <text:p>0.9951847267</text:p>
          </table:table-cell>
          <table:table-cell table:style-name="ce41" table:formula="of:=COS(PI()/8*([.E$2]+0.5)*([.$A9]+0.5))" office:value-type="float" office:value="-0.881921264348355" calcext:value-type="float">
            <text:p>-0.8819212643</text:p>
          </table:table-cell>
          <table:table-cell table:style-name="ce36" table:formula="of:=COS(PI()/8*([.F$2]+0.5)*([.$A9]+0.5))" office:value-type="float" office:value="0.471396736825997" calcext:value-type="float">
            <text:p>0.4713967368</text:p>
          </table:table-cell>
          <table:table-cell table:style-name="ce38" table:formula="of:=COS(PI()/8*([.G$2]+0.5)*([.$A9]+0.5))" office:value-type="float" office:value="0.0980171403295626" calcext:value-type="float">
            <text:p>0.0980171403</text:p>
          </table:table-cell>
          <table:table-cell table:style-name="ce46" table:formula="of:=COS(PI()/8*([.H$2]+0.5)*([.$A9]+0.5))" office:value-type="float" office:value="-0.634393284163646" calcext:value-type="float">
            <text:p>-0.6343932842</text:p>
          </table:table-cell>
          <table:table-cell table:style-name="ce32" table:formula="of:=COS(PI()/8*([.I$2]+0.5)*([.$A9]+0.5))" office:value-type="float" office:value="0.956940335732209" calcext:value-type="float">
            <text:p>0.9569403357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8" table:formula="of:=COS(PI()/8*([.B$2]+0.5)*([.$A10]+0.5))" office:value-type="float" office:value="0.0980171403295608" calcext:value-type="float">
            <text:p>0.0980171403</text:p>
          </table:table-cell>
          <table:table-cell table:style-name="ce44" table:formula="of:=COS(PI()/8*([.C$2]+0.5)*([.$A10]+0.5))" office:value-type="float" office:value="-0.290284677254462" calcext:value-type="float">
            <text:p>-0.2902846773</text:p>
          </table:table-cell>
          <table:table-cell table:style-name="ce36" table:formula="of:=COS(PI()/8*([.D$2]+0.5)*([.$A10]+0.5))" office:value-type="float" office:value="0.471396736825998" calcext:value-type="float">
            <text:p>0.4713967368</text:p>
          </table:table-cell>
          <table:table-cell table:style-name="ce46" table:formula="of:=COS(PI()/8*([.E$2]+0.5)*([.$A10]+0.5))" office:value-type="float" office:value="-0.634393284163645" calcext:value-type="float">
            <text:p>-0.6343932842</text:p>
          </table:table-cell>
          <table:table-cell table:style-name="ce34" table:formula="of:=COS(PI()/8*([.F$2]+0.5)*([.$A10]+0.5))" office:value-type="float" office:value="0.773010453362738" calcext:value-type="float">
            <text:p>0.7730104534</text:p>
          </table:table-cell>
          <table:table-cell table:style-name="ce41" table:formula="of:=COS(PI()/8*([.G$2]+0.5)*([.$A10]+0.5))" office:value-type="float" office:value="-0.881921264348356" calcext:value-type="float">
            <text:p>-0.8819212643</text:p>
          </table:table-cell>
          <table:table-cell table:style-name="ce32" table:formula="of:=COS(PI()/8*([.H$2]+0.5)*([.$A10]+0.5))" office:value-type="float" office:value="0.956940335732208" calcext:value-type="float">
            <text:p>0.9569403357</text:p>
          </table:table-cell>
          <table:table-cell table:style-name="ce42" table:formula="of:=COS(PI()/8*([.I$2]+0.5)*([.$A10]+0.5))" office:value-type="float" office:value="-0.995184726672197" calcext:value-type="float">
            <text:p>-0.995184726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7" table:style-name="ce3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office:value-type="float" office:value="521764" calcext:value-type="float">
            <text:p>521764</text:p>
          </table:table-cell>
          <table:table-cell table:style-name="ce39" office:value-type="float" office:value="501713" calcext:value-type="float">
            <text:p>501713</text:p>
          </table:table-cell>
          <table:table-cell table:style-name="ce39" office:value-type="float" office:value="462382" calcext:value-type="float">
            <text:p>462382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332606" calcext:value-type="float">
            <text:p>332606</text:p>
          </table:table-cell>
          <table:table-cell table:style-name="ce39" office:value-type="float" office:value="247146" calcext:value-type="float">
            <text:p>247146</text:p>
          </table:table-cell>
          <table:table-cell table:style-name="ce39" office:value-type="float" office:value="152193" calcext:value-type="float">
            <text:p>152193</text:p>
          </table:table-cell>
          <table:table-cell table:style-name="ce39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9" office:value-type="float" office:value="501712" calcext:value-type="float">
            <text:p>501712</text:p>
          </table:table-cell>
          <table:table-cell table:style-name="ce39" office:value-type="float" office:value="332603" calcext:value-type="float">
            <text:p>332603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-247149" calcext:value-type="float">
            <text:p>-247149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521764" calcext:value-type="float">
            <text:p>-521764</text:p>
          </table:table-cell>
          <table:table-cell table:style-name="ce39" office:value-type="float" office:value="-405282" calcext:value-type="float">
            <text:p>-405282</text:p>
          </table:table-cell>
          <table:table-cell table:style-name="ce39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9" office:value-type="float" office:value="462380" calcext:value-type="float">
            <text:p>462380</text:p>
          </table:table-cell>
          <table:table-cell table:style-name="ce39" office:value-type="float" office:value="51390" calcext:value-type="float">
            <text:p>51390</text:p>
          </table:table-cell>
          <table:table-cell table:style-name="ce39" office:value-type="float" office:value="-405281" calcext:value-type="float">
            <text:p>-405281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-152193" calcext:value-type="float">
            <text:p>-152193</text:p>
          </table:table-cell>
          <table:table-cell table:style-name="ce39" office:value-type="float" office:value="332605" calcext:value-type="float">
            <text:p>332605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-247149" calcext:value-type="float">
            <text:p>-247149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152193" calcext:value-type="float">
            <text:p>152193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9" office:value-type="float" office:value="332604" calcext:value-type="float">
            <text:p>332604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-152194" calcext:value-type="float">
            <text:p>-152194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-51390" calcext:value-type="float">
            <text:p>-51390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-521764" calcext:value-type="float">
            <text:p>-521764</text:p>
          </table:table-cell>
          <table:table-cell table:style-name="ce39" office:value-type="float" office:value="332605" calcext:value-type="float">
            <text:p>332605</text:p>
          </table:table-cell>
          <table:table-cell table:style-name="ce39" office:value-type="float" office:value="152192" calcext:value-type="float">
            <text:p>152192</text:p>
          </table:table-cell>
          <table:table-cell table:style-name="ce39" office:value-type="float" office:value="-501713" calcext:value-type="float">
            <text:p>-501713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51390" calcext:value-type="float">
            <text:p>51390</text:p>
          </table:table-cell>
          <table:table-cell table:style-name="ce39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9" office:value-type="float" office:value="152192" calcext:value-type="float">
            <text:p>152192</text:p>
          </table:table-cell>
          <table:table-cell table:style-name="ce39" office:value-type="float" office:value="-405282" calcext:value-type="float">
            <text:p>-405282</text:p>
          </table:table-cell>
          <table:table-cell table:style-name="ce39" office:value-type="float" office:value="521763" calcext:value-type="float">
            <text:p>521763</text:p>
          </table:table-cell>
          <table:table-cell table:style-name="ce39" office:value-type="float" office:value="-462381" calcext:value-type="float">
            <text:p>-462381</text:p>
          </table:table-cell>
          <table:table-cell table:style-name="ce39" office:value-type="float" office:value="247148" calcext:value-type="float">
            <text:p>247148</text:p>
          </table:table-cell>
          <table:table-cell table:style-name="ce39" office:value-type="float" office:value="51389" calcext:value-type="float">
            <text:p>51389</text:p>
          </table:table-cell>
          <table:table-cell table:style-name="ce39" office:value-type="float" office:value="-332604" calcext:value-type="float">
            <text:p>-332604</text:p>
          </table:table-cell>
          <table:table-cell table:style-name="ce39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9" office:value-type="float" office:value="0" calcext:value-type="float">
            <text:p>0</text:p>
          </table:table-cell>
          <table:table-cell table:style-name="ce39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9" office:value-type="float" office:value="51388" calcext:value-type="float">
            <text:p>51388</text:p>
          </table:table-cell>
          <table:table-cell table:style-name="ce39" office:value-type="float" office:value="-152194" calcext:value-type="float">
            <text:p>-152194</text:p>
          </table:table-cell>
          <table:table-cell table:style-name="ce39" office:value-type="float" office:value="247146" calcext:value-type="float">
            <text:p>247146</text:p>
          </table:table-cell>
          <table:table-cell table:style-name="ce39" office:value-type="float" office:value="-332607" calcext:value-type="float">
            <text:p>-332607</text:p>
          </table:table-cell>
          <table:table-cell table:style-name="ce39" office:value-type="float" office:value="405280" calcext:value-type="float">
            <text:p>405280</text:p>
          </table:table-cell>
          <table:table-cell table:style-name="ce39" office:value-type="float" office:value="-462383" calcext:value-type="float">
            <text:p>-462383</text:p>
          </table:table-cell>
          <table:table-cell table:style-name="ce39" office:value-type="float" office:value="501713" calcext:value-type="float">
            <text:p>501713</text:p>
          </table:table-cell>
          <table:table-cell table:style-name="ce39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table:formula="of:=[.L16]-ROUND([.B27]/8)" office:value-type="float" office:value="1" calcext:value-type="float">
            <text:p>1</text:p>
          </table:table-cell>
          <table:table-cell table:style-name="ce49" table:formula="of:=[.M16]-ROUND([.C27]/8)" office:value-type="float" office:value="1" calcext:value-type="float">
            <text:p>1</text:p>
          </table:table-cell>
          <table:table-cell table:style-name="ce49" table:formula="of:=[.N16]-ROUND([.D27]/8)" office:value-type="float" office:value="1" calcext:value-type="float">
            <text:p>1</text:p>
          </table:table-cell>
          <table:table-cell table:style-name="ce49" table:formula="of:=[.O16]-ROUND([.E27]/8)" office:value-type="float" office:value="0" calcext:value-type="float">
            <text:p>0</text:p>
          </table:table-cell>
          <table:table-cell table:style-name="ce49" table:formula="of:=[.P16]-ROUND([.F27]/8)" office:value-type="float" office:value="1" calcext:value-type="float">
            <text:p>1</text:p>
          </table:table-cell>
          <table:table-cell table:style-name="ce49" table:formula="of:=[.Q16]-ROUND([.G27]/8)" office:value-type="float" office:value="-2" calcext:value-type="float">
            <text:p>-2</text:p>
          </table:table-cell>
          <table:table-cell table:style-name="ce49" table:formula="of:=[.R16]-ROUND([.H27]/8)" office:value-type="float" office:value="0" calcext:value-type="float">
            <text:p>0</text:p>
          </table:table-cell>
          <table:table-cell table:style-name="ce49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9" table:formula="of:=[.L17]-ROUND([.B28]/8)" office:value-type="float" office:value="0" calcext:value-type="float">
            <text:p>0</text:p>
          </table:table-cell>
          <table:table-cell table:style-name="ce49" table:formula="of:=[.M17]-ROUND([.C28]/8)" office:value-type="float" office:value="-2" calcext:value-type="float">
            <text:p>-2</text:p>
          </table:table-cell>
          <table:table-cell table:style-name="ce49" table:formula="of:=[.N17]-ROUND([.D28]/8)" office:value-type="float" office:value="0" calcext:value-type="float">
            <text:p>0</text:p>
          </table:table-cell>
          <table:table-cell table:style-name="ce49" table:formula="of:=[.O17]-ROUND([.E28]/8)" office:value-type="float" office:value="-1" calcext:value-type="float">
            <text:p>-1</text:p>
          </table:table-cell>
          <table:table-cell table:style-name="ce49" table:formula="of:=[.P17]-ROUND([.F28]/8)" office:value-type="float" office:value="0" calcext:value-type="float">
            <text:p>0</text:p>
          </table:table-cell>
          <table:table-cell table:style-name="ce49" table:formula="of:=[.Q17]-ROUND([.G28]/8)" office:value-type="float" office:value="-1" calcext:value-type="float">
            <text:p>-1</text:p>
          </table:table-cell>
          <table:table-cell table:style-name="ce49" table:formula="of:=[.R17]-ROUND([.H28]/8)" office:value-type="float" office:value="-2" calcext:value-type="float">
            <text:p>-2</text:p>
          </table:table-cell>
          <table:table-cell table:style-name="ce49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9" table:formula="of:=[.L18]-ROUND([.B29]/8)" office:value-type="float" office:value="-1" calcext:value-type="float">
            <text:p>-1</text:p>
          </table:table-cell>
          <table:table-cell table:style-name="ce49" table:formula="of:=[.M18]-ROUND([.C29]/8)" office:value-type="float" office:value="1" calcext:value-type="float">
            <text:p>1</text:p>
          </table:table-cell>
          <table:table-cell table:style-name="ce49" table:formula="of:=[.N18]-ROUND([.D29]/8)" office:value-type="float" office:value="-1" calcext:value-type="float">
            <text:p>-1</text:p>
          </table:table-cell>
          <table:table-cell table:style-name="ce49" table:formula="of:=[.O18]-ROUND([.E29]/8)" office:value-type="float" office:value="-1" calcext:value-type="float">
            <text:p>-1</text:p>
          </table:table-cell>
          <table:table-cell table:style-name="ce49" table:formula="of:=[.P18]-ROUND([.F29]/8)" office:value-type="float" office:value="0" calcext:value-type="float">
            <text:p>0</text:p>
          </table:table-cell>
          <table:table-cell table:style-name="ce49" table:formula="of:=[.Q18]-ROUND([.G29]/8)" office:value-type="float" office:value="0" calcext:value-type="float">
            <text:p>0</text:p>
          </table:table-cell>
          <table:table-cell table:style-name="ce49" table:formula="of:=[.R18]-ROUND([.H29]/8)" office:value-type="float" office:value="0" calcext:value-type="float">
            <text:p>0</text:p>
          </table:table-cell>
          <table:table-cell table:style-name="ce49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9" table:formula="of:=[.L19]-ROUND([.B30]/8)" office:value-type="float" office:value="0" calcext:value-type="float">
            <text:p>0</text:p>
          </table:table-cell>
          <table:table-cell table:style-name="ce49" table:formula="of:=[.M19]-ROUND([.C30]/8)" office:value-type="float" office:value="-1" calcext:value-type="float">
            <text:p>-1</text:p>
          </table:table-cell>
          <table:table-cell table:style-name="ce49" table:formula="of:=[.N19]-ROUND([.D30]/8)" office:value-type="float" office:value="-1" calcext:value-type="float">
            <text:p>-1</text:p>
          </table:table-cell>
          <table:table-cell table:style-name="ce49" table:formula="of:=[.O19]-ROUND([.E30]/8)" office:value-type="float" office:value="0" calcext:value-type="float">
            <text:p>0</text:p>
          </table:table-cell>
          <table:table-cell table:style-name="ce49" table:formula="of:=[.P19]-ROUND([.F30]/8)" office:value-type="float" office:value="0" calcext:value-type="float">
            <text:p>0</text:p>
          </table:table-cell>
          <table:table-cell table:style-name="ce49" table:formula="of:=[.Q19]-ROUND([.G30]/8)" office:value-type="float" office:value="0" calcext:value-type="float">
            <text:p>0</text:p>
          </table:table-cell>
          <table:table-cell table:style-name="ce49" table:formula="of:=[.R19]-ROUND([.H30]/8)" office:value-type="float" office:value="0" calcext:value-type="float">
            <text:p>0</text:p>
          </table:table-cell>
          <table:table-cell table:style-name="ce49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9" table:formula="of:=[.L20]-ROUND([.B31]/8)" office:value-type="float" office:value="-1" calcext:value-type="float">
            <text:p>-1</text:p>
          </table:table-cell>
          <table:table-cell table:style-name="ce49" table:formula="of:=[.M20]-ROUND([.C31]/8)" office:value-type="float" office:value="0" calcext:value-type="float">
            <text:p>0</text:p>
          </table:table-cell>
          <table:table-cell table:style-name="ce49" table:formula="of:=[.N20]-ROUND([.D31]/8)" office:value-type="float" office:value="-1" calcext:value-type="float">
            <text:p>-1</text:p>
          </table:table-cell>
          <table:table-cell table:style-name="ce49" table:formula="of:=[.O20]-ROUND([.E31]/8)" office:value-type="float" office:value="0" calcext:value-type="float">
            <text:p>0</text:p>
          </table:table-cell>
          <table:table-cell table:style-name="ce49" table:formula="of:=[.P20]-ROUND([.F31]/8)" office:value-type="float" office:value="-1" calcext:value-type="float">
            <text:p>-1</text:p>
          </table:table-cell>
          <table:table-cell table:style-name="ce49" table:formula="of:=[.Q20]-ROUND([.G31]/8)" office:value-type="float" office:value="-1" calcext:value-type="float">
            <text:p>-1</text:p>
          </table:table-cell>
          <table:table-cell table:style-name="ce49" table:formula="of:=[.R20]-ROUND([.H31]/8)" office:value-type="float" office:value="0" calcext:value-type="float">
            <text:p>0</text:p>
          </table:table-cell>
          <table:table-cell table:style-name="ce49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9" table:formula="of:=[.L21]-ROUND([.B32]/8)" office:value-type="float" office:value="0" calcext:value-type="float">
            <text:p>0</text:p>
          </table:table-cell>
          <table:table-cell table:style-name="ce49" table:formula="of:=[.M21]-ROUND([.C32]/8)" office:value-type="float" office:value="-1" calcext:value-type="float">
            <text:p>-1</text:p>
          </table:table-cell>
          <table:table-cell table:style-name="ce49" table:formula="of:=[.N21]-ROUND([.D32]/8)" office:value-type="float" office:value="0" calcext:value-type="float">
            <text:p>0</text:p>
          </table:table-cell>
          <table:table-cell table:style-name="ce49" table:formula="of:=[.O21]-ROUND([.E32]/8)" office:value-type="float" office:value="-1" calcext:value-type="float">
            <text:p>-1</text:p>
          </table:table-cell>
          <table:table-cell table:style-name="ce49" table:formula="of:=[.P21]-ROUND([.F32]/8)" office:value-type="float" office:value="-1" calcext:value-type="float">
            <text:p>-1</text:p>
          </table:table-cell>
          <table:table-cell table:style-name="ce49" table:formula="of:=[.Q21]-ROUND([.G32]/8)" office:value-type="float" office:value="0" calcext:value-type="float">
            <text:p>0</text:p>
          </table:table-cell>
          <table:table-cell table:style-name="ce49" table:formula="of:=[.R21]-ROUND([.H32]/8)" office:value-type="float" office:value="1" calcext:value-type="float">
            <text:p>1</text:p>
          </table:table-cell>
          <table:table-cell table:style-name="ce49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9" table:formula="of:=[.L22]-ROUND([.B33]/8)" office:value-type="float" office:value="-1" calcext:value-type="float">
            <text:p>-1</text:p>
          </table:table-cell>
          <table:table-cell table:style-name="ce49" table:formula="of:=[.M22]-ROUND([.C33]/8)" office:value-type="float" office:value="-2" calcext:value-type="float">
            <text:p>-2</text:p>
          </table:table-cell>
          <table:table-cell table:style-name="ce49" table:formula="of:=[.N22]-ROUND([.D33]/8)" office:value-type="float" office:value="0" calcext:value-type="float">
            <text:p>0</text:p>
          </table:table-cell>
          <table:table-cell table:style-name="ce49" table:formula="of:=[.O22]-ROUND([.E33]/8)" office:value-type="float" office:value="0" calcext:value-type="float">
            <text:p>0</text:p>
          </table:table-cell>
          <table:table-cell table:style-name="ce49" table:formula="of:=[.P22]-ROUND([.F33]/8)" office:value-type="float" office:value="0" calcext:value-type="float">
            <text:p>0</text:p>
          </table:table-cell>
          <table:table-cell table:style-name="ce49" table:formula="of:=[.Q22]-ROUND([.G33]/8)" office:value-type="float" office:value="0" calcext:value-type="float">
            <text:p>0</text:p>
          </table:table-cell>
          <table:table-cell table:style-name="ce49" table:formula="of:=[.R22]-ROUND([.H33]/8)" office:value-type="float" office:value="1" calcext:value-type="float">
            <text:p>1</text:p>
          </table:table-cell>
          <table:table-cell table:style-name="ce49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9" table:formula="of:=[.L23]-ROUND([.B34]/8)" office:value-type="float" office:value="-1" calcext:value-type="float">
            <text:p>-1</text:p>
          </table:table-cell>
          <table:table-cell table:style-name="ce49" table:formula="of:=[.M23]-ROUND([.C34]/8)" office:value-type="float" office:value="-1" calcext:value-type="float">
            <text:p>-1</text:p>
          </table:table-cell>
          <table:table-cell table:style-name="ce49" table:formula="of:=[.N23]-ROUND([.D34]/8)" office:value-type="float" office:value="-2" calcext:value-type="float">
            <text:p>-2</text:p>
          </table:table-cell>
          <table:table-cell table:style-name="ce49" table:formula="of:=[.O23]-ROUND([.E34]/8)" office:value-type="float" office:value="-2" calcext:value-type="float">
            <text:p>-2</text:p>
          </table:table-cell>
          <table:table-cell table:style-name="ce49" table:formula="of:=[.P23]-ROUND([.F34]/8)" office:value-type="float" office:value="0" calcext:value-type="float">
            <text:p>0</text:p>
          </table:table-cell>
          <table:table-cell table:style-name="ce49" table:formula="of:=[.Q23]-ROUND([.G34]/8)" office:value-type="float" office:value="-2" calcext:value-type="float">
            <text:p>-2</text:p>
          </table:table-cell>
          <table:table-cell table:style-name="ce49" table:formula="of:=[.R23]-ROUND([.H34]/8)" office:value-type="float" office:value="1" calcext:value-type="float">
            <text:p>1</text:p>
          </table:table-cell>
          <table:table-cell table:style-name="ce49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9" office:value-type="float" office:value="1389860" calcext:value-type="float">
            <text:p>1389860</text:p>
          </table:table-cell>
          <table:table-cell table:style-name="ce39" office:value-type="float" office:value="-793855" calcext:value-type="float">
            <text:p>-793855</text:p>
          </table:table-cell>
          <table:table-cell table:style-name="ce39" office:value-type="float" office:value="-555835" calcext:value-type="float">
            <text:p>-555835</text:p>
          </table:table-cell>
          <table:table-cell table:style-name="ce39" office:value-type="float" office:value="31464" calcext:value-type="float">
            <text:p>31464</text:p>
          </table:table-cell>
          <table:table-cell table:style-name="ce39" office:value-type="float" office:value="3875456" calcext:value-type="float">
            <text:p>3875456</text:p>
          </table:table-cell>
          <table:table-cell table:style-name="ce39" office:value-type="float" office:value="-6300309" calcext:value-type="float">
            <text:p>-6300309</text:p>
          </table:table-cell>
          <table:table-cell table:style-name="ce39" office:value-type="float" office:value="7539402" calcext:value-type="float">
            <text:p>7539402</text:p>
          </table:table-cell>
          <table:table-cell table:style-name="ce39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office:value-type="float" office:value="-2339488" calcext:value-type="float">
            <text:p>-2339488</text:p>
          </table:table-cell>
          <table:table-cell table:style-name="ce39" office:value-type="float" office:value="-887423" calcext:value-type="float">
            <text:p>-887423</text:p>
          </table:table-cell>
          <table:table-cell table:style-name="ce39" office:value-type="float" office:value="-379797" calcext:value-type="float">
            <text:p>-379797</text:p>
          </table:table-cell>
          <table:table-cell table:style-name="ce39" office:value-type="float" office:value="-1229859" calcext:value-type="float">
            <text:p>-1229859</text:p>
          </table:table-cell>
          <table:table-cell table:style-name="ce39" office:value-type="float" office:value="1267414" calcext:value-type="float">
            <text:p>1267414</text:p>
          </table:table-cell>
          <table:table-cell table:style-name="ce39" office:value-type="float" office:value="-1286791" calcext:value-type="float">
            <text:p>-1286791</text:p>
          </table:table-cell>
          <table:table-cell table:style-name="ce39" office:value-type="float" office:value="2340699" calcext:value-type="float">
            <text:p>2340699</text:p>
          </table:table-cell>
          <table:table-cell table:style-name="ce39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9" office:value-type="float" office:value="-7774591" calcext:value-type="float">
            <text:p>-7774591</text:p>
          </table:table-cell>
          <table:table-cell table:style-name="ce39" office:value-type="float" office:value="-2634483" calcext:value-type="float">
            <text:p>-2634483</text:p>
          </table:table-cell>
          <table:table-cell table:style-name="ce39" office:value-type="float" office:value="1299114" calcext:value-type="float">
            <text:p>1299114</text:p>
          </table:table-cell>
          <table:table-cell table:style-name="ce39" office:value-type="float" office:value="-3518779" calcext:value-type="float">
            <text:p>-3518779</text:p>
          </table:table-cell>
          <table:table-cell table:style-name="ce39" office:value-type="float" office:value="6562080" calcext:value-type="float">
            <text:p>6562080</text:p>
          </table:table-cell>
          <table:table-cell table:style-name="ce39" office:value-type="float" office:value="-5887275" calcext:value-type="float">
            <text:p>-5887275</text:p>
          </table:table-cell>
          <table:table-cell table:style-name="ce39" office:value-type="float" office:value="3230780" calcext:value-type="float">
            <text:p>3230780</text:p>
          </table:table-cell>
          <table:table-cell table:style-name="ce39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9" office:value-type="float" office:value="542737" calcext:value-type="float">
            <text:p>542737</text:p>
          </table:table-cell>
          <table:table-cell table:style-name="ce39" office:value-type="float" office:value="-11277" calcext:value-type="float">
            <text:p>-11277</text:p>
          </table:table-cell>
          <table:table-cell table:style-name="ce39" office:value-type="float" office:value="-651624" calcext:value-type="float">
            <text:p>-651624</text:p>
          </table:table-cell>
          <table:table-cell table:style-name="ce39" office:value-type="float" office:value="1401696" calcext:value-type="float">
            <text:p>1401696</text:p>
          </table:table-cell>
          <table:table-cell table:style-name="ce39" office:value-type="float" office:value="2697360" calcext:value-type="float">
            <text:p>2697360</text:p>
          </table:table-cell>
          <table:table-cell table:style-name="ce39" office:value-type="float" office:value="-295760" calcext:value-type="float">
            <text:p>-295760</text:p>
          </table:table-cell>
          <table:table-cell table:style-name="ce39" office:value-type="float" office:value="950102" calcext:value-type="float">
            <text:p>950102</text:p>
          </table:table-cell>
          <table:table-cell table:style-name="ce39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9" office:value-type="float" office:value="-8071671" calcext:value-type="float">
            <text:p>-8071671</text:p>
          </table:table-cell>
          <table:table-cell table:style-name="ce39" office:value-type="float" office:value="2355574" calcext:value-type="float">
            <text:p>2355574</text:p>
          </table:table-cell>
          <table:table-cell table:style-name="ce39" office:value-type="float" office:value="-5244955" calcext:value-type="float">
            <text:p>-5244955</text:p>
          </table:table-cell>
          <table:table-cell table:style-name="ce39" office:value-type="float" office:value="5785948" calcext:value-type="float">
            <text:p>5785948</text:p>
          </table:table-cell>
          <table:table-cell table:style-name="ce39" office:value-type="float" office:value="7882154" calcext:value-type="float">
            <text:p>7882154</text:p>
          </table:table-cell>
          <table:table-cell table:style-name="ce39" office:value-type="float" office:value="1526274" calcext:value-type="float">
            <text:p>1526274</text:p>
          </table:table-cell>
          <table:table-cell table:style-name="ce39" office:value-type="float" office:value="6864370" calcext:value-type="float">
            <text:p>6864370</text:p>
          </table:table-cell>
          <table:table-cell table:style-name="ce39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9" office:value-type="float" office:value="672380" calcext:value-type="float">
            <text:p>672380</text:p>
          </table:table-cell>
          <table:table-cell table:style-name="ce39" office:value-type="float" office:value="1086470" calcext:value-type="float">
            <text:p>1086470</text:p>
          </table:table-cell>
          <table:table-cell table:style-name="ce39" office:value-type="float" office:value="1450823" calcext:value-type="float">
            <text:p>1450823</text:p>
          </table:table-cell>
          <table:table-cell table:style-name="ce39" office:value-type="float" office:value="343939" calcext:value-type="float">
            <text:p>343939</text:p>
          </table:table-cell>
          <table:table-cell table:style-name="ce39" office:value-type="float" office:value="-1468223" calcext:value-type="float">
            <text:p>-1468223</text:p>
          </table:table-cell>
          <table:table-cell table:style-name="ce39" office:value-type="float" office:value="-2866640" calcext:value-type="float">
            <text:p>-2866640</text:p>
          </table:table-cell>
          <table:table-cell table:style-name="ce39" office:value-type="float" office:value="188951" calcext:value-type="float">
            <text:p>188951</text:p>
          </table:table-cell>
          <table:table-cell table:style-name="ce39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9" office:value-type="float" office:value="-1026461" calcext:value-type="float">
            <text:p>-1026461</text:p>
          </table:table-cell>
          <table:table-cell table:style-name="ce39" office:value-type="float" office:value="-7484099" calcext:value-type="float">
            <text:p>-7484099</text:p>
          </table:table-cell>
          <table:table-cell table:style-name="ce39" office:value-type="float" office:value="-2985353" calcext:value-type="float">
            <text:p>-2985353</text:p>
          </table:table-cell>
          <table:table-cell table:style-name="ce39" office:value-type="float" office:value="-7460675" calcext:value-type="float">
            <text:p>-7460675</text:p>
          </table:table-cell>
          <table:table-cell table:style-name="ce39" office:value-type="float" office:value="-3355491" calcext:value-type="float">
            <text:p>-3355491</text:p>
          </table:table-cell>
          <table:table-cell table:style-name="ce39" office:value-type="float" office:value="5652142" calcext:value-type="float">
            <text:p>5652142</text:p>
          </table:table-cell>
          <table:table-cell table:style-name="ce39" office:value-type="float" office:value="3039626" calcext:value-type="float">
            <text:p>3039626</text:p>
          </table:table-cell>
          <table:table-cell table:style-name="ce39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9" office:value-type="float" office:value="1050087" calcext:value-type="float">
            <text:p>1050087</text:p>
          </table:table-cell>
          <table:table-cell table:style-name="ce39" office:value-type="float" office:value="-813046" calcext:value-type="float">
            <text:p>-813046</text:p>
          </table:table-cell>
          <table:table-cell table:style-name="ce39" office:value-type="float" office:value="-136599" calcext:value-type="float">
            <text:p>-136599</text:p>
          </table:table-cell>
          <table:table-cell table:style-name="ce39" office:value-type="float" office:value="-1954920" calcext:value-type="float">
            <text:p>-1954920</text:p>
          </table:table-cell>
          <table:table-cell table:style-name="ce39" office:value-type="float" office:value="-80949" calcext:value-type="float">
            <text:p>-80949</text:p>
          </table:table-cell>
          <table:table-cell table:style-name="ce39" office:value-type="float" office:value="329823" calcext:value-type="float">
            <text:p>329823</text:p>
          </table:table-cell>
          <table:table-cell table:style-name="ce39" office:value-type="float" office:value="-175528" calcext:value-type="float">
            <text:p>-175528</text:p>
          </table:table-cell>
          <table:table-cell table:style-name="ce39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9" office:value-type="float" office:value="-4621555" calcext:value-type="float">
            <text:p>-4621555</text:p>
          </table:table-cell>
          <table:table-cell table:style-name="ce39" office:value-type="float" office:value="-2861075" calcext:value-type="float">
            <text:p>-2861075</text:p>
          </table:table-cell>
          <table:table-cell table:style-name="ce39" office:value-type="float" office:value="3331602" calcext:value-type="float">
            <text:p>3331602</text:p>
          </table:table-cell>
          <table:table-cell table:style-name="ce39" office:value-type="float" office:value="-5547987" calcext:value-type="float">
            <text:p>-5547987</text:p>
          </table:table-cell>
          <table:table-cell table:style-name="ce39" office:value-type="float" office:value="2113174" calcext:value-type="float">
            <text:p>2113174</text:p>
          </table:table-cell>
          <table:table-cell table:style-name="ce39" office:value-type="float" office:value="-5859" calcext:value-type="float">
            <text:p>-5859</text:p>
          </table:table-cell>
          <table:table-cell table:style-name="ce39" office:value-type="float" office:value="-3886271" calcext:value-type="float">
            <text:p>-3886271</text:p>
          </table:table-cell>
          <table:table-cell table:style-name="ce39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9" office:value-type="float" office:value="1555989" calcext:value-type="float">
            <text:p>1555989</text:p>
          </table:table-cell>
          <table:table-cell table:style-name="ce39" office:value-type="float" office:value="-773159" calcext:value-type="float">
            <text:p>-773159</text:p>
          </table:table-cell>
          <table:table-cell table:style-name="ce39" office:value-type="float" office:value="678820" calcext:value-type="float">
            <text:p>678820</text:p>
          </table:table-cell>
          <table:table-cell table:style-name="ce39" office:value-type="float" office:value="684271" calcext:value-type="float">
            <text:p>684271</text:p>
          </table:table-cell>
          <table:table-cell table:style-name="ce39" office:value-type="float" office:value="-991172" calcext:value-type="float">
            <text:p>-991172</text:p>
          </table:table-cell>
          <table:table-cell table:style-name="ce39" office:value-type="float" office:value="837955" calcext:value-type="float">
            <text:p>837955</text:p>
          </table:table-cell>
          <table:table-cell table:style-name="ce39" office:value-type="float" office:value="-790726" calcext:value-type="float">
            <text:p>-790726</text:p>
          </table:table-cell>
          <table:table-cell table:style-name="ce39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9" office:value-type="float" office:value="-2123379" calcext:value-type="float">
            <text:p>-2123379</text:p>
          </table:table-cell>
          <table:table-cell table:style-name="ce39" office:value-type="float" office:value="3012492" calcext:value-type="float">
            <text:p>3012492</text:p>
          </table:table-cell>
          <table:table-cell table:style-name="ce39" office:value-type="float" office:value="-1254513" calcext:value-type="float">
            <text:p>-1254513</text:p>
          </table:table-cell>
          <table:table-cell table:style-name="ce39" office:value-type="float" office:value="-5822875" calcext:value-type="float">
            <text:p>-5822875</text:p>
          </table:table-cell>
          <table:table-cell table:style-name="ce39" office:value-type="float" office:value="-8144877" calcext:value-type="float">
            <text:p>-8144877</text:p>
          </table:table-cell>
          <table:table-cell table:style-name="ce39" office:value-type="float" office:value="-3837233" calcext:value-type="float">
            <text:p>-3837233</text:p>
          </table:table-cell>
          <table:table-cell table:style-name="ce39" office:value-type="float" office:value="4928728" calcext:value-type="float">
            <text:p>4928728</text:p>
          </table:table-cell>
          <table:table-cell table:style-name="ce39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9" office:value-type="float" office:value="270320" calcext:value-type="float">
            <text:p>270320</text:p>
          </table:table-cell>
          <table:table-cell table:style-name="ce39" office:value-type="float" office:value="429429" calcext:value-type="float">
            <text:p>429429</text:p>
          </table:table-cell>
          <table:table-cell table:style-name="ce39" office:value-type="float" office:value="-2056237" calcext:value-type="float">
            <text:p>-2056237</text:p>
          </table:table-cell>
          <table:table-cell table:style-name="ce39" office:value-type="float" office:value="-119308" calcext:value-type="float">
            <text:p>-119308</text:p>
          </table:table-cell>
          <table:table-cell table:style-name="ce39" office:value-type="float" office:value="-541918" calcext:value-type="float">
            <text:p>-541918</text:p>
          </table:table-cell>
          <table:table-cell table:style-name="ce39" office:value-type="float" office:value="149954" calcext:value-type="float">
            <text:p>149954</text:p>
          </table:table-cell>
          <table:table-cell table:style-name="ce39" office:value-type="float" office:value="2516547" calcext:value-type="float">
            <text:p>2516547</text:p>
          </table:table-cell>
          <table:table-cell table:style-name="ce39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9" office:value-type="float" office:value="-4029339" calcext:value-type="float">
            <text:p>-4029339</text:p>
          </table:table-cell>
          <table:table-cell table:style-name="ce39" office:value-type="float" office:value="-136711" calcext:value-type="float">
            <text:p>-136711</text:p>
          </table:table-cell>
          <table:table-cell table:style-name="ce39" office:value-type="float" office:value="3172850" calcext:value-type="float">
            <text:p>3172850</text:p>
          </table:table-cell>
          <table:table-cell table:style-name="ce39" office:value-type="float" office:value="-1088925" calcext:value-type="float">
            <text:p>-1088925</text:p>
          </table:table-cell>
          <table:table-cell table:style-name="ce39" office:value-type="float" office:value="-4442099" calcext:value-type="float">
            <text:p>-4442099</text:p>
          </table:table-cell>
          <table:table-cell table:style-name="ce39" office:value-type="float" office:value="-8107741" calcext:value-type="float">
            <text:p>-8107741</text:p>
          </table:table-cell>
          <table:table-cell table:style-name="ce39" office:value-type="float" office:value="2159480" calcext:value-type="float">
            <text:p>2159480</text:p>
          </table:table-cell>
          <table:table-cell table:style-name="ce39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9" office:value-type="float" office:value="365574" calcext:value-type="float">
            <text:p>365574</text:p>
          </table:table-cell>
          <table:table-cell table:style-name="ce39" office:value-type="float" office:value="1655279" calcext:value-type="float">
            <text:p>1655279</text:p>
          </table:table-cell>
          <table:table-cell table:style-name="ce39" office:value-type="float" office:value="389934" calcext:value-type="float">
            <text:p>389934</text:p>
          </table:table-cell>
          <table:table-cell table:style-name="ce39" office:value-type="float" office:value="2477119" calcext:value-type="float">
            <text:p>2477119</text:p>
          </table:table-cell>
          <table:table-cell table:style-name="ce39" office:value-type="float" office:value="542836" calcext:value-type="float">
            <text:p>542836</text:p>
          </table:table-cell>
          <table:table-cell table:style-name="ce39" office:value-type="float" office:value="576254" calcext:value-type="float">
            <text:p>576254</text:p>
          </table:table-cell>
          <table:table-cell table:style-name="ce39" office:value-type="float" office:value="-784101" calcext:value-type="float">
            <text:p>-784101</text:p>
          </table:table-cell>
          <table:table-cell table:style-name="ce39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9" office:value-type="float" office:value="3625490" calcext:value-type="float">
            <text:p>3625490</text:p>
          </table:table-cell>
          <table:table-cell table:style-name="ce39" office:value-type="float" office:value="3613894" calcext:value-type="float">
            <text:p>3613894</text:p>
          </table:table-cell>
          <table:table-cell table:style-name="ce39" office:value-type="float" office:value="7771854" calcext:value-type="float">
            <text:p>7771854</text:p>
          </table:table-cell>
          <table:table-cell table:style-name="ce39" office:value-type="float" office:value="7571210" calcext:value-type="float">
            <text:p>7571210</text:p>
          </table:table-cell>
          <table:table-cell table:style-name="ce39" office:value-type="float" office:value="-5777837" calcext:value-type="float">
            <text:p>-5777837</text:p>
          </table:table-cell>
          <table:table-cell table:style-name="ce39" office:value-type="float" office:value="615690" calcext:value-type="float">
            <text:p>615690</text:p>
          </table:table-cell>
          <table:table-cell table:style-name="ce39" office:value-type="float" office:value="-7728503" calcext:value-type="float">
            <text:p>-7728503</text:p>
          </table:table-cell>
          <table:table-cell table:style-name="ce39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9" office:value-type="float" office:value="-1240551" calcext:value-type="float">
            <text:p>-1240551</text:p>
          </table:table-cell>
          <table:table-cell table:style-name="ce39" office:value-type="float" office:value="-256315" calcext:value-type="float">
            <text:p>-256315</text:p>
          </table:table-cell>
          <table:table-cell table:style-name="ce39" office:value-type="float" office:value="-253325" calcext:value-type="float">
            <text:p>-253325</text:p>
          </table:table-cell>
          <table:table-cell table:style-name="ce39" office:value-type="float" office:value="94364" calcext:value-type="float">
            <text:p>94364</text:p>
          </table:table-cell>
          <table:table-cell table:style-name="ce39" office:value-type="float" office:value="1829394" calcext:value-type="float">
            <text:p>1829394</text:p>
          </table:table-cell>
          <table:table-cell table:style-name="ce39" office:value-type="float" office:value="-845812" calcext:value-type="float">
            <text:p>-845812</text:p>
          </table:table-cell>
          <table:table-cell table:style-name="ce39" office:value-type="float" office:value="439439" calcext:value-type="float">
            <text:p>439439</text:p>
          </table:table-cell>
          <table:table-cell table:style-name="ce39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9" table:formula="of:=[.L38]-ROUND([.B49]/8)" office:value-type="float" office:value="-9" calcext:value-type="float">
            <text:p>-9</text:p>
          </table:table-cell>
          <table:table-cell table:style-name="ce49" table:formula="of:=[.M38]-ROUND([.C49]/8)" office:value-type="float" office:value="-3" calcext:value-type="float">
            <text:p>-3</text:p>
          </table:table-cell>
          <table:table-cell table:style-name="ce49" table:formula="of:=[.N38]-ROUND([.D49]/8)" office:value-type="float" office:value="-3" calcext:value-type="float">
            <text:p>-3</text:p>
          </table:table-cell>
          <table:table-cell table:style-name="ce49" table:formula="of:=[.O38]-ROUND([.E49]/8)" office:value-type="float" office:value="-2" calcext:value-type="float">
            <text:p>-2</text:p>
          </table:table-cell>
          <table:table-cell table:style-name="ce49" table:formula="of:=[.P38]-ROUND([.F49]/8)" office:value-type="float" office:value="9" calcext:value-type="float">
            <text:p>9</text:p>
          </table:table-cell>
          <table:table-cell table:style-name="ce49" table:formula="of:=[.Q38]-ROUND([.G49]/8)" office:value-type="float" office:value="-3" calcext:value-type="float">
            <text:p>-3</text:p>
          </table:table-cell>
          <table:table-cell table:style-name="ce49" table:formula="of:=[.R38]-ROUND([.H49]/8)" office:value-type="float" office:value="4" calcext:value-type="float">
            <text:p>4</text:p>
          </table:table-cell>
          <table:table-cell table:style-name="ce49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9" table:formula="of:=[.L39]-ROUND([.B50]/8)" office:value-type="float" office:value="3" calcext:value-type="float">
            <text:p>3</text:p>
          </table:table-cell>
          <table:table-cell table:style-name="ce49" table:formula="of:=[.M39]-ROUND([.C50]/8)" office:value-type="float" office:value="1" calcext:value-type="float">
            <text:p>1</text:p>
          </table:table-cell>
          <table:table-cell table:style-name="ce49" table:formula="of:=[.N39]-ROUND([.D50]/8)" office:value-type="float" office:value="1" calcext:value-type="float">
            <text:p>1</text:p>
          </table:table-cell>
          <table:table-cell table:style-name="ce49" table:formula="of:=[.O39]-ROUND([.E50]/8)" office:value-type="float" office:value="3" calcext:value-type="float">
            <text:p>3</text:p>
          </table:table-cell>
          <table:table-cell table:style-name="ce49" table:formula="of:=[.P39]-ROUND([.F50]/8)" office:value-type="float" office:value="0" calcext:value-type="float">
            <text:p>0</text:p>
          </table:table-cell>
          <table:table-cell table:style-name="ce49" table:formula="of:=[.Q39]-ROUND([.G50]/8)" office:value-type="float" office:value="3" calcext:value-type="float">
            <text:p>3</text:p>
          </table:table-cell>
          <table:table-cell table:style-name="ce49" table:formula="of:=[.R39]-ROUND([.H50]/8)" office:value-type="float" office:value="-5" calcext:value-type="float">
            <text:p>-5</text:p>
          </table:table-cell>
          <table:table-cell table:style-name="ce49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9" table:formula="of:=[.L40]-ROUND([.B51]/8)" office:value-type="float" office:value="-4" calcext:value-type="float">
            <text:p>-4</text:p>
          </table:table-cell>
          <table:table-cell table:style-name="ce49" table:formula="of:=[.M40]-ROUND([.C51]/8)" office:value-type="float" office:value="-1" calcext:value-type="float">
            <text:p>-1</text:p>
          </table:table-cell>
          <table:table-cell table:style-name="ce49" table:formula="of:=[.N40]-ROUND([.D51]/8)" office:value-type="float" office:value="1" calcext:value-type="float">
            <text:p>1</text:p>
          </table:table-cell>
          <table:table-cell table:style-name="ce49" table:formula="of:=[.O40]-ROUND([.E51]/8)" office:value-type="float" office:value="-3" calcext:value-type="float">
            <text:p>-3</text:p>
          </table:table-cell>
          <table:table-cell table:style-name="ce49" table:formula="of:=[.P40]-ROUND([.F51]/8)" office:value-type="float" office:value="-1" calcext:value-type="float">
            <text:p>-1</text:p>
          </table:table-cell>
          <table:table-cell table:style-name="ce49" table:formula="of:=[.Q40]-ROUND([.G51]/8)" office:value-type="float" office:value="-3" calcext:value-type="float">
            <text:p>-3</text:p>
          </table:table-cell>
          <table:table-cell table:style-name="ce49" table:formula="of:=[.R40]-ROUND([.H51]/8)" office:value-type="float" office:value="-2" calcext:value-type="float">
            <text:p>-2</text:p>
          </table:table-cell>
          <table:table-cell table:style-name="ce49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9" table:formula="of:=[.L41]-ROUND([.B52]/8)" office:value-type="float" office:value="2" calcext:value-type="float">
            <text:p>2</text:p>
          </table:table-cell>
          <table:table-cell table:style-name="ce49" table:formula="of:=[.M41]-ROUND([.C52]/8)" office:value-type="float" office:value="0" calcext:value-type="float">
            <text:p>0</text:p>
          </table:table-cell>
          <table:table-cell table:style-name="ce49" table:formula="of:=[.N41]-ROUND([.D52]/8)" office:value-type="float" office:value="0" calcext:value-type="float">
            <text:p>0</text:p>
          </table:table-cell>
          <table:table-cell table:style-name="ce49" table:formula="of:=[.O41]-ROUND([.E52]/8)" office:value-type="float" office:value="0" calcext:value-type="float">
            <text:p>0</text:p>
          </table:table-cell>
          <table:table-cell table:style-name="ce49" table:formula="of:=[.P41]-ROUND([.F52]/8)" office:value-type="float" office:value="-5" calcext:value-type="float">
            <text:p>-5</text:p>
          </table:table-cell>
          <table:table-cell table:style-name="ce49" table:formula="of:=[.Q41]-ROUND([.G52]/8)" office:value-type="float" office:value="2" calcext:value-type="float">
            <text:p>2</text:p>
          </table:table-cell>
          <table:table-cell table:style-name="ce49" table:formula="of:=[.R41]-ROUND([.H52]/8)" office:value-type="float" office:value="-3" calcext:value-type="float">
            <text:p>-3</text:p>
          </table:table-cell>
          <table:table-cell table:style-name="ce49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9" table:formula="of:=[.L42]-ROUND([.B53]/8)" office:value-type="float" office:value="-1" calcext:value-type="float">
            <text:p>-1</text:p>
          </table:table-cell>
          <table:table-cell table:style-name="ce49" table:formula="of:=[.M42]-ROUND([.C53]/8)" office:value-type="float" office:value="-1" calcext:value-type="float">
            <text:p>-1</text:p>
          </table:table-cell>
          <table:table-cell table:style-name="ce49" table:formula="of:=[.N42]-ROUND([.D53]/8)" office:value-type="float" office:value="1" calcext:value-type="float">
            <text:p>1</text:p>
          </table:table-cell>
          <table:table-cell table:style-name="ce49" table:formula="of:=[.O42]-ROUND([.E53]/8)" office:value-type="float" office:value="-1" calcext:value-type="float">
            <text:p>-1</text:p>
          </table:table-cell>
          <table:table-cell table:style-name="ce49" table:formula="of:=[.P42]-ROUND([.F53]/8)" office:value-type="float" office:value="-2" calcext:value-type="float">
            <text:p>-2</text:p>
          </table:table-cell>
          <table:table-cell table:style-name="ce49" table:formula="of:=[.Q42]-ROUND([.G53]/8)" office:value-type="float" office:value="-3" calcext:value-type="float">
            <text:p>-3</text:p>
          </table:table-cell>
          <table:table-cell table:style-name="ce49" table:formula="of:=[.R42]-ROUND([.H53]/8)" office:value-type="float" office:value="-1" calcext:value-type="float">
            <text:p>-1</text:p>
          </table:table-cell>
          <table:table-cell table:style-name="ce49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9" table:formula="of:=[.L43]-ROUND([.B54]/8)" office:value-type="float" office:value="-1" calcext:value-type="float">
            <text:p>-1</text:p>
          </table:table-cell>
          <table:table-cell table:style-name="ce49" table:formula="of:=[.M43]-ROUND([.C54]/8)" office:value-type="float" office:value="2" calcext:value-type="float">
            <text:p>2</text:p>
          </table:table-cell>
          <table:table-cell table:style-name="ce49" table:formula="of:=[.N43]-ROUND([.D54]/8)" office:value-type="float" office:value="2" calcext:value-type="float">
            <text:p>2</text:p>
          </table:table-cell>
          <table:table-cell table:style-name="ce49" table:formula="of:=[.O43]-ROUND([.E54]/8)" office:value-type="float" office:value="2" calcext:value-type="float">
            <text:p>2</text:p>
          </table:table-cell>
          <table:table-cell table:style-name="ce49" table:formula="of:=[.P43]-ROUND([.F54]/8)" office:value-type="float" office:value="-2" calcext:value-type="float">
            <text:p>-2</text:p>
          </table:table-cell>
          <table:table-cell table:style-name="ce49" table:formula="of:=[.Q43]-ROUND([.G54]/8)" office:value-type="float" office:value="-4" calcext:value-type="float">
            <text:p>-4</text:p>
          </table:table-cell>
          <table:table-cell table:style-name="ce49" table:formula="of:=[.R43]-ROUND([.H54]/8)" office:value-type="float" office:value="0" calcext:value-type="float">
            <text:p>0</text:p>
          </table:table-cell>
          <table:table-cell table:style-name="ce49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9" table:formula="of:=[.L44]-ROUND([.B55]/8)" office:value-type="float" office:value="-1" calcext:value-type="float">
            <text:p>-1</text:p>
          </table:table-cell>
          <table:table-cell table:style-name="ce49" table:formula="of:=[.M44]-ROUND([.C55]/8)" office:value-type="float" office:value="-1" calcext:value-type="float">
            <text:p>-1</text:p>
          </table:table-cell>
          <table:table-cell table:style-name="ce49" table:formula="of:=[.N44]-ROUND([.D55]/8)" office:value-type="float" office:value="-1" calcext:value-type="float">
            <text:p>-1</text:p>
          </table:table-cell>
          <table:table-cell table:style-name="ce49" table:formula="of:=[.O44]-ROUND([.E55]/8)" office:value-type="float" office:value="-1" calcext:value-type="float">
            <text:p>-1</text:p>
          </table:table-cell>
          <table:table-cell table:style-name="ce49" table:formula="of:=[.P44]-ROUND([.F55]/8)" office:value-type="float" office:value="-2" calcext:value-type="float">
            <text:p>-2</text:p>
          </table:table-cell>
          <table:table-cell table:style-name="ce49" table:formula="of:=[.Q44]-ROUND([.G55]/8)" office:value-type="float" office:value="1" calcext:value-type="float">
            <text:p>1</text:p>
          </table:table-cell>
          <table:table-cell table:style-name="ce49" table:formula="of:=[.R44]-ROUND([.H55]/8)" office:value-type="float" office:value="-1" calcext:value-type="float">
            <text:p>-1</text:p>
          </table:table-cell>
          <table:table-cell table:style-name="ce49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9" table:formula="of:=[.L45]-ROUND([.B56]/8)" office:value-type="float" office:value="3" calcext:value-type="float">
            <text:p>3</text:p>
          </table:table-cell>
          <table:table-cell table:style-name="ce49" table:formula="of:=[.M45]-ROUND([.C56]/8)" office:value-type="float" office:value="1" calcext:value-type="float">
            <text:p>1</text:p>
          </table:table-cell>
          <table:table-cell table:style-name="ce49" table:formula="of:=[.N45]-ROUND([.D56]/8)" office:value-type="float" office:value="2" calcext:value-type="float">
            <text:p>2</text:p>
          </table:table-cell>
          <table:table-cell table:style-name="ce49" table:formula="of:=[.O45]-ROUND([.E56]/8)" office:value-type="float" office:value="3" calcext:value-type="float">
            <text:p>3</text:p>
          </table:table-cell>
          <table:table-cell table:style-name="ce49" table:formula="of:=[.P45]-ROUND([.F56]/8)" office:value-type="float" office:value="0" calcext:value-type="float">
            <text:p>0</text:p>
          </table:table-cell>
          <table:table-cell table:style-name="ce49" table:formula="of:=[.Q45]-ROUND([.G56]/8)" office:value-type="float" office:value="0" calcext:value-type="float">
            <text:p>0</text:p>
          </table:table-cell>
          <table:table-cell table:style-name="ce49" table:formula="of:=[.R45]-ROUND([.H56]/8)" office:value-type="float" office:value="-7" calcext:value-type="float">
            <text:p>-7</text:p>
          </table:table-cell>
          <table:table-cell table:style-name="ce49" table:formula="of:=[.S45]-ROUND([.I56]/8)" office:value-type="float" office:value="-1" calcext:value-type="float">
            <text:p>-1</text:p>
          </table:table-cell>
        </table:table-row>
      </table:table>
      <table:table table:name="Sheet16" table:style-name="ta1">
        <office:forms form:automatic-focus="false" form:apply-design-mode="false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4" table:number-columns-repeated="1021" table:default-cell-style-name="ce50"/>
        <table:table-row table:style-name="ro3">
          <table:table-cell office:value-type="string" calcext:value-type="string">
            <text:p>phase_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OD([.D1]+1;16)" office:value-type="float" office:value="1" calcext:value-type="float">
            <text:p>1</text:p>
          </table:table-cell>
          <table:table-cell table:formula="of:=MOD([.E1]+1;16)" office:value-type="float" office:value="2" calcext:value-type="float">
            <text:p>2</text:p>
          </table:table-cell>
          <table:table-cell table:formula="of:=MOD([.F1]+1;16)" office:value-type="float" office:value="3" calcext:value-type="float">
            <text:p>3</text:p>
          </table:table-cell>
          <table:table-cell table:formula="of:=MOD([.G1]+1;16)" office:value-type="float" office:value="4" calcext:value-type="float">
            <text:p>4</text:p>
          </table:table-cell>
          <table:table-cell table:formula="of:=MOD([.H1]+1;16)" office:value-type="float" office:value="5" calcext:value-type="float">
            <text:p>5</text:p>
          </table:table-cell>
          <table:table-cell table:formula="of:=MOD([.I1]+1;16)" office:value-type="float" office:value="6" calcext:value-type="float">
            <text:p>6</text:p>
          </table:table-cell>
          <table:table-cell table:formula="of:=MOD([.J1]+1;16)" office:value-type="float" office:value="7" calcext:value-type="float">
            <text:p>7</text:p>
          </table:table-cell>
          <table:table-cell table:formula="of:=MOD([.K1]+1;16)" office:value-type="float" office:value="8" calcext:value-type="float">
            <text:p>8</text:p>
          </table:table-cell>
          <table:table-cell table:formula="of:=MOD([.L1]+1;16)" office:value-type="float" office:value="9" calcext:value-type="float">
            <text:p>9</text:p>
          </table:table-cell>
          <table:table-cell table:formula="of:=MOD([.M1]+1;16)" office:value-type="float" office:value="10" calcext:value-type="float">
            <text:p>10</text:p>
          </table:table-cell>
          <table:table-cell table:formula="of:=MOD([.N1]+1;16)" office:value-type="float" office:value="11" calcext:value-type="float">
            <text:p>11</text:p>
          </table:table-cell>
          <table:table-cell table:formula="of:=MOD([.O1]+1;16)" office:value-type="float" office:value="12" calcext:value-type="float">
            <text:p>12</text:p>
          </table:table-cell>
          <table:table-cell table:formula="of:=MOD([.P1]+1;16)" office:value-type="float" office:value="13" calcext:value-type="float">
            <text:p>13</text:p>
          </table:table-cell>
          <table:table-cell table:formula="of:=MOD([.Q1]+1;16)" office:value-type="float" office:value="14" calcext:value-type="float">
            <text:p>14</text:p>
          </table:table-cell>
          <table:table-cell table:formula="of:=MOD([.R1]+1;16)" office:value-type="float" office:value="15" calcext:value-type="float">
            <text:p>15</text:p>
          </table:table-cell>
          <table:table-cell table:formula="of:=MOD([.S1]+1;16)" office:value-type="float" office:value="0" calcext:value-type="float">
            <text:p>0</text:p>
          </table:table-cell>
          <table:table-cell table:formula="of:=MOD([.T1]+1;16)" office:value-type="float" office:value="1" calcext:value-type="float">
            <text:p>1</text:p>
          </table:table-cell>
          <table:table-cell table:formula="of:=MOD([.U1]+1;16)" office:value-type="float" office:value="2" calcext:value-type="float">
            <text:p>2</text:p>
          </table:table-cell>
          <table:table-cell table:formula="of:=MOD([.V1]+1;16)" office:value-type="float" office:value="3" calcext:value-type="float">
            <text:p>3</text:p>
          </table:table-cell>
          <table:table-cell table:formula="of:=MOD([.W1]+1;16)" office:value-type="float" office:value="4" calcext:value-type="float">
            <text:p>4</text:p>
          </table:table-cell>
          <table:table-cell table:formula="of:=MOD([.X1]+1;16)" office:value-type="float" office:value="5" calcext:value-type="float">
            <text:p>5</text:p>
          </table:table-cell>
          <table:table-cell table:formula="of:=MOD([.Y1]+1;16)" office:value-type="float" office:value="6" calcext:value-type="float">
            <text:p>6</text:p>
          </table:table-cell>
          <table:table-cell table:formula="of:=MOD([.Z1]+1;16)" office:value-type="float" office:value="7" calcext:value-type="float">
            <text:p>7</text:p>
          </table:table-cell>
          <table:table-cell table:formula="of:=MOD([.AA1]+1;16)" office:value-type="float" office:value="8" calcext:value-type="float">
            <text:p>8</text:p>
          </table:table-cell>
          <table:table-cell table:formula="of:=MOD([.AB1]+1;16)" office:value-type="float" office:value="9" calcext:value-type="float">
            <text:p>9</text:p>
          </table:table-cell>
          <table:table-cell table:formula="of:=MOD([.AC1]+1;16)" office:value-type="float" office:value="10" calcext:value-type="float">
            <text:p>10</text:p>
          </table:table-cell>
          <table:table-cell table:formula="of:=MOD([.AD1]+1;16)" office:value-type="float" office:value="11" calcext:value-type="float">
            <text:p>11</text:p>
          </table:table-cell>
          <table:table-cell table:formula="of:=MOD([.AE1]+1;16)" office:value-type="float" office:value="12" calcext:value-type="float">
            <text:p>12</text:p>
          </table:table-cell>
          <table:table-cell table:formula="of:=MOD([.AF1]+1;16)" office:value-type="float" office:value="13" calcext:value-type="float">
            <text:p>13</text:p>
          </table:table-cell>
          <table:table-cell table:formula="of:=MOD([.AG1]+1;16)" office:value-type="float" office:value="14" calcext:value-type="float">
            <text:p>14</text:p>
          </table:table-cell>
          <table:table-cell table:formula="of:=MOD([.AH1]+1;16)" office:value-type="float" office:value="15" calcext:value-type="float">
            <text:p>15</text:p>
          </table:table-cell>
          <table:table-cell table:formula="of:=MOD([.AI1]+1;16)" office:value-type="float" office:value="0" calcext:value-type="float">
            <text:p>0</text:p>
          </table:table-cell>
          <table:table-cell table:formula="of:=MOD([.AJ1]+1;16)" office:value-type="float" office:value="1" calcext:value-type="float">
            <text:p>1</text:p>
          </table:table-cell>
          <table:table-cell table:formula="of:=MOD([.AK1]+1;16)" office:value-type="float" office:value="2" calcext:value-type="float">
            <text:p>2</text:p>
          </table:table-cell>
          <table:table-cell table:formula="of:=MOD([.AL1]+1;16)" office:value-type="float" office:value="3" calcext:value-type="float">
            <text:p>3</text:p>
          </table:table-cell>
          <table:table-cell table:formula="of:=MOD([.AM1]+1;16)" office:value-type="float" office:value="4" calcext:value-type="float">
            <text:p>4</text:p>
          </table:table-cell>
          <table:table-cell table:formula="of:=MOD([.AN1]+1;16)" office:value-type="float" office:value="5" calcext:value-type="float">
            <text:p>5</text:p>
          </table:table-cell>
          <table:table-cell table:formula="of:=MOD([.AO1]+1;16)" office:value-type="float" office:value="6" calcext:value-type="float">
            <text:p>6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6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formula="of:=MOD([.J2]+1;16)" office:value-type="float" office:value="1" calcext:value-type="float">
            <text:p>1</text:p>
          </table:table-cell>
          <table:table-cell table:formula="of:=MOD([.K2]+1;16)" office:value-type="float" office:value="2" calcext:value-type="float">
            <text:p>2</text:p>
          </table:table-cell>
          <table:table-cell table:formula="of:=MOD([.L2]+1;16)" office:value-type="float" office:value="3" calcext:value-type="float">
            <text:p>3</text:p>
          </table:table-cell>
          <table:table-cell table:formula="of:=MOD([.M2]+1;16)" office:value-type="float" office:value="4" calcext:value-type="float">
            <text:p>4</text:p>
          </table:table-cell>
          <table:table-cell table:formula="of:=MOD([.N2]+1;16)" office:value-type="float" office:value="5" calcext:value-type="float">
            <text:p>5</text:p>
          </table:table-cell>
          <table:table-cell table:formula="of:=MOD([.O2]+1;16)" office:value-type="float" office:value="6" calcext:value-type="float">
            <text:p>6</text:p>
          </table:table-cell>
          <table:table-cell table:formula="of:=MOD([.P2]+1;16)" office:value-type="float" office:value="7" calcext:value-type="float">
            <text:p>7</text:p>
          </table:table-cell>
          <table:table-cell table:formula="of:=MOD([.Q2]+1;16)" office:value-type="float" office:value="8" calcext:value-type="float">
            <text:p>8</text:p>
          </table:table-cell>
          <table:table-cell table:formula="of:=MOD([.R2]+1;16)" office:value-type="float" office:value="9" calcext:value-type="float">
            <text:p>9</text:p>
          </table:table-cell>
          <table:table-cell table:formula="of:=MOD([.S2]+1;16)" office:value-type="float" office:value="10" calcext:value-type="float">
            <text:p>10</text:p>
          </table:table-cell>
          <table:table-cell table:formula="of:=MOD([.T2]+1;16)" office:value-type="float" office:value="11" calcext:value-type="float">
            <text:p>11</text:p>
          </table:table-cell>
          <table:table-cell table:formula="of:=MOD([.U2]+1;16)" office:value-type="float" office:value="12" calcext:value-type="float">
            <text:p>12</text:p>
          </table:table-cell>
          <table:table-cell table:formula="of:=MOD([.V2]+1;16)" office:value-type="float" office:value="13" calcext:value-type="float">
            <text:p>13</text:p>
          </table:table-cell>
          <table:table-cell table:formula="of:=MOD([.W2]+1;16)" office:value-type="float" office:value="14" calcext:value-type="float">
            <text:p>14</text:p>
          </table:table-cell>
          <table:table-cell table:formula="of:=MOD([.X2]+1;16)" office:value-type="float" office:value="15" calcext:value-type="float">
            <text:p>15</text:p>
          </table:table-cell>
          <table:table-cell table:formula="of:=MOD([.Y2]+1;16)" office:value-type="float" office:value="0" calcext:value-type="float">
            <text:p>0</text:p>
          </table:table-cell>
          <table:table-cell table:formula="of:=MOD([.Z2]+1;16)" office:value-type="float" office:value="1" calcext:value-type="float">
            <text:p>1</text:p>
          </table:table-cell>
          <table:table-cell table:formula="of:=MOD([.AA2]+1;16)" office:value-type="float" office:value="2" calcext:value-type="float">
            <text:p>2</text:p>
          </table:table-cell>
          <table:table-cell table:formula="of:=MOD([.AB2]+1;16)" office:value-type="float" office:value="3" calcext:value-type="float">
            <text:p>3</text:p>
          </table:table-cell>
          <table:table-cell table:formula="of:=MOD([.AC2]+1;16)" office:value-type="float" office:value="4" calcext:value-type="float">
            <text:p>4</text:p>
          </table:table-cell>
          <table:table-cell table:formula="of:=MOD([.AD2]+1;16)" office:value-type="float" office:value="5" calcext:value-type="float">
            <text:p>5</text:p>
          </table:table-cell>
          <table:table-cell table:formula="of:=MOD([.AE2]+1;16)" office:value-type="float" office:value="6" calcext:value-type="float">
            <text:p>6</text:p>
          </table:table-cell>
          <table:table-cell table:formula="of:=MOD([.AF2]+1;16)" office:value-type="float" office:value="7" calcext:value-type="float">
            <text:p>7</text:p>
          </table:table-cell>
          <table:table-cell table:formula="of:=MOD([.AG2]+1;16)" office:value-type="float" office:value="8" calcext:value-type="float">
            <text:p>8</text:p>
          </table:table-cell>
          <table:table-cell table:formula="of:=MOD([.AH2]+1;16)" office:value-type="float" office:value="9" calcext:value-type="float">
            <text:p>9</text:p>
          </table:table-cell>
          <table:table-cell table:formula="of:=MOD([.AI2]+1;16)" office:value-type="float" office:value="10" calcext:value-type="float">
            <text:p>10</text:p>
          </table:table-cell>
          <table:table-cell table:formula="of:=MOD([.AJ2]+1;16)" office:value-type="float" office:value="11" calcext:value-type="float">
            <text:p>11</text:p>
          </table:table-cell>
          <table:table-cell table:formula="of:=MOD([.AK2]+1;16)" office:value-type="float" office:value="12" calcext:value-type="float">
            <text:p>12</text:p>
          </table:table-cell>
          <table:table-cell table:formula="of:=MOD([.AL2]+1;16)" office:value-type="float" office:value="13" calcext:value-type="float">
            <text:p>13</text:p>
          </table:table-cell>
          <table:table-cell table:formula="of:=MOD([.AM2]+1;16)" office:value-type="float" office:value="14" calcext:value-type="float">
            <text:p>14</text:p>
          </table:table-cell>
          <table:table-cell table:formula="of:=MOD([.AN2]+1;16)" office:value-type="float" office:value="15" calcext:value-type="float">
            <text:p>15</text:p>
          </table:table-cell>
          <table:table-cell table:formula="of:=MOD([.AO2]+1;16)" office:value-type="float" office:value="0" calcext:value-type="float">
            <text:p>0</text:p>
          </table:table-cell>
          <table:table-cell table:formula="of:=MOD([.AP2]+1;16)" office:value-type="float" office:value="1" calcext:value-type="float">
            <text:p>1</text:p>
          </table:table-cell>
          <table:table-cell table:formula="of:=MOD([.AQ2]+1;16)" office:value-type="float" office:value="2" calcext:value-type="float">
            <text:p>2</text:p>
          </table:table-cell>
          <table:table-cell table:formula="of:=MOD([.AR2]+1;16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]" office:value-type="float" office:value="6" calcext:value-type="float">
            <text:p>6</text:p>
          </table:table-cell>
          <table:table-cell table:formula="of:=[.L3]" office:value-type="float" office:value="7" calcext:value-type="float">
            <text:p>7</text:p>
          </table:table-cell>
          <table:table-cell table:formula="of:=[.M3]" office:value-type="float" office:value="5" calcext:value-type="float">
            <text:p>5</text:p>
          </table:table-cell>
          <table:table-cell table:formula="of:=[.N3]" office:value-type="float" office:value="2" calcext:value-type="float">
            <text:p>2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3" calcext:value-type="float">
            <text:p>3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4" calcext:value-type="float">
            <text:p>4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5" calcext:value-type="float">
            <text:p>5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2" calcext:value-type="float">
            <text:p>2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4" calcext:value-type="float">
            <text:p>4</text:p>
          </table:table-cell>
          <table:table-cell table:formula="of:=[.Y3]" office:value-type="float" office:value="7" calcext:value-type="float">
            <text:p>7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6" calcext:value-type="float">
            <text:p>6</text:p>
          </table:table-cell>
          <table:table-cell table:formula="of:=[.AB3]" office:value-type="float" office:value="7" calcext:value-type="float">
            <text:p>7</text:p>
          </table:table-cell>
          <table:table-cell table:formula="of:=[.AC3]" office:value-type="float" office:value="5" calcext:value-type="float">
            <text:p>5</text:p>
          </table:table-cell>
          <table:table-cell table:formula="of:=[.AD3]"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formula="of:=[.T4]" office:value-type="string" office:string-value="X0" calcext:value-type="string">
            <text:p>X0</text:p>
          </table:table-cell>
          <table:table-cell table:formula="of:=[.U4]" office:value-type="string" office:string-value="X1" calcext:value-type="string">
            <text:p>X1</text:p>
          </table:table-cell>
          <table:table-cell table:formula="of:=[.V4]" office:value-type="string" office:string-value="X2" calcext:value-type="string">
            <text:p>X2</text:p>
          </table:table-cell>
          <table:table-cell table:formula="of:=[.W4]" office:value-type="string" office:string-value="X3" calcext:value-type="string">
            <text:p>X3</text:p>
          </table:table-cell>
          <table:table-cell table:formula="of:=[.X4]" office:value-type="string" office:string-value="X4" calcext:value-type="string">
            <text:p>X4</text:p>
          </table:table-cell>
          <table:table-cell table:formula="of:=[.Y4]" office:value-type="string" office:string-value="X5" calcext:value-type="string">
            <text:p>X5</text:p>
          </table:table-cell>
          <table:table-cell table:formula="of:=[.Z4]" office:value-type="string" office:string-value="X6" calcext:value-type="string">
            <text:p>X6</text:p>
          </table:table-cell>
          <table:table-cell table:formula="of:=[.AA4]" office:value-type="string" office:string-value="X7" calcext:value-type="string">
            <text:p>X7</text:p>
          </table:table-cell>
          <table:table-cell table:number-columns-repeated="8"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997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X0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formula="of:=[.AH7]" office:value-type="string" office:string-value="X0" calcext:value-type="string">
            <text:p>X0</text:p>
          </table:table-cell>
          <table:table-cell table:number-columns-repeated="4"/>
          <table:table-cell table:style-name="ce55"/>
          <table:table-cell table:style-name="ce56" table:number-columns-repeated="10"/>
          <table:table-cell table:style-name="ce60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X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formula="of:=[.AF8]" office:value-type="string" office:string-value="X1" calcext:value-type="string">
            <text:p>X1</text:p>
          </table:table-cell>
          <table:table-cell table:number-columns-repeated="5"/>
          <table:table-cell table:formula="of:=[.AL8]" office:value-type="string" office:string-value="X1" calcext:value-type="string">
            <text:p>X1</text:p>
          </table:table-cell>
          <table:table-cell/>
          <table:table-cell table:style-name="ce57"/>
          <table:table-cell table:style-name="ce58" table:number-columns-repeated="7"/>
          <table:table-cell table:style-name="ce58" office:value-type="string" calcext:value-type="string">
            <text:p>X1</text:p>
          </table:table-cell>
          <table:table-cell table:style-name="ce58" table:number-columns-repeated="5"/>
          <table:table-cell table:style-name="ce61" office:value-type="string" calcext:value-type="string">
            <text:p>X1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X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formula="of:=[.AE9]" office:value-type="string" office:string-value="X2" calcext:value-type="string">
            <text:p>X2</text:p>
          </table:table-cell>
          <table:table-cell table:number-columns-repeated="7"/>
          <table:table-cell table:formula="of:=[.AM9]" office:value-type="string" office:string-value="X2" calcext:value-type="string">
            <text:p>X2</text:p>
          </table:table-cell>
          <table:table-cell/>
          <table:table-cell table:style-name="ce57"/>
          <table:table-cell table:style-name="ce58" table:number-columns-repeated="5"/>
          <table:table-cell table:style-name="ce58" office:value-type="string" calcext:value-type="string">
            <text:p>X2</text:p>
          </table:table-cell>
          <table:table-cell table:style-name="ce58" table:number-columns-repeated="7"/>
          <table:table-cell table:style-name="ce61" office:value-type="string" calcext:value-type="string">
            <text:p>X2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X3</text:p>
          </table:table-cell>
          <table:table-cell table:number-columns-repeated="8"/>
          <table:table-cell table:style-name="Default" table:number-columns-repeated="2"/>
          <table:table-cell table:number-columns-repeated="5"/>
          <table:table-cell table:formula="of:=[.AG10]" office:value-type="string" office:string-value="X3" calcext:value-type="string">
            <text:p>X3</text:p>
          </table:table-cell>
          <table:table-cell table:number-columns-repeated="8"/>
          <table:table-cell table:style-name="ce55"/>
          <table:table-cell table:style-name="ce56" table:number-columns-repeated="6"/>
          <table:table-cell table:style-name="ce60" office:value-type="string" calcext:value-type="string">
            <text:p>X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X4</text:p>
          </table:table-cell>
          <table:table-cell table:number-columns-repeated="8"/>
          <table:table-cell table:style-name="Default" table:number-columns-repeated="2"/>
          <table:table-cell table:number-columns-repeated="7"/>
          <table:table-cell table:formula="of:=[.AI11]" office:value-type="string" office:string-value="X4" calcext:value-type="string">
            <text:p>X4</text:p>
          </table:table-cell>
          <table:table-cell table:number-columns-repeated="5"/>
          <table:table-cell table:formula="of:=[.AO11]" office:value-type="string" office:string-value="X4" calcext:value-type="string">
            <text:p>X4</text:p>
          </table:table-cell>
          <table:table-cell/>
          <table:table-cell table:style-name="ce55"/>
          <table:table-cell table:style-name="ce56" table:number-columns-repeated="7"/>
          <table:table-cell table:style-name="ce60" office:value-type="string" calcext:value-type="string">
            <text:p>X4</text:p>
          </table:table-cell>
          <table:table-cell table:style-name="ce56" table:number-columns-repeated="5"/>
          <table:table-cell table:style-name="ce60" office:value-type="string" calcext:value-type="string">
            <text:p>X4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X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formula="of:=[.AD12]" office:value-type="string" office:string-value="X5" calcext:value-type="string">
            <text:p>X5</text:p>
          </table:table-cell>
          <table:table-cell table:number-columns-repeated="6"/>
          <table:table-cell table:formula="of:=[.AK12]" office:value-type="string" office:string-value="X5" calcext:value-type="string">
            <text:p>X5</text:p>
          </table:table-cell>
          <table:table-cell table:number-columns-repeated="6"/>
          <table:table-cell table:style-name="ce55"/>
          <table:table-cell table:style-name="ce56"/>
          <table:table-cell table:style-name="ce56" office:value-type="string" calcext:value-type="string">
            <text:p>X5</text:p>
          </table:table-cell>
          <table:table-cell table:style-name="ce56" table:number-columns-repeated="6"/>
          <table:table-cell table:style-name="ce60" office:value-type="string" calcext:value-type="string">
            <text:p>X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X6</text:p>
          </table:table-cell>
          <table:table-cell table:number-columns-repeated="8"/>
          <table:table-cell table:style-name="Default" table:number-columns-repeated="2"/>
          <table:table-cell table:formula="of:=[.AB13]" office:value-type="string" office:string-value="X6" calcext:value-type="string">
            <text:p>X6</text:p>
          </table:table-cell>
          <table:table-cell table:number-columns-repeated="15"/>
          <table:table-cell table:style-name="ce59" office:value-type="string" calcext:value-type="string">
            <text:p>X6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X7</text:p>
          </table:table-cell>
          <table:table-cell table:number-columns-repeated="8"/>
          <table:table-cell table:style-name="Default" table:number-columns-repeated="2"/>
          <table:table-cell/>
          <table:table-cell table:formula="of:=[.AC14]" office:value-type="string" office:string-value="X7" calcext:value-type="string">
            <text:p>X7</text:p>
          </table:table-cell>
          <table:table-cell table:number-columns-repeated="12"/>
          <table:table-cell table:formula="of:=[.AP14]" office:value-type="string" office:string-value="X7" calcext:value-type="string">
            <text:p>X7</text:p>
          </table:table-cell>
          <table:table-cell table:number-columns-repeated="2"/>
          <table:table-cell table:style-name="ce59" office:value-type="string" calcext:value-type="string">
            <text:p>X7</text:p>
          </table:table-cell>
          <table:table-cell table:style-name="ce56" table:number-columns-repeated="12"/>
          <table:table-cell table:style-name="ce60" office:value-type="string" calcext:value-type="string">
            <text:p>X7</text:p>
          </table:table-cell>
          <table:table-cell table:number-columns-repeated="98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5"/>
          <table:table-cell office:value-type="string" calcext:value-type="string">
            <text:p>start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phase_in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  <table:table-cell table:formula="of:=MOD([.T16]+1;16)" office:value-type="float" office:value="1" calcext:value-type="float">
            <text:p>1</text:p>
          </table:table-cell>
          <table:table-cell table:formula="of:=MOD([.U16]+1;16)" office:value-type="float" office:value="2" calcext:value-type="float">
            <text:p>2</text:p>
          </table:table-cell>
          <table:table-cell table:formula="of:=MOD([.V16]+1;16)" office:value-type="float" office:value="3" calcext:value-type="float">
            <text:p>3</text:p>
          </table:table-cell>
          <table:table-cell table:formula="of:=MOD([.W16]+1;16)" office:value-type="float" office:value="4" calcext:value-type="float">
            <text:p>4</text:p>
          </table:table-cell>
          <table:table-cell table:formula="of:=MOD([.X16]+1;16)" office:value-type="float" office:value="5" calcext:value-type="float">
            <text:p>5</text:p>
          </table:table-cell>
          <table:table-cell table:formula="of:=MOD([.Y16]+1;16)" office:value-type="float" office:value="6" calcext:value-type="float">
            <text:p>6</text:p>
          </table:table-cell>
          <table:table-cell table:formula="of:=MOD([.Z16]+1;16)" office:value-type="float" office:value="7" calcext:value-type="float">
            <text:p>7</text:p>
          </table:table-cell>
          <table:table-cell table:formula="of:=MOD([.AA16]+1;16)" office:value-type="float" office:value="8" calcext:value-type="float">
            <text:p>8</text:p>
          </table:table-cell>
          <table:table-cell table:formula="of:=MOD([.AB16]+1;16)" office:value-type="float" office:value="9" calcext:value-type="float">
            <text:p>9</text:p>
          </table:table-cell>
          <table:table-cell table:formula="of:=MOD([.AC16]+1;16)" office:value-type="float" office:value="10" calcext:value-type="float">
            <text:p>10</text:p>
          </table:table-cell>
          <table:table-cell table:formula="of:=MOD([.AD16]+1;16)" office:value-type="float" office:value="11" calcext:value-type="float">
            <text:p>11</text:p>
          </table:table-cell>
          <table:table-cell table:formula="of:=MOD([.AE16]+1;16)" office:value-type="float" office:value="12" calcext:value-type="float">
            <text:p>12</text:p>
          </table:table-cell>
          <table:table-cell table:formula="of:=MOD([.AF16]+1;16)" office:value-type="float" office:value="13" calcext:value-type="float">
            <text:p>13</text:p>
          </table:table-cell>
          <table:table-cell table:formula="of:=MOD([.AG16]+1;16)" office:value-type="float" office:value="14" calcext:value-type="float">
            <text:p>14</text:p>
          </table:table-cell>
          <table:table-cell table:formula="of:=MOD([.AH16]+1;16)" office:value-type="float" office:value="15" calcext:value-type="float">
            <text:p>15</text:p>
          </table:table-cell>
          <table:table-cell table:formula="of:=MOD([.AI16]+1;16)" office:value-type="float" office:value="0" calcext:value-type="float">
            <text:p>0</text:p>
          </table:table-cell>
          <table:table-cell table:formula="of:=MOD([.AJ16]+1;16)" office:value-type="float" office:value="1" calcext:value-type="float">
            <text:p>1</text:p>
          </table:table-cell>
          <table:table-cell table:formula="of:=MOD([.AK16]+1;16)" office:value-type="float" office:value="2" calcext:value-type="float">
            <text:p>2</text:p>
          </table:table-cell>
          <table:table-cell table:formula="of:=MOD([.AL16]+1;16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8"/>
          <table:table-cell table:style-name="Default" table:number-columns-repeated="2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2"/>
          <table:table-cell table:formula="of:=[.T18]" office:value-type="float" office:value="3" calcext:value-type="float">
            <text:p>3</text:p>
          </table:table-cell>
          <table:table-cell table:formula="of:=[.U18]" office:value-type="float" office:value="5" calcext:value-type="float">
            <text:p>5</text:p>
          </table:table-cell>
          <table:table-cell table:formula="of:=[.V18]" office:value-type="float" office:value="4" calcext:value-type="float">
            <text:p>4</text:p>
          </table:table-cell>
          <table:table-cell table:formula="of:=[.W18]" office:value-type="string" office:string-value="x" calcext:value-type="string">
            <text:p>x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7" calcext:value-type="float">
            <text:p>7</text:p>
          </table:table-cell>
          <table:table-cell table:formula="of:=[.Z18]" office:value-type="string" office:string-value="x" calcext:value-type="string">
            <text:p>x</text:p>
          </table:table-cell>
          <table:table-cell table:formula="of:=[.AA18]" office:value-type="float" office:value="2" calcext:value-type="float">
            <text:p>2</text:p>
          </table:table-cell>
          <table:table-cell table:formula="of:=[.AB18]" office:value-type="float" office:value="7" calcext:value-type="float">
            <text:p>7</text:p>
          </table:table-cell>
          <table:table-cell table:formula="of:=[.AC18]" office:value-type="float" office:value="3" calcext:value-type="float">
            <text:p>3</text:p>
          </table:table-cell>
          <table:table-cell table:formula="of:=[.AD18]" office:value-type="float" office:value="4" calcext:value-type="float">
            <text:p>4</text:p>
          </table:table-cell>
          <table:table-cell table:formula="of:=[.AE18]" office:value-type="float" office:value="5" calcext:value-type="float">
            <text:p>5</text:p>
          </table:table-cell>
          <table:table-cell table:formula="of:=[.AF18]" office:value-type="float" office:value="6" calcext:value-type="float">
            <text:p>6</text:p>
          </table:table-cell>
          <table:table-cell table:formula="of:=[.AG18]" office:value-type="float" office:value="0" calcext:value-type="float">
            <text:p>0</text:p>
          </table:table-cell>
          <table:table-cell table:formula="of:=[.AH18]" office:value-type="float" office:value="1" calcext:value-type="float">
            <text:p>1</text:p>
          </table:table-cell>
          <table:table-cell table:formula="of:=[.AI18]" office:value-type="string" office:string-value="x" calcext:value-type="string">
            <text:p>x</text:p>
          </table:table-cell>
          <table:table-cell table:formula="of:=[.AJ18]" office:value-type="float" office:value="3" calcext:value-type="float">
            <text:p>3</text:p>
          </table:table-cell>
          <table:table-cell table:formula="of:=[.AK18]" office:value-type="float" office:value="5" calcext:value-type="float">
            <text:p>5</text:p>
          </table:table-cell>
          <table:table-cell table:formula="of:=[.AL18]" office:value-type="float" office:value="4" calcext:value-type="float">
            <text:p>4</text:p>
          </table:table-cell>
          <table:table-cell table:formula="of:=[.AM18]" office:value-type="string" office:string-value="x" calcext:value-type="string">
            <text:p>x</text:p>
          </table:table-cell>
          <table:table-cell table:formula="of:=[.AN18]" office:value-type="float" office:value="1" calcext:value-type="float">
            <text:p>1</text:p>
          </table:table-cell>
          <table:table-cell table:formula="of:=[.AO18]" office:value-type="float" office:value="7" calcext:value-type="float">
            <text:p>7</text:p>
          </table:table-cell>
          <table:table-cell table:formula="of:=[.AP18]" office:value-type="string" office:string-value="x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x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x_wa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table:formula="of:=[.A7]" office:value-type="string" office:string-value="X0" calcext:value-type="string">
            <text:p>X0</text:p>
          </table:table-cell>
          <table:table-cell table:number-columns-repeated="16"/>
          <table:table-cell table:formula="of:=[.AH20]" office:value-type="string" office:string-value="X0" calcext:value-type="string">
            <text:p>X0</text:p>
          </table:table-cell>
          <table:table-cell table:number-columns-repeated="2"/>
          <table:table-cell table:style-name="ce55"/>
          <table:table-cell table:style-name="ce56" table:number-columns-repeated="12"/>
          <table:table-cell table:style-name="ce60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table:formula="of:=[.A8]" office:value-type="string" office:string-value="X1" calcext:value-type="string">
            <text:p>X1</text:p>
          </table:table-cell>
          <table:table-cell table:number-columns-repeated="20"/>
          <table:table-cell table:style-name="ce55"/>
          <table:table-cell table:style-name="ce56" table:number-columns-repeated="2"/>
          <table:table-cell table:style-name="ce56" table:formula="of:=[.AO21]" office:value-type="float" office:value="0" calcext:value-type="float">
            <text:p>0</text:p>
          </table:table-cell>
          <table:table-cell table:style-name="ce56" table:number-columns-repeated="9"/>
          <table:table-cell table:style-name="ce60" office:value-type="string" calcext:value-type="string">
            <text:p>X1</text:p>
          </table:table-cell>
          <table:table-cell table:number-columns-repeated="989"/>
        </table:table-row>
        <table:table-row table:style-name="ro3">
          <table:table-cell table:formula="of:=[.A9]" office:value-type="string" office:string-value="X2" calcext:value-type="string">
            <text:p>X2</text:p>
          </table:table-cell>
          <table:table-cell table:number-columns-repeated="10"/>
          <table:table-cell table:formula="of:=[.AB22]" office:value-type="string" office:string-value="X2" calcext:value-type="string">
            <text:p>X2</text:p>
          </table:table-cell>
          <table:table-cell table:number-columns-repeated="10"/>
          <table:table-cell table:style-name="ce55"/>
          <table:table-cell table:style-name="ce56" table:number-columns-repeated="4"/>
          <table:table-cell table:style-name="ce60" office:value-type="string" calcext:value-type="string">
            <text:p>X2</text:p>
          </table:table-cell>
          <table:table-cell table:number-columns-repeated="996"/>
        </table:table-row>
        <table:table-row table:style-name="ro3">
          <table:table-cell table:formula="of:=[.A10]" office:value-type="string" office:string-value="X3" calcext:value-type="string">
            <text:p>X3</text:p>
          </table:table-cell>
          <table:table-cell table:number-columns-repeated="12"/>
          <table:table-cell table:formula="of:=[.AD23]" office:value-type="string" office:string-value="X3" calcext:value-type="string">
            <text:p>X3</text:p>
          </table:table-cell>
          <table:table-cell table:number-columns-repeated="6"/>
          <table:table-cell table:formula="of:=[.AK23]" office:value-type="string" office:string-value="X3" calcext:value-type="string">
            <text:p>X3</text:p>
          </table:table-cell>
          <table:table-cell table:number-columns-repeated="2"/>
          <table:table-cell table:style-name="ce55"/>
          <table:table-cell table:style-name="ce56" table:number-columns-repeated="5"/>
          <table:table-cell table:style-name="ce56" office:value-type="string" calcext:value-type="string">
            <text:p>X3</text:p>
          </table:table-cell>
          <table:table-cell table:style-name="ce56" table:number-columns-repeated="6"/>
          <table:table-cell table:style-name="ce60" office:value-type="string" calcext:value-type="string">
            <text:p>X3</text:p>
          </table:table-cell>
          <table:table-cell table:number-columns-repeated="987"/>
        </table:table-row>
        <table:table-row table:style-name="ro3">
          <table:table-cell table:formula="of:=[.A11]" office:value-type="string" office:string-value="X4" calcext:value-type="string">
            <text:p>X4</text:p>
          </table:table-cell>
          <table:table-cell table:number-columns-repeated="13"/>
          <table:table-cell table:formula="of:=[.AE24]" office:value-type="string" office:string-value="X4" calcext:value-type="string">
            <text:p>X4</text:p>
          </table:table-cell>
          <table:table-cell table:number-columns-repeated="7"/>
          <table:table-cell table:formula="of:=[.AM24]" office:value-type="string" office:string-value="X4" calcext:value-type="string">
            <text:p>X4</text:p>
          </table:table-cell>
          <table:table-cell/>
          <table:table-cell table:style-name="ce55"/>
          <table:table-cell table:style-name="ce56" table:number-columns-repeated="5"/>
          <table:table-cell table:style-name="ce56" office:value-type="string" calcext:value-type="string">
            <text:p>X4</text:p>
          </table:table-cell>
          <table:table-cell table:style-name="ce56" table:number-columns-repeated="7"/>
          <table:table-cell table:style-name="ce60" office:value-type="string" calcext:value-type="string">
            <text:p>X4</text:p>
          </table:table-cell>
          <table:table-cell table:number-columns-repeated="985"/>
        </table:table-row>
        <table:table-row table:style-name="ro3">
          <table:table-cell table:formula="of:=[.A12]" office:value-type="string" office:string-value="X5" calcext:value-type="string">
            <text:p>X5</text:p>
          </table:table-cell>
          <table:table-cell table:number-columns-repeated="14"/>
          <table:table-cell table:formula="of:=[.AF25]" office:value-type="string" office:string-value="X5" calcext:value-type="string">
            <text:p>X5</text:p>
          </table:table-cell>
          <table:table-cell table:number-columns-repeated="5"/>
          <table:table-cell table:formula="of:=[.AL25]" office:value-type="string" office:string-value="X5" calcext:value-type="string">
            <text:p>X5</text:p>
          </table:table-cell>
          <table:table-cell table:number-columns-repeated="3"/>
          <table:table-cell table:style-name="ce55"/>
          <table:table-cell table:style-name="ce56" table:number-columns-repeated="5"/>
          <table:table-cell table:style-name="ce56" office:value-type="string" calcext:value-type="string">
            <text:p>X5</text:p>
          </table:table-cell>
          <table:table-cell table:style-name="ce56" table:number-columns-repeated="5"/>
          <table:table-cell table:style-name="ce60" office:value-type="string" calcext:value-type="string">
            <text:p>X5</text:p>
          </table:table-cell>
          <table:table-cell table:number-columns-repeated="986"/>
        </table:table-row>
        <table:table-row table:style-name="ro3">
          <table:table-cell table:formula="of:=[.A13]" office:value-type="string" office:string-value="X6" calcext:value-type="string">
            <text:p>X6</text:p>
          </table:table-cell>
          <table:table-cell table:number-columns-repeated="15"/>
          <table:table-cell table:formula="of:=[.AG26]" office:value-type="string" office:string-value="X6" calcext:value-type="string">
            <text:p>X6</text:p>
          </table:table-cell>
          <table:table-cell table:number-columns-repeated="7"/>
          <table:table-cell table:formula="of:=[.AO26]" office:value-type="string" office:string-value="X6" calcext:value-type="string">
            <text:p>X6</text:p>
          </table:table-cell>
          <table:table-cell/>
          <table:table-cell table:style-name="ce55"/>
          <table:table-cell table:style-name="ce56" table:number-columns-repeated="5"/>
          <table:table-cell table:style-name="ce60" office:value-type="string" calcext:value-type="string">
            <text:p>X6</text:p>
          </table:table-cell>
          <table:table-cell table:style-name="ce56" table:number-columns-repeated="7"/>
          <table:table-cell table:style-name="ce60" office:value-type="string" calcext:value-type="string">
            <text:p>X6</text:p>
          </table:table-cell>
          <table:table-cell table:number-columns-repeated="983"/>
        </table:table-row>
        <table:table-row table:style-name="ro3">
          <table:table-cell table:formula="of:=[.A14]" office:value-type="string" office:string-value="X7" calcext:value-type="string">
            <text:p>X7</text:p>
          </table:table-cell>
          <table:table-cell table:number-columns-repeated="11"/>
          <table:table-cell table:formula="of:=[.AC27]" office:value-type="string" office:string-value="X7" calcext:value-type="string">
            <text:p>X7</text:p>
          </table:table-cell>
          <table:table-cell table:number-columns-repeated="12"/>
          <table:table-cell table:formula="of:=[.AP27]" office:value-type="string" office:string-value="X7" calcext:value-type="string">
            <text:p>X7</text:p>
          </table:table-cell>
          <table:table-cell/>
          <table:table-cell table:style-name="ce55"/>
          <table:table-cell table:style-name="ce59" office:value-type="string" calcext:value-type="string">
            <text:p>X7</text:p>
          </table:table-cell>
          <table:table-cell table:style-name="ce56" table:number-columns-repeated="12"/>
          <table:table-cell table:style-name="ce60" office:value-type="string" calcext:value-type="string">
            <text:p>X7</text:p>
          </table:table-cell>
          <table:table-cell table:number-columns-repeated="982"/>
        </table:table-row>
        <table:table-row table:style-name="ro3" table:number-rows-repeated="6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1" office:value-type="string" calcext:value-type="string">
            <text:p>pre2_start_out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string" office:string-value="0" calcext:value-type="string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formula="of:=[.R35]" office:value-type="float" office:value="1" calcext:value-type="float">
            <text:p>1</text:p>
          </table:table-cell>
          <table:table-cell table:formula="of:=[.S35]" office:value-type="string" office:string-value="0" calcext:value-type="string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formula="of:=[.Y35]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51" office:value-type="string" calcext:value-type="string">
            <text:p>en_out</text:p>
          </table:table-cell>
          <table:table-cell table:style-name="ce51" office:value-type="float" office:value="1" calcext:value-type="float">
            <text:p>1</text:p>
          </table:table-cell>
          <table:table-cell table:formula="of:=MOD([.B36]+1;2)" office:value-type="float" office:value="0" calcext:value-type="float">
            <text:p>0</text:p>
          </table:table-cell>
          <table:table-cell table:formula="of:=MOD([.C36]+1;2)" office:value-type="float" office:value="1" calcext:value-type="float">
            <text:p>1</text:p>
          </table:table-cell>
          <table:table-cell table:formula="of:=MOD([.D36]+1;2)" office:value-type="float" office:value="0" calcext:value-type="float">
            <text:p>0</text:p>
          </table:table-cell>
          <table:table-cell table:formula="of:=MOD([.E36]+1;2)" office:value-type="float" office:value="1" calcext:value-type="float">
            <text:p>1</text:p>
          </table:table-cell>
          <table:table-cell table:formula="of:=MOD([.F36]+1;2)" office:value-type="float" office:value="0" calcext:value-type="float">
            <text:p>0</text:p>
          </table:table-cell>
          <table:table-cell table:formula="of:=MOD([.G36]+1;2)" office:value-type="float" office:value="1" calcext:value-type="float">
            <text:p>1</text:p>
          </table:table-cell>
          <table:table-cell table:formula="of:=MOD([.H36]+1;2)" office:value-type="float" office:value="0" calcext:value-type="float">
            <text:p>0</text:p>
          </table:table-cell>
          <table:table-cell table:formula="of:=MOD([.I36]+1;2)" office:value-type="float" office:value="1" calcext:value-type="float">
            <text:p>1</text:p>
          </table:table-cell>
          <table:table-cell table:formula="of:=MOD([.J36]+1;2)" office:value-type="float" office:value="0" calcext:value-type="float">
            <text:p>0</text:p>
          </table:table-cell>
          <table:table-cell table:formula="of:=MOD([.K36]+1;2)" office:value-type="float" office:value="1" calcext:value-type="float">
            <text:p>1</text:p>
          </table:table-cell>
          <table:table-cell table:formula="of:=MOD([.L36]+1;2)" office:value-type="float" office:value="0" calcext:value-type="float">
            <text:p>0</text:p>
          </table:table-cell>
          <table:table-cell table:formula="of:=MOD([.M36]+1;2)" office:value-type="float" office:value="1" calcext:value-type="float">
            <text:p>1</text:p>
          </table:table-cell>
          <table:table-cell table:formula="of:=MOD([.N36]+1;2)" office:value-type="float" office:value="0" calcext:value-type="float">
            <text:p>0</text:p>
          </table:table-cell>
          <table:table-cell table:formula="of:=MOD([.O36]+1;2)" office:value-type="float" office:value="1" calcext:value-type="float">
            <text:p>1</text:p>
          </table:table-cell>
          <table:table-cell table:formula="of:=MOD([.P36]+1;2)" office:value-type="float" office:value="0" calcext:value-type="float">
            <text:p>0</text:p>
          </table:table-cell>
          <table:table-cell table:formula="of:=MOD([.Q36]+1;2)" office:value-type="float" office:value="1" calcext:value-type="float">
            <text:p>1</text:p>
          </table:table-cell>
          <table:table-cell table:formula="of:=MOD([.R36]+1;2)" office:value-type="float" office:value="0" calcext:value-type="float">
            <text:p>0</text:p>
          </table:table-cell>
          <table:table-cell table:formula="of:=MOD([.S36]+1;2)" office:value-type="float" office:value="1" calcext:value-type="float">
            <text:p>1</text:p>
          </table:table-cell>
          <table:table-cell table:formula="of:=MOD([.T36]+1;2)" office:value-type="float" office:value="0" calcext:value-type="float">
            <text:p>0</text:p>
          </table:table-cell>
          <table:table-cell table:formula="of:=MOD([.U36]+1;2)" office:value-type="float" office:value="1" calcext:value-type="float">
            <text:p>1</text:p>
          </table:table-cell>
          <table:table-cell table:formula="of:=MOD([.V36]+1;2)" office:value-type="float" office:value="0" calcext:value-type="float">
            <text:p>0</text:p>
          </table:table-cell>
          <table:table-cell table:formula="of:=MOD([.W36]+1;2)" office:value-type="float" office:value="1" calcext:value-type="float">
            <text:p>1</text:p>
          </table:table-cell>
          <table:table-cell table:formula="of:=MOD([.X36]+1;2)" office:value-type="float" office:value="0" calcext:value-type="float">
            <text:p>0</text:p>
          </table:table-cell>
          <table:table-cell table:formula="of:=MOD([.Y36]+1;2)" office:value-type="float" office:value="1" calcext:value-type="float">
            <text:p>1</text:p>
          </table:table-cell>
          <table:table-cell table:formula="of:=MOD([.Z36]+1;2)" office:value-type="float" office:value="0" calcext:value-type="float">
            <text:p>0</text:p>
          </table:table-cell>
          <table:table-cell table:formula="of:=MOD([.AA36]+1;2)" office:value-type="float" office:value="1" calcext:value-type="float">
            <text:p>1</text:p>
          </table:table-cell>
          <table:table-cell table:formula="of:=MOD([.AB36]+1;2)" office:value-type="float" office:value="0" calcext:value-type="float">
            <text:p>0</text:p>
          </table:table-cell>
          <table:table-cell table:formula="of:=MOD([.AC36]+1;2)" office:value-type="float" office:value="1" calcext:value-type="float">
            <text:p>1</text:p>
          </table:table-cell>
          <table:table-cell table:formula="of:=MOD([.AD36]+1;2)" office:value-type="float" office:value="0" calcext:value-type="float">
            <text:p>0</text:p>
          </table:table-cell>
          <table:table-cell table:formula="of:=MOD([.AE36]+1;2)" office:value-type="float" office:value="1" calcext:value-type="float">
            <text:p>1</text:p>
          </table:table-cell>
          <table:table-cell table:formula="of:=MOD([.AF36]+1;2)" office:value-type="float" office:value="0" calcext:value-type="float">
            <text:p>0</text:p>
          </table:table-cell>
          <table:table-cell table:formula="of:=MOD([.AG36]+1;2)" office:value-type="float" office:value="1" calcext:value-type="float">
            <text:p>1</text:p>
          </table:table-cell>
          <table:table-cell table:formula="of:=MOD([.AH36]+1;2)" office:value-type="float" office:value="0" calcext:value-type="float">
            <text:p>0</text:p>
          </table:table-cell>
          <table:table-cell table:formula="of:=MOD([.AI36]+1;2)" office:value-type="float" office:value="1" calcext:value-type="float">
            <text:p>1</text:p>
          </table:table-cell>
          <table:table-cell table:formula="of:=MOD([.AJ36]+1;2)" office:value-type="float" office:value="0" calcext:value-type="float">
            <text:p>0</text:p>
          </table:table-cell>
          <table:table-cell table:formula="of:=MOD([.AK36]+1;2)" office:value-type="float" office:value="1" calcext:value-type="float">
            <text:p>1</text:p>
          </table:table-cell>
          <table:table-cell table:formula="of:=MOD([.AL36]+1;2)" office:value-type="float" office:value="0" calcext:value-type="float">
            <text:p>0</text:p>
          </table:table-cell>
          <table:table-cell table:formula="of:=MOD([.AM36]+1;2)" office:value-type="float" office:value="1" calcext:value-type="float">
            <text:p>1</text:p>
          </table:table-cell>
          <table:table-cell table:formula="of:=MOD([.AN36]+1;2)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phase_y</text:p>
          </table:table-cell>
          <table:table-cell/>
          <table:table-cell table:formula="of:=IF([.B35];0;IF([.B36];MOD([.B37]+1;16);[.B37]))" office:value-type="float" office:value="0" calcext:value-type="float">
            <text:p>0</text:p>
          </table:table-cell>
          <table:table-cell table:formula="of:=IF([.C35];0;IF([.C36];MOD([.C37]+1;16);[.C37]))" office:value-type="float" office:value="0" calcext:value-type="float">
            <text:p>0</text:p>
          </table:table-cell>
          <table:table-cell table:formula="of:=IF([.D35];0;IF([.D36];MOD([.D37]+1;16);[.D37]))" office:value-type="float" office:value="1" calcext:value-type="float">
            <text:p>1</text:p>
          </table:table-cell>
          <table:table-cell table:formula="of:=IF([.E35];0;IF([.E36];MOD([.E37]+1;16);[.E37]))" office:value-type="float" office:value="1" calcext:value-type="float">
            <text:p>1</text:p>
          </table:table-cell>
          <table:table-cell table:formula="of:=IF([.F35];0;IF([.F36];MOD([.F37]+1;16);[.F37]))" office:value-type="float" office:value="2" calcext:value-type="float">
            <text:p>2</text:p>
          </table:table-cell>
          <table:table-cell table:formula="of:=IF([.G35];0;IF([.G36];MOD([.G37]+1;16);[.G37]))" office:value-type="float" office:value="2" calcext:value-type="float">
            <text:p>2</text:p>
          </table:table-cell>
          <table:table-cell table:formula="of:=IF([.H35];0;IF([.H36];MOD([.H37]+1;16);[.H37]))" office:value-type="float" office:value="3" calcext:value-type="float">
            <text:p>3</text:p>
          </table:table-cell>
          <table:table-cell table:formula="of:=IF([.I35];0;IF([.I36];MOD([.I37]+1;16);[.I37]))" office:value-type="float" office:value="3" calcext:value-type="float">
            <text:p>3</text:p>
          </table:table-cell>
          <table:table-cell table:formula="of:=IF([.J35];0;IF([.J36];MOD([.J37]+1;16);[.J37]))" office:value-type="float" office:value="4" calcext:value-type="float">
            <text:p>4</text:p>
          </table:table-cell>
          <table:table-cell table:formula="of:=IF([.K35];0;IF([.K36];MOD([.K37]+1;16);[.K37]))" office:value-type="float" office:value="4" calcext:value-type="float">
            <text:p>4</text:p>
          </table:table-cell>
          <table:table-cell table:formula="of:=IF([.L35];0;IF([.L36];MOD([.L37]+1;16);[.L37]))" office:value-type="float" office:value="5" calcext:value-type="float">
            <text:p>5</text:p>
          </table:table-cell>
          <table:table-cell table:formula="of:=IF([.M35];0;IF([.M36];MOD([.M37]+1;16);[.M37]))" office:value-type="float" office:value="5" calcext:value-type="float">
            <text:p>5</text:p>
          </table:table-cell>
          <table:table-cell table:formula="of:=IF([.N35];0;IF([.N36];MOD([.N37]+1;16);[.N37]))" office:value-type="float" office:value="6" calcext:value-type="float">
            <text:p>6</text:p>
          </table:table-cell>
          <table:table-cell table:formula="of:=IF([.O35];0;IF([.O36];MOD([.O37]+1;16);[.O37]))" office:value-type="float" office:value="6" calcext:value-type="float">
            <text:p>6</text:p>
          </table:table-cell>
          <table:table-cell table:formula="of:=IF([.P35];0;IF([.P36];MOD([.P37]+1;16);[.P37]))" office:value-type="float" office:value="7" calcext:value-type="float">
            <text:p>7</text:p>
          </table:table-cell>
          <table:table-cell table:formula="of:=IF([.Q35];0;IF([.Q36];MOD([.Q37]+1;16);[.Q37]))" office:value-type="float" office:value="7" calcext:value-type="float">
            <text:p>7</text:p>
          </table:table-cell>
          <table:table-cell table:formula="of:=IF([.R35];0;IF([.R36];MOD([.R37]+1;16);[.R37]))" office:value-type="float" office:value="0" calcext:value-type="float">
            <text:p>0</text:p>
          </table:table-cell>
          <table:table-cell table:formula="of:=IF([.S35];0;IF([.S36];MOD([.S37]+1;16);[.S37]))" office:value-type="float" office:value="0" calcext:value-type="float">
            <text:p>0</text:p>
          </table:table-cell>
          <table:table-cell table:formula="of:=IF([.T35];0;IF([.T36];MOD([.T37]+1;16);[.T37]))" office:value-type="float" office:value="1" calcext:value-type="float">
            <text:p>1</text:p>
          </table:table-cell>
          <table:table-cell table:formula="of:=IF([.U35];0;IF([.U36];MOD([.U37]+1;16);[.U37]))" office:value-type="float" office:value="1" calcext:value-type="float">
            <text:p>1</text:p>
          </table:table-cell>
          <table:table-cell table:formula="of:=IF([.V35];0;IF([.V36];MOD([.V37]+1;16);[.V37]))" office:value-type="float" office:value="2" calcext:value-type="float">
            <text:p>2</text:p>
          </table:table-cell>
          <table:table-cell table:formula="of:=IF([.W35];0;IF([.W36];MOD([.W37]+1;16);[.W37]))" office:value-type="float" office:value="2" calcext:value-type="float">
            <text:p>2</text:p>
          </table:table-cell>
          <table:table-cell table:formula="of:=IF([.X35];0;IF([.X36];MOD([.X37]+1;16);[.X37]))" office:value-type="float" office:value="3" calcext:value-type="float">
            <text:p>3</text:p>
          </table:table-cell>
          <table:table-cell table:formula="of:=IF([.Y35];0;IF([.Y36];MOD([.Y37]+1;16);[.Y37]))" office:value-type="float" office:value="3" calcext:value-type="float">
            <text:p>3</text:p>
          </table:table-cell>
          <table:table-cell table:formula="of:=IF([.Z35];0;IF([.Z36];MOD([.Z37]+1;16);[.Z37]))" office:value-type="float" office:value="4" calcext:value-type="float">
            <text:p>4</text:p>
          </table:table-cell>
          <table:table-cell table:formula="of:=IF([.AA35];0;IF([.AA36];MOD([.AA37]+1;16);[.AA37]))" office:value-type="float" office:value="4" calcext:value-type="float">
            <text:p>4</text:p>
          </table:table-cell>
          <table:table-cell table:formula="of:=IF([.AB35];0;IF([.AB36];MOD([.AB37]+1;16);[.AB37]))" office:value-type="float" office:value="5" calcext:value-type="float">
            <text:p>5</text:p>
          </table:table-cell>
          <table:table-cell table:formula="of:=IF([.AC35];0;IF([.AC36];MOD([.AC37]+1;16);[.AC37]))" office:value-type="float" office:value="5" calcext:value-type="float">
            <text:p>5</text:p>
          </table:table-cell>
          <table:table-cell table:formula="of:=IF([.AD35];0;IF([.AD36];MOD([.AD37]+1;16);[.AD37]))" office:value-type="float" office:value="6" calcext:value-type="float">
            <text:p>6</text:p>
          </table:table-cell>
          <table:table-cell table:formula="of:=IF([.AE35];0;IF([.AE36];MOD([.AE37]+1;16);[.AE37]))" office:value-type="float" office:value="6" calcext:value-type="float">
            <text:p>6</text:p>
          </table:table-cell>
          <table:table-cell table:formula="of:=IF([.AF35];0;IF([.AF36];MOD([.AF37]+1;16);[.AF37]))" office:value-type="float" office:value="7" calcext:value-type="float">
            <text:p>7</text:p>
          </table:table-cell>
          <table:table-cell table:formula="of:=IF([.AG35];0;IF([.AG36];MOD([.AG37]+1;16);[.AG37]))" office:value-type="float" office:value="7" calcext:value-type="float">
            <text:p>7</text:p>
          </table:table-cell>
          <table:table-cell table:formula="of:=IF([.AH35];0;IF([.AH36];MOD([.AH37]+1;16);[.AH37]))" office:value-type="float" office:value="0" calcext:value-type="float">
            <text:p>0</text:p>
          </table:table-cell>
          <table:table-cell table:formula="of:=IF([.AI35];0;IF([.AI36];MOD([.AI37]+1;16);[.AI37]))" office:value-type="float" office:value="0" calcext:value-type="float">
            <text:p>0</text:p>
          </table:table-cell>
          <table:table-cell table:formula="of:=IF([.AJ35];0;IF([.AJ36];MOD([.AJ37]+1;16);[.AJ37]))" office:value-type="float" office:value="1" calcext:value-type="float">
            <text:p>1</text:p>
          </table:table-cell>
          <table:table-cell table:formula="of:=IF([.AK35];0;IF([.AK36];MOD([.AK37]+1;16);[.AK37]))" office:value-type="float" office:value="1" calcext:value-type="float">
            <text:p>1</text:p>
          </table:table-cell>
          <table:table-cell table:formula="of:=IF([.AL35];0;IF([.AL36];MOD([.AL37]+1;16);[.AL37]))" office:value-type="float" office:value="2" calcext:value-type="float">
            <text:p>2</text:p>
          </table:table-cell>
          <table:table-cell table:formula="of:=IF([.AM35];0;IF([.AM36];MOD([.AM37]+1;16);[.AM37]))" office:value-type="float" office:value="2" calcext:value-type="float">
            <text:p>2</text:p>
          </table:table-cell>
          <table:table-cell table:formula="of:=IF([.AN35];0;IF([.AN36];MOD([.AN37]+1;16);[.AN37]))"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y_w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38]" office:value-type="float" office:value="0" calcext:value-type="float">
            <text:p>0</text:p>
          </table:table-cell>
          <table:table-cell/>
          <table:table-cell table:formula="of:=[.F38]" office:value-type="float" office:value="7" calcext:value-type="float">
            <text:p>7</text:p>
          </table:table-cell>
          <table:table-cell/>
          <table:table-cell table:formula="of:=[.H38]" office:value-type="float" office:value="4" calcext:value-type="float">
            <text:p>4</text:p>
          </table:table-cell>
          <table:table-cell/>
          <table:table-cell table:formula="of:=[.J38]" office:value-type="float" office:value="3" calcext:value-type="float">
            <text:p>3</text:p>
          </table:table-cell>
          <table:table-cell/>
          <table:table-cell table:formula="of:=[.L38]" office:value-type="float" office:value="1" calcext:value-type="float">
            <text:p>1</text:p>
          </table:table-cell>
          <table:table-cell/>
          <table:table-cell table:formula="of:=[.N38]" office:value-type="float" office:value="6" calcext:value-type="float">
            <text:p>6</text:p>
          </table:table-cell>
          <table:table-cell/>
          <table:table-cell table:formula="of:=[.P38]" office:value-type="float" office:value="2" calcext:value-type="float">
            <text:p>2</text:p>
          </table:table-cell>
          <table:table-cell/>
          <table:table-cell table:formula="of:=[.R38]" office:value-type="float" office:value="5" calcext:value-type="float">
            <text:p>5</text:p>
          </table:table-cell>
          <table:table-cell/>
          <table:table-cell table:formula="of:=[.T38]" office:value-type="float" office:value="0" calcext:value-type="float">
            <text:p>0</text:p>
          </table:table-cell>
          <table:table-cell/>
          <table:table-cell table:formula="of:=[.V38]" office:value-type="float" office:value="7" calcext:value-type="float">
            <text:p>7</text:p>
          </table:table-cell>
          <table:table-cell/>
          <table:table-cell table:formula="of:=[.X38]" office:value-type="float" office:value="4" calcext:value-type="float">
            <text:p>4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25" office:value-type="string" calcext:value-type="string">
            <text:p>Y0</text:p>
          </table:table-cell>
          <table:table-cell table:style-name="ce6"/>
          <table:table-cell table:style-name="ce25" office:value-type="string" calcext:value-type="string">
            <text:p>Y7</text:p>
          </table:table-cell>
          <table:table-cell table:style-name="ce1"/>
          <table:table-cell table:style-name="ce25" office:value-type="string" calcext:value-type="string">
            <text:p>Y4</text:p>
          </table:table-cell>
          <table:table-cell table:style-name="ce1"/>
          <table:table-cell table:style-name="ce25" office:value-type="string" calcext:value-type="string">
            <text:p>Y3</text:p>
          </table:table-cell>
          <table:table-cell table:style-name="ce1"/>
          <table:table-cell table:style-name="ce25" office:value-type="string" calcext:value-type="string">
            <text:p>Y1</text:p>
          </table:table-cell>
          <table:table-cell table:style-name="ce1"/>
          <table:table-cell table:style-name="ce25" office:value-type="string" calcext:value-type="string">
            <text:p>Y6</text:p>
          </table:table-cell>
          <table:table-cell table:style-name="ce30"/>
          <table:table-cell table:style-name="ce25" office:value-type="string" calcext:value-type="string">
            <text:p>Y2</text:p>
          </table:table-cell>
          <table:table-cell table:style-name="ce1"/>
          <table:table-cell table:style-name="ce25" office:value-type="string" calcext:value-type="string">
            <text:p>Y5</text:p>
          </table:table-cell>
          <table:table-cell/>
          <table:table-cell office:value-type="string" calcext:value-type="string">
            <text:p>Y0</text:p>
          </table:table-cell>
          <table:table-cell/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Y4</text:p>
          </table:table-cell>
          <table:table-cell/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Y5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Y_ra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Y0</text:p>
          </table:table-cell>
          <table:table-cell table:number-columns-repeated="3"/>
          <table:table-cell table:style-name="ce53" table:number-columns-repeated="10"/>
          <table:table-cell table:style-name="ce53" office:value-type="string" calcext:value-type="string">
            <text:p>Y0</text:p>
          </table:table-cell>
          <table:table-cell table:style-name="ce53" table:number-columns-repeated="5"/>
          <table:table-cell table:number-columns-repeated="1004"/>
        </table:table-row>
        <table:table-row table:style-name="ro3">
          <table:table-cell office:value-type="string" calcext:value-type="string">
            <text:p>Y1</text:p>
          </table:table-cell>
          <table:table-cell table:number-columns-repeated="7"/>
          <table:table-cell table:style-name="ce54" table:number-columns-repeated="4"/>
          <table:table-cell table:style-name="ce53" table:number-columns-repeated="3"/>
          <table:table-cell table:style-name="ce53" office:value-type="string" calcext:value-type="string">
            <text:p>Y1</text:p>
          </table:table-cell>
          <table:table-cell table:style-name="ce53" table:number-columns-repeated="12"/>
          <table:table-cell table:number-columns-repeated="996"/>
        </table:table-row>
        <table:table-row table:style-name="ro3">
          <table:table-cell office:value-type="string" calcext:value-type="string">
            <text:p>Y2</text:p>
          </table:table-cell>
          <table:table-cell table:number-columns-repeated="15"/>
          <table:table-cell table:style-name="ce53" office:value-type="string" calcext:value-type="string">
            <text:p>Y2</text:p>
          </table:table-cell>
          <table:table-cell table:style-name="ce53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Y3</text:p>
          </table:table-cell>
          <table:table-cell table:number-columns-repeated="9"/>
          <table:table-cell table:style-name="ce53" table:number-columns-repeated="7"/>
          <table:table-cell table:style-name="ce53" office:value-type="string" calcext:value-type="string">
            <text:p>Y3</text:p>
          </table:table-cell>
          <table:table-cell table:style-name="ce53" table:number-columns-repeated="8"/>
          <table:table-cell table:style-name="ce54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Y4</text:p>
          </table:table-cell>
          <table:table-cell table:number-columns-repeated="7"/>
          <table:table-cell table:style-name="ce53" table:number-columns-repeated="10"/>
          <table:table-cell table:style-name="ce53" office:value-type="string" calcext:value-type="string">
            <text:p>Y4</text:p>
          </table:table-cell>
          <table:table-cell table:style-name="ce53" table:number-columns-repeated="5"/>
          <table:table-cell table:style-name="ce54" table:number-columns-repeated="6"/>
          <table:table-cell table:number-columns-repeated="994"/>
        </table:table-row>
        <table:table-row table:style-name="ro3">
          <table:table-cell office:value-type="string" calcext:value-type="string">
            <text:p>Y5</text:p>
          </table:table-cell>
          <table:table-cell table:number-columns-repeated="17"/>
          <table:table-cell table:style-name="ce53"/>
          <table:table-cell table:style-name="ce53" office:value-type="string" calcext:value-type="string">
            <text:p>Y5</text:p>
          </table:table-cell>
          <table:table-cell table:style-name="ce53" table:number-columns-repeated="14"/>
          <table:table-cell table:number-columns-repeated="990"/>
        </table:table-row>
        <table:table-row table:style-name="ro3">
          <table:table-cell office:value-type="string" calcext:value-type="string">
            <text:p>Y6</text:p>
          </table:table-cell>
          <table:table-cell table:number-columns-repeated="9"/>
          <table:table-cell table:style-name="ce54" table:number-columns-repeated="4"/>
          <table:table-cell table:style-name="ce53" table:number-columns-repeated="6"/>
          <table:table-cell table:style-name="ce53" office:value-type="string" calcext:value-type="string">
            <text:p>Y6</text:p>
          </table:table-cell>
          <table:table-cell table:style-name="ce53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Y7</text:p>
          </table:table-cell>
          <table:table-cell table:number-columns-repeated="5"/>
          <table:table-cell table:style-name="ce53" table:number-columns-repeated="15"/>
          <table:table-cell table:style-name="ce53" office:value-type="string" calcext:value-type="string">
            <text:p>Y7</text:p>
          </table:table-cell>
          <table:table-cell table:number-columns-repeated="100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CT-IV_calc" table:style-name="ta1">
        <office:forms form:automatic-focus="false" form:apply-design-mode="false"/>
        <table:shapes>
          <draw:frame draw:z-index="0" draw:style-name="gr1" draw:text-style-name="P1" svg:width="453.51pt" svg:height="255.09pt" svg:x="0pt" svg:y="1114.72pt">
            <loext:p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22" table:default-cell-style-name="Default"/>
        <table:table-column table:style-name="co17" table:default-cell-style-name="Default"/>
        <table:table-column table:style-name="co16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0.0980171403295606" calcext:value-type="float">
            <text:p>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63" office:value-type="float" office:value="0.0980171403295606" calcext:value-type="float">
            <text:p>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80" table:formula="of:=DCTROTX([.B8];-[.B9];1;4)" office:value-type="float" office:value="0" calcext:value-type="float">
            <text:p>0</text:p>
          </table:table-cell>
          <table:table-cell table:style-name="ce80" table:formula="of:=DCTROTX([.C8];-[.C9];1;4)" office:value-type="float" office:value="0" calcext:value-type="float">
            <text:p>0</text:p>
          </table:table-cell>
          <table:table-cell table:style-name="ce80" table:formula="of:=DCTROTX([.D8];-[.D9];1;4)" office:value-type="float" office:value="0.707106781186548" calcext:value-type="float">
            <text:p>0.7071067812</text:p>
          </table:table-cell>
          <table:table-cell table:style-name="ce80" table:formula="of:=DCTROTX([.E8];-[.E9];1;4)" office:value-type="float" office:value="0.707106781186547" calcext:value-type="float">
            <text:p>0.7071067812</text:p>
          </table:table-cell>
          <table:table-cell table:style-name="ce80" table:formula="of:=DCTROTX([.F8];-[.F9];1;4)" office:value-type="float" office:value="0" calcext:value-type="float">
            <text:p>0</text:p>
          </table:table-cell>
          <table:table-cell table:style-name="ce80" table:formula="of:=DCTROTX([.G8];-[.G9];1;4)" office:value-type="float" office:value="0" calcext:value-type="float">
            <text:p>0</text:p>
          </table:table-cell>
          <table:table-cell table:style-name="ce80" table:formula="of:=DCTROTX([.H8];-[.H9];1;4)" office:value-type="float" office:value="0" calcext:value-type="float">
            <text:p>0</text:p>
          </table:table-cell>
          <table:table-cell table:style-name="ce80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0" office:value-type="float" office:value="-0.0980171403295605" calcext:value-type="float">
            <text:p>-0.0980171403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80" table:formula="of:=DCTROTY([.B8];-[.B9];1;4)" office:value-type="float" office:value="0" calcext:value-type="float">
            <text:p>0</text:p>
          </table:table-cell>
          <table:table-cell table:style-name="ce80" table:formula="of:=DCTROTY([.C8];-[.C9];1;4)" office:value-type="float" office:value="0" calcext:value-type="float">
            <text:p>0</text:p>
          </table:table-cell>
          <table:table-cell table:style-name="ce80" table:formula="of:=DCTROTY([.D8];-[.D9];1;4)" office:value-type="float" office:value="0.707106781186547" calcext:value-type="float">
            <text:p>0.7071067812</text:p>
          </table:table-cell>
          <table:table-cell table:style-name="ce80" table:formula="of:=DCTROTY([.E8];-[.E9];1;4)" office:value-type="float" office:value="-0.707106781186548" calcext:value-type="float">
            <text:p>-0.7071067812</text:p>
          </table:table-cell>
          <table:table-cell table:style-name="ce80" table:formula="of:=DCTROTY([.F8];-[.F9];1;4)" office:value-type="float" office:value="0" calcext:value-type="float">
            <text:p>0</text:p>
          </table:table-cell>
          <table:table-cell table:style-name="ce80" table:formula="of:=DCTROTY([.G8];-[.G9];1;4)" office:value-type="float" office:value="0" calcext:value-type="float">
            <text:p>0</text:p>
          </table:table-cell>
          <table:table-cell table:style-name="ce80" table:formula="of:=DCTROTY([.H8];-[.H9];1;4)" office:value-type="float" office:value="0" calcext:value-type="float">
            <text:p>0</text:p>
          </table:table-cell>
          <table:table-cell table:style-name="ce80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3" office:value-type="float" office:value="-0.0980171403295605" calcext:value-type="float">
            <text:p>-0.0980171403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80" table:formula="of:=[.B10]+[.B12]" office:value-type="float" office:value="0" calcext:value-type="float">
            <text:p>0</text:p>
          </table:table-cell>
          <table:table-cell table:style-name="ce80" table:formula="of:=[.C10]+[.C12]" office:value-type="float" office:value="0" calcext:value-type="float">
            <text:p>0</text:p>
          </table:table-cell>
          <table:table-cell table:style-name="ce80" table:formula="of:=[.D10]+[.D12]" office:value-type="float" office:value="0" calcext:value-type="float">
            <text:p>0</text:p>
          </table:table-cell>
          <table:table-cell table:style-name="ce80" table:formula="of:=[.E10]+[.E12]" office:value-type="float" office:value="0" calcext:value-type="float">
            <text:p>0</text:p>
          </table:table-cell>
          <table:table-cell table:style-name="ce80" table:formula="of:=[.F10]+[.F12]" office:value-type="float" office:value="1" calcext:value-type="float">
            <text:p>1</text:p>
          </table:table-cell>
          <table:table-cell table:style-name="ce80" table:formula="of:=[.G10]+[.G12]" office:value-type="float" office:value="0" calcext:value-type="float">
            <text:p>0</text:p>
          </table:table-cell>
          <table:table-cell table:style-name="ce80" table:formula="of:=[.H10]+[.H12]" office:value-type="float" office:value="1" calcext:value-type="float">
            <text:p>1</text:p>
          </table:table-cell>
          <table:table-cell table:style-name="ce80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65" office:value-type="float" office:value="0.634393284163645" calcext:value-type="float">
            <text:p>0.6343932842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80" table:formula="of:=[.B11]+[.B13]" office:value-type="float" office:value="0" calcext:value-type="float">
            <text:p>0</text:p>
          </table:table-cell>
          <table:table-cell table:style-name="ce80" table:formula="of:=[.C11]+[.C13]" office:value-type="float" office:value="0" calcext:value-type="float">
            <text:p>0</text:p>
          </table:table-cell>
          <table:table-cell table:style-name="ce80" table:formula="of:=[.D11]+[.D13]" office:value-type="float" office:value="0" calcext:value-type="float">
            <text:p>0</text:p>
          </table:table-cell>
          <table:table-cell table:style-name="ce80" table:formula="of:=[.E11]+[.E13]" office:value-type="float" office:value="0" calcext:value-type="float">
            <text:p>0</text:p>
          </table:table-cell>
          <table:table-cell table:style-name="ce80" table:formula="of:=[.F11]+[.F13]" office:value-type="float" office:value="0" calcext:value-type="float">
            <text:p>0</text:p>
          </table:table-cell>
          <table:table-cell table:style-name="ce80" table:formula="of:=[.G11]+[.G13]" office:value-type="float" office:value="1" calcext:value-type="float">
            <text:p>1</text:p>
          </table:table-cell>
          <table:table-cell table:style-name="ce80" table:formula="of:=[.H11]+[.H13]" office:value-type="float" office:value="0" calcext:value-type="float">
            <text:p>0</text:p>
          </table:table-cell>
          <table:table-cell table:style-name="ce80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66" office:value-type="float" office:value="0.773010453362737" calcext:value-type="float">
            <text:p>0.7730104534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3" office:value-type="float" office:value="0.0980171403295607" calcext:value-type="float">
            <text:p>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67" office:value-type="float" office:value="0.290284677254462" calcext:value-type="float">
            <text:p>0.2902846773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0.471396736825998" calcext:value-type="float">
            <text:p>0.4713967368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68" office:value-type="float" office:value="0.956940335732209" calcext:value-type="float">
            <text:p>0.9569403357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2</text:p>
          </table:table-cell>
          <table:table-cell table:formula="of:=[.O6]+[.O8]" office:value-type="float" office:value="0.707106781186547" calcext:value-type="float">
            <text:p>0.7071067812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2</text:p>
          </table:table-cell>
          <table:table-cell table:formula="of:=[.O7]+[.O9]" office:value-type="float" office:value="-0.707106781186548" calcext:value-type="float">
            <text:p>-0.7071067812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2</text:p>
          </table:table-cell>
          <table:table-cell table:formula="of:=[.O6]-[.O8]" office:value-type="float" office:value="-0.707106781186547" calcext:value-type="float">
            <text:p>-0.7071067812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2</text:p>
          </table:table-cell>
          <table:table-cell table:formula="of:=[.O7]-[.O9]" office:value-type="float" office:value="0.707106781186548" calcext:value-type="float">
            <text:p>0.7071067812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</text:p>
          </table:table-cell>
          <table:table-cell table:formula="of:=DCTROTX([.Q10];-[.Q11];1;8)" office:value-type="float" office:value="0.38268343236509" calcext:value-type="float">
            <text:p>0.3826834324</text:p>
          </table:table-cell>
          <table:table-cell table:formula="of:=DCTROTX([.R10];-[.R11];1;8)" office:value-type="float" office:value="0.923879532511287" calcext:value-type="float">
            <text:p>0.9238795325</text:p>
          </table:table-cell>
          <table:table-cell table:formula="of:=DCTROTX([.S10];-[.S11];1;8)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</text:p>
          </table:table-cell>
          <table:table-cell table:formula="of:=[.Q35]-[.AD8]" office:value-type="float" office:value="1.62957801083584" calcext:value-type="float">
            <text:p>1.6295780108</text:p>
          </table:table-cell>
          <table:table-cell table:formula="of:=[.R35]-[.AE8]" office:value-type="float" office:value="-0.674993313033176" calcext:value-type="float">
            <text:p>-0.674993313</text:p>
          </table:table-cell>
          <table:table-cell table:formula="of:=[.S35]-[.AF8]" office:value-type="float" office:value="1.62957801083584" calcext:value-type="float">
            <text:p>1.629578010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80" table:formula="of:=-DCTROTY([.L10];-[.L11];1;8)" office:value-type="float" office:value="-0" calcext:value-type="float">
            <text:p>0</text:p>
          </table:table-cell>
          <table:table-cell table:style-name="ce80" table:formula="of:=-DCTROTY([.M10];-[.M11];1;8)" office:value-type="float" office:value="-0" calcext:value-type="float">
            <text:p>0</text:p>
          </table:table-cell>
          <table:table-cell table:style-name="ce80" table:formula="of:=-DCTROTY([.N10];-[.N11];1;8)" office:value-type="float" office:value="-0" calcext:value-type="float">
            <text:p>0</text:p>
          </table:table-cell>
          <table:table-cell table:style-name="ce80" table:formula="of:=-DCTROTY([.O10];-[.O11];1;8)" office:value-type="float" office:value="-0" calcext:value-type="float">
            <text:p>0</text:p>
          </table:table-cell>
          <table:table-cell table:style-name="ce80" table:formula="of:=-DCTROTY([.P10];-[.P11];1;8)" office:value-type="float" office:value="-0.38268343236509" calcext:value-type="float">
            <text:p>-0.3826834324</text:p>
          </table:table-cell>
          <table:table-cell table:style-name="ce80" table:formula="of:=-DCTROTY([.Q10];-[.Q11];1;8)" office:value-type="float" office:value="0.923879532511287" calcext:value-type="float">
            <text:p>0.9238795325</text:p>
          </table:table-cell>
          <table:table-cell table:style-name="ce80" table:formula="of:=-DCTROTY([.R10];-[.R11];1;8)" office:value-type="float" office:value="-0.38268343236509" calcext:value-type="float">
            <text:p>-0.3826834324</text:p>
          </table:table-cell>
          <table:table-cell table:style-name="ce80" table:formula="of:=-DCTROTY([.S10];-[.S11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</text:p>
          </table:table-cell>
          <table:table-cell table:formula="of:=[.Q36]-[.AD9]" office:value-type="float" office:value="0.871027593692298" calcext:value-type="float">
            <text:p>0.8710275937</text:p>
          </table:table-cell>
          <table:table-cell table:formula="of:=[.R36]-[.AE9]" office:value-type="float" office:value="-0.360791442508552" calcext:value-type="float">
            <text:p>-0.3607914425</text:p>
          </table:table-cell>
          <table:table-cell table:formula="of:=[.S36]-[.AF9]" office:value-type="float" office:value="0.871027593692297" calcext:value-type="float">
            <text:p>0.871027593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</text:p>
          </table:table-cell>
          <table:table-cell table:formula="of:=DCTROTX([.Q12];-[.Q13];1;8)" office:value-type="float" office:value="0.38268343236509" calcext:value-type="float">
            <text:p>0.3826834324</text:p>
          </table:table-cell>
          <table:table-cell table:formula="of:=DCTROTX([.R12];-[.R13];1;8)" office:value-type="float" office:value="-0.923879532511287" calcext:value-type="float">
            <text:p>-0.9238795325</text:p>
          </table:table-cell>
          <table:table-cell table:formula="of:=DCTROTX([.S12];-[.S13];1;8)" office:value-type="float" office:value="-0.38268343236509" calcext:value-type="float">
            <text:p>-0.3826834324</text:p>
          </table:table-cell>
          <table:table-cell table:number-columns-repeated="2"/>
          <table:table-cell table:style-name="ce69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80" table:formula="of:=DCTROTY([.L12];-[.L13];1;8)" office:value-type="float" office:value="0" calcext:value-type="float">
            <text:p>0</text:p>
          </table:table-cell>
          <table:table-cell table:style-name="ce80" table:formula="of:=DCTROTY([.M12];-[.M13];1;8)" office:value-type="float" office:value="0" calcext:value-type="float">
            <text:p>0</text:p>
          </table:table-cell>
          <table:table-cell table:style-name="ce80" table:formula="of:=DCTROTY([.N12];-[.N13];1;8)" office:value-type="float" office:value="0" calcext:value-type="float">
            <text:p>0</text:p>
          </table:table-cell>
          <table:table-cell table:style-name="ce80" table:formula="of:=DCTROTY([.O12];-[.O13];1;8)" office:value-type="float" office:value="0" calcext:value-type="float">
            <text:p>0</text:p>
          </table:table-cell>
          <table:table-cell table:style-name="ce80" table:formula="of:=DCTROTY([.P12];-[.P13];1;8)" office:value-type="float" office:value="0.38268343236509" calcext:value-type="float">
            <text:p>0.3826834324</text:p>
          </table:table-cell>
          <table:table-cell table:style-name="ce80" table:formula="of:=DCTROTY([.Q12];-[.Q13];1;8)" office:value-type="float" office:value="-0.923879532511287" calcext:value-type="float">
            <text:p>-0.9238795325</text:p>
          </table:table-cell>
          <table:table-cell table:style-name="ce80" table:formula="of:=DCTROTY([.R12];-[.R13];1;8)" office:value-type="float" office:value="-0.38268343236509" calcext:value-type="float">
            <text:p>-0.3826834324</text:p>
          </table:table-cell>
          <table:table-cell table:style-name="ce80" table:formula="of:=DCTROTY([.S12];-[.S13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</text:p>
          </table:table-cell>
          <table:table-cell table:formula="of:=[.Q39]-[.AD12]" office:value-type="float" office:value="-0.536376143834085" calcext:value-type="float">
            <text:p>-0.5363761438</text:p>
          </table:table-cell>
          <table:table-cell table:formula="of:=[.R39]-[.AE12]" office:value-type="float" office:value="0.22217427330946" calcext:value-type="float">
            <text:p>0.2221742733</text:p>
          </table:table-cell>
          <table:table-cell table:formula="of:=[.S39]-[.AF12]" office:value-type="float" office:value="-0.536376143834084" calcext:value-type="float">
            <text:p>-0.5363761438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2</text:p>
          </table:table-cell>
          <table:table-cell table:formula="of:=[.O15]+[.O19]" office:value-type="float" office:value="0.707106781186547" calcext:value-type="float">
            <text:p>0.7071067812</text:p>
          </table:table-cell>
          <table:table-cell table:formula="of:=[.P15]+[.P19]" office:value-type="float" office:value="0.923879532511287" calcext:value-type="float">
            <text:p>0.9238795325</text:p>
          </table:table-cell>
          <table:table-cell table:formula="of:=[.Q15]+[.Q19]" office:value-type="float" office:value="0.38268343236509" calcext:value-type="float">
            <text:p>0.3826834324</text:p>
          </table:table-cell>
          <table:table-cell table:formula="of:=[.R15]+[.R19]" office:value-type="float" office:value="0.923879532511287" calcext:value-type="float">
            <text:p>0.9238795325</text:p>
          </table:table-cell>
          <table:table-cell table:formula="of:=[.S15]+[.S19]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5</text:p>
          </table:table-cell>
          <table:table-cell table:formula="of:=[.Q40]-[.AD13]" office:value-type="float" office:value="-1.76819518003493" calcext:value-type="float">
            <text:p>-1.76819518</text:p>
          </table:table-cell>
          <table:table-cell table:formula="of:=[.R40]-[.AE13]" office:value-type="float" office:value="0.732410424493206" calcext:value-type="float">
            <text:p>0.7324104245</text:p>
          </table:table-cell>
          <table:table-cell table:formula="of:=[.S40]-[.AF13]" office:value-type="float" office:value="-1.76819518003493" calcext:value-type="float">
            <text:p>-1.7681951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2</text:p>
          </table:table-cell>
          <table:table-cell table:formula="of:=[.O16]+[.O22]" office:value-type="float" office:value="-0.707106781186548" calcext:value-type="float">
            <text:p>-0.7071067812</text:p>
          </table:table-cell>
          <table:table-cell table:formula="of:=[.P16]+[.P22]" office:value-type="float" office:value="0.38268343236509" calcext:value-type="float">
            <text:p>0.3826834324</text:p>
          </table:table-cell>
          <table:table-cell table:formula="of:=[.Q16]+[.Q22]" office:value-type="float" office:value="-0.923879532511287" calcext:value-type="float">
            <text:p>-0.9238795325</text:p>
          </table:table-cell>
          <table:table-cell table:formula="of:=[.R16]+[.R22]" office:value-type="float" office:value="-0.38268343236509" calcext:value-type="float">
            <text:p>-0.3826834324</text:p>
          </table:table-cell>
          <table:table-cell table:formula="of:=[.S16]+[.S22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2</text:p>
          </table:table-cell>
          <table:table-cell table:formula="of:=[.O17]+[.O20]" office:value-type="float" office:value="-0.707106781186547" calcext:value-type="float">
            <text:p>-0.7071067812</text:p>
          </table:table-cell>
          <table:table-cell table:formula="of:=[.P17]+[.P20]" office:value-type="float" office:value="-0.38268343236509" calcext:value-type="float">
            <text:p>-0.3826834324</text:p>
          </table:table-cell>
          <table:table-cell table:formula="of:=[.Q17]+[.Q20]" office:value-type="float" office:value="0.923879532511287" calcext:value-type="float">
            <text:p>0.9238795325</text:p>
          </table:table-cell>
          <table:table-cell table:formula="of:=[.R17]+[.R20]" office:value-type="float" office:value="-0.38268343236509" calcext:value-type="float">
            <text:p>-0.3826834324</text:p>
          </table:table-cell>
          <table:table-cell table:formula="of:=[.S17]+[.S20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2</text:p>
          </table:table-cell>
          <table:table-cell table:formula="of:=[.O18]+[.O21]" office:value-type="float" office:value="0.707106781186548" calcext:value-type="float">
            <text:p>0.7071067812</text:p>
          </table:table-cell>
          <table:table-cell table:formula="of:=[.P18]+[.P21]" office:value-type="float" office:value="0.923879532511287" calcext:value-type="float">
            <text:p>0.9238795325</text:p>
          </table:table-cell>
          <table:table-cell table:formula="of:=[.Q18]+[.Q21]" office:value-type="float" office:value="0.38268343236509" calcext:value-type="float">
            <text:p>0.3826834324</text:p>
          </table:table-cell>
          <table:table-cell table:formula="of:=[.R18]+[.R21]" office:value-type="float" office:value="-0.923879532511287" calcext:value-type="float">
            <text:p>-0.9238795325</text:p>
          </table:table-cell>
          <table:table-cell table:formula="of:=[.S18]+[.S21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79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2</text:p>
          </table:table-cell>
          <table:table-cell table:formula="of:=[.O15]-[.O19]" office:value-type="float" office:value="0.707106781186547" calcext:value-type="float">
            <text:p>0.7071067812</text:p>
          </table:table-cell>
          <table:table-cell table:formula="of:=[.P15]-[.P19]" office:value-type="float" office:value="-0.923879532511287" calcext:value-type="float">
            <text:p>-0.9238795325</text:p>
          </table:table-cell>
          <table:table-cell table:formula="of:=[.Q15]-[.Q19]" office:value-type="float" office:value="-0.38268343236509" calcext:value-type="float">
            <text:p>-0.3826834324</text:p>
          </table:table-cell>
          <table:table-cell table:formula="of:=[.R15]-[.R19]" office:value-type="float" office:value="-0.923879532511287" calcext:value-type="float">
            <text:p>-0.9238795325</text:p>
          </table:table-cell>
          <table:table-cell table:formula="of:=[.S15]-[.S19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2</text:p>
          </table:table-cell>
          <table:table-cell table:formula="of:=[.O16]-[.O22]" office:value-type="float" office:value="-0.707106781186548" calcext:value-type="float">
            <text:p>-0.7071067812</text:p>
          </table:table-cell>
          <table:table-cell table:formula="of:=[.P16]-[.P22]" office:value-type="float" office:value="-0.38268343236509" calcext:value-type="float">
            <text:p>-0.3826834324</text:p>
          </table:table-cell>
          <table:table-cell table:formula="of:=[.Q16]-[.Q22]" office:value-type="float" office:value="0.923879532511287" calcext:value-type="float">
            <text:p>0.9238795325</text:p>
          </table:table-cell>
          <table:table-cell table:formula="of:=[.R16]-[.R22]" office:value-type="float" office:value="0.38268343236509" calcext:value-type="float">
            <text:p>0.3826834324</text:p>
          </table:table-cell>
          <table:table-cell table:formula="of:=[.S16]-[.S22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2</text:p>
          </table:table-cell>
          <table:table-cell table:formula="of:=[.O17]-[.O20]" office:value-type="float" office:value="-0.707106781186547" calcext:value-type="float">
            <text:p>-0.7071067812</text:p>
          </table:table-cell>
          <table:table-cell table:formula="of:=[.P17]-[.P20]" office:value-type="float" office:value="0.38268343236509" calcext:value-type="float">
            <text:p>0.3826834324</text:p>
          </table:table-cell>
          <table:table-cell table:formula="of:=[.Q17]-[.Q20]" office:value-type="float" office:value="-0.923879532511287" calcext:value-type="float">
            <text:p>-0.9238795325</text:p>
          </table:table-cell>
          <table:table-cell table:formula="of:=[.R17]-[.R20]" office:value-type="float" office:value="0.38268343236509" calcext:value-type="float">
            <text:p>0.3826834324</text:p>
          </table:table-cell>
          <table:table-cell table:formula="of:=[.S17]-[.S20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2</text:p>
          </table:table-cell>
          <table:table-cell table:formula="of:=[.O18]-[.O21]" office:value-type="float" office:value="0.707106781186548" calcext:value-type="float">
            <text:p>0.7071067812</text:p>
          </table:table-cell>
          <table:table-cell table:formula="of:=[.P18]-[.P21]" office:value-type="float" office:value="-0.923879532511287" calcext:value-type="float">
            <text:p>-0.9238795325</text:p>
          </table:table-cell>
          <table:table-cell table:formula="of:=[.Q18]-[.Q21]" office:value-type="float" office:value="-0.38268343236509" calcext:value-type="float">
            <text:p>-0.3826834324</text:p>
          </table:table-cell>
          <table:table-cell table:formula="of:=[.R18]-[.R21]" office:value-type="float" office:value="0.923879532511287" calcext:value-type="float">
            <text:p>0.9238795325</text:p>
          </table:table-cell>
          <table:table-cell table:formula="of:=[.S18]-[.S21]" office:value-type="float" office:value="0.38268343236509" calcext:value-type="float">
            <text:p>0.382683432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6" calcext:value-type="float">
            <text:p>-0.0980171403</text:p>
          </table:table-cell>
          <table:table-cell table:style-name="ce74" office:value-type="float" office:value="0.773010453362737" calcext:value-type="float">
            <text:p>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6" office:value-type="float" office:value="0.956940335732209" calcext:value-type="float">
            <text:p>0.9569403357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table:formula="of:=DCTROTX([.L24];-[.L25];1;32)" office:value-type="float" office:value="0.995184726672197" calcext:value-type="float">
            <text:p>0.9951847267</text:p>
          </table:table-cell>
          <table:table-cell table:style-name="ce70" table:formula="of:=DCTROTX([.M24];-[.M25];1;32)" office:value-type="float" office:value="0.0980171403295606" calcext:value-type="float">
            <text:p>0.0980171403</text:p>
          </table:table-cell>
          <table:table-cell table:style-name="ce74" table:formula="of:=DCTROTX([.N24];-[.N25];1;32)" office:value-type="float" office:value="0.773010453362737" calcext:value-type="float">
            <text:p>0.7730104534</text:p>
          </table:table-cell>
          <table:table-cell table:style-name="ce65" table:formula="of:=DCTROTX([.O24];-[.O25];1;32)" office:value-type="float" office:value="0.634393284163645" calcext:value-type="float">
            <text:p>0.6343932842</text:p>
          </table:table-cell>
          <table:table-cell table:style-name="ce76" table:formula="of:=DCTROTX([.P24];-[.P25];1;32)" office:value-type="float" office:value="0.956940335732209" calcext:value-type="float">
            <text:p>0.9569403357</text:p>
          </table:table-cell>
          <table:table-cell table:style-name="ce67" table:formula="of:=DCTROTX([.Q24];-[.Q25];1;32)" office:value-type="float" office:value="0.290284677254462" calcext:value-type="float">
            <text:p>0.2902846773</text:p>
          </table:table-cell>
          <table:table-cell table:style-name="ce49" table:formula="of:=DCTROTX([.R24];-[.R25];1;32)" office:value-type="float" office:value="0.881921264348355" calcext:value-type="float">
            <text:p>0.8819212643</text:p>
          </table:table-cell>
          <table:table-cell table:style-name="ce72" table:formula="of:=DCTROTX([.S24];-[.S25];1;32)" office:value-type="float" office:value="0.471396736825998" calcext:value-type="float">
            <text:p>0.47139673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3" table:formula="of:=COS(PI()/8*([.Y$32]+0.5)*([.$X33]+0.5))" office:value-type="float" office:value="0.995184726672197" calcext:value-type="float">
            <text:p>0.9951847267</text:p>
          </table:table-cell>
          <table:table-cell table:style-name="ce37" table:formula="of:=COS(PI()/8*([.Z$32]+0.5)*([.$X33]+0.5))" office:value-type="float" office:value="0.956940335732209" calcext:value-type="float">
            <text:p>0.9569403357</text:p>
          </table:table-cell>
          <table:table-cell table:style-name="ce31" table:formula="of:=COS(PI()/8*([.AA$32]+0.5)*([.$X33]+0.5))" office:value-type="float" office:value="0.881921264348355" calcext:value-type="float">
            <text:p>0.8819212643</text:p>
          </table:table-cell>
          <table:table-cell table:style-name="ce84" table:formula="of:=COS(PI()/8*([.AB$32]+0.5)*([.$X33]+0.5))" office:value-type="float" office:value="0.773010453362737" calcext:value-type="float">
            <text:p>0.7730104534</text:p>
          </table:table-cell>
          <table:table-cell table:style-name="ce85" table:formula="of:=COS(PI()/8*([.AC$32]+0.5)*([.$X33]+0.5))" office:value-type="float" office:value="0.634393284163645" calcext:value-type="float">
            <text:p>0.6343932842</text:p>
          </table:table-cell>
          <table:table-cell table:style-name="ce86" table:formula="of:=COS(PI()/8*([.AD$32]+0.5)*([.$X33]+0.5))" office:value-type="float" office:value="0.471396736825998" calcext:value-type="float">
            <text:p>0.4713967368</text:p>
          </table:table-cell>
          <table:table-cell table:style-name="ce87" table:formula="of:=COS(PI()/8*([.AE$32]+0.5)*([.$X33]+0.5))" office:value-type="float" office:value="0.290284677254462" calcext:value-type="float">
            <text:p>0.2902846773</text:p>
          </table:table-cell>
          <table:table-cell table:style-name="ce88" table:formula="of:=COS(PI()/8*([.AF$32]+0.5)*([.$X33]+0.5))" office:value-type="float" office:value="0.0980171403295608" calcext:value-type="float">
            <text:p>0.0980171403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3" office:value-type="float" office:value="-0.0980171403295606" calcext:value-type="float">
            <text:p>-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0.634393284163645" calcext:value-type="float">
            <text:p>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7" office:value-type="float" office:value="0.290284677254462" calcext:value-type="float">
            <text:p>0.290284677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63" table:formula="of:=DCTROTY([.L24];-[.L25];1;32)" office:value-type="float" office:value="0.0980171403295606" calcext:value-type="float">
            <text:p>0.0980171403</text:p>
          </table:table-cell>
          <table:table-cell table:style-name="ce71" table:formula="of:=DCTROTY([.M24];-[.M25];1;32)" office:value-type="float" office:value="-0.995184726672197" calcext:value-type="float">
            <text:p>-0.9951847267</text:p>
          </table:table-cell>
          <table:table-cell table:style-name="ce75" table:formula="of:=DCTROTY([.N24];-[.N25];1;32)" office:value-type="float" office:value="-0.634393284163645" calcext:value-type="float">
            <text:p>-0.6343932842</text:p>
          </table:table-cell>
          <table:table-cell table:style-name="ce66" table:formula="of:=DCTROTY([.O24];-[.O25];1;32)" office:value-type="float" office:value="0.773010453362737" calcext:value-type="float">
            <text:p>0.7730104534</text:p>
          </table:table-cell>
          <table:table-cell table:style-name="ce77" table:formula="of:=DCTROTY([.P24];-[.P25];1;32)" office:value-type="float" office:value="-0.290284677254462" calcext:value-type="float">
            <text:p>-0.2902846773</text:p>
          </table:table-cell>
          <table:table-cell table:style-name="ce68" table:formula="of:=DCTROTY([.Q24];-[.Q25];1;32)" office:value-type="float" office:value="0.956940335732209" calcext:value-type="float">
            <text:p>0.9569403357</text:p>
          </table:table-cell>
          <table:table-cell table:style-name="ce64" table:formula="of:=DCTROTY([.R24];-[.R25];1;32)" office:value-type="float" office:value="0.471396736825998" calcext:value-type="float">
            <text:p>0.4713967368</text:p>
          </table:table-cell>
          <table:table-cell table:style-name="ce73" table:formula="of:=DCTROTY([.S24];-[.S25];1;32)" office:value-type="float" office:value="-0.881921264348355" calcext:value-type="float">
            <text:p>-0.8819212643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7" table:formula="of:=COS(PI()/8*([.Y$32]+0.5)*([.$X34]+0.5))" office:value-type="float" office:value="0.956940335732209" calcext:value-type="float">
            <text:p>0.9569403357</text:p>
          </table:table-cell>
          <table:table-cell table:style-name="ce85" table:formula="of:=COS(PI()/8*([.Z$32]+0.5)*([.$X34]+0.5))" office:value-type="float" office:value="0.634393284163645" calcext:value-type="float">
            <text:p>0.6343932842</text:p>
          </table:table-cell>
          <table:table-cell table:style-name="ce88" table:formula="of:=COS(PI()/8*([.AA$32]+0.5)*([.$X34]+0.5))" office:value-type="float" office:value="0.0980171403295608" calcext:value-type="float">
            <text:p>0.0980171403</text:p>
          </table:table-cell>
          <table:table-cell table:style-name="ce97" table:formula="of:=COS(PI()/8*([.AB$32]+0.5)*([.$X34]+0.5))" office:value-type="float" office:value="-0.471396736825998" calcext:value-type="float">
            <text:p>-0.4713967368</text:p>
          </table:table-cell>
          <table:table-cell table:style-name="ce42" table:formula="of:=COS(PI()/8*([.AC$32]+0.5)*([.$X34]+0.5))" office:value-type="float" office:value="-0.881921264348355" calcext:value-type="float">
            <text:p>-0.8819212643</text:p>
          </table:table-cell>
          <table:table-cell table:style-name="ce98" table:formula="of:=COS(PI()/8*([.AD$32]+0.5)*([.$X34]+0.5))" office:value-type="float" office:value="-0.995184726672197" calcext:value-type="float">
            <text:p>-0.9951847267</text:p>
          </table:table-cell>
          <table:table-cell table:style-name="ce99" table:formula="of:=COS(PI()/8*([.AE$32]+0.5)*([.$X34]+0.5))" office:value-type="float" office:value="-0.773010453362737" calcext:value-type="float">
            <text:p>-0.7730104534</text:p>
          </table:table-cell>
          <table:table-cell table:style-name="ce100" table:formula="of:=COS(PI()/8*([.AF$32]+0.5)*([.$X34]+0.5))" office:value-type="float" office:value="-0.290284677254463" calcext:value-type="float">
            <text:p>-0.290284677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9" office:value-type="float" office:value="0.881921264348355" calcext:value-type="float">
            <text:p>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5" office:value-type="float" office:value="-0.634393284163645" calcext:value-type="float">
            <text:p>-0.6343932842</text:p>
          </table:table-cell>
          <table:table-cell table:style-name="ce70" office:value-type="float" office:value="0.0980171403295605" calcext:value-type="float">
            <text:p>0.0980171403</text:p>
          </table:table-cell>
          <table:table-cell table:style-name="ce62" office:value-type="float" office:value="-0.995184726672197" calcext:value-type="float">
            <text:p>-0.995184726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9" table:formula="of:=DCTROTX([.L26];-[.L27];5;32)" office:value-type="float" office:value="0.881921264348355" calcext:value-type="float">
            <text:p>0.8819212643</text:p>
          </table:table-cell>
          <table:table-cell table:style-name="ce72" table:formula="of:=DCTROTX([.M26];-[.M27];5;32)" office:value-type="float" office:value="0.471396736825998" calcext:value-type="float">
            <text:p>0.4713967368</text:p>
          </table:table-cell>
          <table:table-cell table:style-name="ce76" table:formula="of:=DCTROTX([.N26];-[.N27];5;32)" office:value-type="float" office:value="-0.956940335732209" calcext:value-type="float">
            <text:p>-0.9569403357</text:p>
          </table:table-cell>
          <table:table-cell table:style-name="ce67" table:formula="of:=DCTROTX([.O26];-[.O27];5;32)" office:value-type="float" office:value="-0.290284677254462" calcext:value-type="float">
            <text:p>-0.2902846773</text:p>
          </table:table-cell>
          <table:table-cell table:style-name="ce70" table:formula="of:=DCTROTX([.P26];-[.P27];5;32)" office:value-type="float" office:value="0.0980171403295605" calcext:value-type="float">
            <text:p>0.0980171403</text:p>
          </table:table-cell>
          <table:table-cell table:style-name="ce62" table:formula="of:=DCTROTX([.Q26];-[.Q27];5;32)" office:value-type="float" office:value="0.995184726672197" calcext:value-type="float">
            <text:p>0.9951847267</text:p>
          </table:table-cell>
          <table:table-cell table:style-name="ce74" table:formula="of:=DCTROTX([.R26];-[.R27];5;32)" office:value-type="float" office:value="-0.773010453362737" calcext:value-type="float">
            <text:p>-0.7730104534</text:p>
          </table:table-cell>
          <table:table-cell table:style-name="ce65" table:formula="of:=DCTROTX([.S26];-[.S27];5;32)" office:value-type="float" office:value="0.634393284163645" calcext:value-type="float">
            <text:p>0.6343932842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31" table:formula="of:=COS(PI()/8*([.Y$32]+0.5)*([.$X35]+0.5))" office:value-type="float" office:value="0.881921264348355" calcext:value-type="float">
            <text:p>0.8819212643</text:p>
          </table:table-cell>
          <table:table-cell table:style-name="ce88" table:formula="of:=COS(PI()/8*([.Z$32]+0.5)*([.$X35]+0.5))" office:value-type="float" office:value="0.0980171403295608" calcext:value-type="float">
            <text:p>0.0980171403</text:p>
          </table:table-cell>
          <table:table-cell table:style-name="ce99" table:formula="of:=COS(PI()/8*([.AA$32]+0.5)*([.$X35]+0.5))" office:value-type="float" office:value="-0.773010453362737" calcext:value-type="float">
            <text:p>-0.7730104534</text:p>
          </table:table-cell>
          <table:table-cell table:style-name="ce44" table:formula="of:=COS(PI()/8*([.AB$32]+0.5)*([.$X35]+0.5))" office:value-type="float" office:value="-0.956940335732209" calcext:value-type="float">
            <text:p>-0.9569403357</text:p>
          </table:table-cell>
          <table:table-cell table:style-name="ce100" table:formula="of:=COS(PI()/8*([.AC$32]+0.5)*([.$X35]+0.5))" office:value-type="float" office:value="-0.290284677254462" calcext:value-type="float">
            <text:p>-0.2902846773</text:p>
          </table:table-cell>
          <table:table-cell table:style-name="ce85" table:formula="of:=COS(PI()/8*([.AD$32]+0.5)*([.$X35]+0.5))" office:value-type="float" office:value="0.634393284163645" calcext:value-type="float">
            <text:p>0.6343932842</text:p>
          </table:table-cell>
          <table:table-cell table:style-name="ce83" table:formula="of:=COS(PI()/8*([.AE$32]+0.5)*([.$X35]+0.5))" office:value-type="float" office:value="0.995184726672197" calcext:value-type="float">
            <text:p>0.9951847267</text:p>
          </table:table-cell>
          <table:table-cell table:style-name="ce86" table:formula="of:=COS(PI()/8*([.AF$32]+0.5)*([.$X35]+0.5))" office:value-type="float" office:value="0.471396736825998" calcext:value-type="float">
            <text:p>0.4713967368</text:p>
          </table:table-cell>
          <table:table-cell/>
          <table:table-cell table:style-name="ce103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4" office:value-type="float" office:value="-0.471396736825998" calcext:value-type="float">
            <text:p>-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0.773010453362737" calcext:value-type="float">
            <text:p>0.7730104534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3" office:value-type="float" office:value="0.0980171403295605" calcext:value-type="float">
            <text:p>0.0980171403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64" table:formula="of:=DCTROTY([.L26];-[.L27];5;32)" office:value-type="float" office:value="0.471396736825998" calcext:value-type="float">
            <text:p>0.4713967368</text:p>
          </table:table-cell>
          <table:table-cell table:style-name="ce73" table:formula="of:=DCTROTY([.M26];-[.M27];5;32)" office:value-type="float" office:value="-0.881921264348355" calcext:value-type="float">
            <text:p>-0.8819212643</text:p>
          </table:table-cell>
          <table:table-cell table:style-name="ce77" table:formula="of:=DCTROTY([.N26];-[.N27];5;32)" office:value-type="float" office:value="0.290284677254462" calcext:value-type="float">
            <text:p>0.2902846773</text:p>
          </table:table-cell>
          <table:table-cell table:style-name="ce68" table:formula="of:=DCTROTY([.O26];-[.O27];5;32)" office:value-type="float" office:value="-0.956940335732209" calcext:value-type="float">
            <text:p>-0.9569403357</text:p>
          </table:table-cell>
          <table:table-cell table:style-name="ce71" table:formula="of:=DCTROTY([.P26];-[.P27];5;32)" office:value-type="float" office:value="-0.995184726672197" calcext:value-type="float">
            <text:p>-0.9951847267</text:p>
          </table:table-cell>
          <table:table-cell table:style-name="ce63" table:formula="of:=DCTROTY([.Q26];-[.Q27];5;32)" office:value-type="float" office:value="0.0980171403295605" calcext:value-type="float">
            <text:p>0.0980171403</text:p>
          </table:table-cell>
          <table:table-cell table:style-name="ce75" table:formula="of:=DCTROTY([.R26];-[.R27];5;32)" office:value-type="float" office:value="0.634393284163645" calcext:value-type="float">
            <text:p>0.6343932842</text:p>
          </table:table-cell>
          <table:table-cell table:style-name="ce66" table:formula="of:=DCTROTY([.S26];-[.S27];5;32)" office:value-type="float" office:value="0.773010453362737" calcext:value-type="float">
            <text:p>0.7730104534</text:p>
          </table:table-cell>
          <table:table-cell/>
          <table:table-cell table:style-name="ce74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84" table:formula="of:=COS(PI()/8*([.Y$32]+0.5)*([.$X36]+0.5))" office:value-type="float" office:value="0.773010453362737" calcext:value-type="float">
            <text:p>0.7730104534</text:p>
          </table:table-cell>
          <table:table-cell table:style-name="ce97" table:formula="of:=COS(PI()/8*([.Z$32]+0.5)*([.$X36]+0.5))" office:value-type="float" office:value="-0.471396736825998" calcext:value-type="float">
            <text:p>-0.4713967368</text:p>
          </table:table-cell>
          <table:table-cell table:style-name="ce44" table:formula="of:=COS(PI()/8*([.AA$32]+0.5)*([.$X36]+0.5))" office:value-type="float" office:value="-0.956940335732209" calcext:value-type="float">
            <text:p>-0.9569403357</text:p>
          </table:table-cell>
          <table:table-cell table:style-name="ce88" table:formula="of:=COS(PI()/8*([.AB$32]+0.5)*([.$X36]+0.5))" office:value-type="float" office:value="0.0980171403295601" calcext:value-type="float">
            <text:p>0.0980171403</text:p>
          </table:table-cell>
          <table:table-cell table:style-name="ce83" table:formula="of:=COS(PI()/8*([.AC$32]+0.5)*([.$X36]+0.5))" office:value-type="float" office:value="0.995184726672197" calcext:value-type="float">
            <text:p>0.9951847267</text:p>
          </table:table-cell>
          <table:table-cell table:style-name="ce87" table:formula="of:=COS(PI()/8*([.AD$32]+0.5)*([.$X36]+0.5))" office:value-type="float" office:value="0.290284677254463" calcext:value-type="float">
            <text:p>0.2902846773</text:p>
          </table:table-cell>
          <table:table-cell table:style-name="ce42" table:formula="of:=COS(PI()/8*([.AE$32]+0.5)*([.$X36]+0.5))" office:value-type="float" office:value="-0.881921264348356" calcext:value-type="float">
            <text:p>-0.8819212643</text:p>
          </table:table-cell>
          <table:table-cell table:style-name="ce65" table:formula="of:=COS(PI()/8*([.AF$32]+0.5)*([.$X36]+0.5))" office:value-type="float" office:value="-0.634393284163647" calcext:value-type="float">
            <text:p>-0.6343932842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5" office:value-type="float" office:value="0.634393284163645" calcext:value-type="float">
            <text:p>0.6343932842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0.0980171403295607" calcext:value-type="float">
            <text:p>0.0980171403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67" office:value-type="float" office:value="-0.290284677254462" calcext:value-type="float">
            <text:p>-0.2902846773</text:p>
          </table:table-cell>
          <table:table-cell table:style-name="ce76" office:value-type="float" office:value="0.956940335732209" calcext:value-type="float">
            <text:p>0.9569403357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65" table:formula="of:=DCTROTX([.L28];-[.L29];9;32)" office:value-type="float" office:value="0.634393284163645" calcext:value-type="float">
            <text:p>0.6343932842</text:p>
          </table:table-cell>
          <table:table-cell table:style-name="ce74" table:formula="of:=DCTROTX([.M28];-[.M29];9;32)" office:value-type="float" office:value="0.773010453362737" calcext:value-type="float">
            <text:p>0.7730104534</text:p>
          </table:table-cell>
          <table:table-cell table:style-name="ce62" table:formula="of:=DCTROTX([.N28];-[.N29];9;32)" office:value-type="float" office:value="0.995184726672197" calcext:value-type="float">
            <text:p>0.9951847267</text:p>
          </table:table-cell>
          <table:table-cell table:style-name="ce70" table:formula="of:=DCTROTX([.O28];-[.O29];9;32)" office:value-type="float" office:value="-0.0980171403295607" calcext:value-type="float">
            <text:p>-0.0980171403</text:p>
          </table:table-cell>
          <table:table-cell table:style-name="ce49" table:formula="of:=DCTROTX([.P28];-[.P29];9;32)" office:value-type="float" office:value="-0.881921264348355" calcext:value-type="float">
            <text:p>-0.8819212643</text:p>
          </table:table-cell>
          <table:table-cell table:style-name="ce72" table:formula="of:=DCTROTX([.Q28];-[.Q29];9;32)" office:value-type="float" office:value="0.471396736825998" calcext:value-type="float">
            <text:p>0.4713967368</text:p>
          </table:table-cell>
          <table:table-cell table:style-name="ce67" table:formula="of:=DCTROTX([.R28];-[.R29];9;32)" office:value-type="float" office:value="-0.290284677254462" calcext:value-type="float">
            <text:p>-0.2902846773</text:p>
          </table:table-cell>
          <table:table-cell table:style-name="ce76" table:formula="of:=DCTROTX([.S28];-[.S29];9;32)" office:value-type="float" office:value="-0.956940335732209" calcext:value-type="float">
            <text:p>-0.9569403357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85" table:formula="of:=COS(PI()/8*([.Y$32]+0.5)*([.$X37]+0.5))" office:value-type="float" office:value="0.634393284163645" calcext:value-type="float">
            <text:p>0.6343932842</text:p>
          </table:table-cell>
          <table:table-cell table:style-name="ce42" table:formula="of:=COS(PI()/8*([.Z$32]+0.5)*([.$X37]+0.5))" office:value-type="float" office:value="-0.881921264348355" calcext:value-type="float">
            <text:p>-0.8819212643</text:p>
          </table:table-cell>
          <table:table-cell table:style-name="ce100" table:formula="of:=COS(PI()/8*([.AA$32]+0.5)*([.$X37]+0.5))" office:value-type="float" office:value="-0.290284677254462" calcext:value-type="float">
            <text:p>-0.2902846773</text:p>
          </table:table-cell>
          <table:table-cell table:style-name="ce83" table:formula="of:=COS(PI()/8*([.AB$32]+0.5)*([.$X37]+0.5))" office:value-type="float" office:value="0.995184726672197" calcext:value-type="float">
            <text:p>0.9951847267</text:p>
          </table:table-cell>
          <table:table-cell table:style-name="ce102" table:formula="of:=COS(PI()/8*([.AC$32]+0.5)*([.$X37]+0.5))" office:value-type="float" office:value="-0.09801714032956" calcext:value-type="float">
            <text:p>-0.0980171403</text:p>
          </table:table-cell>
          <table:table-cell table:style-name="ce44" table:formula="of:=COS(PI()/8*([.AD$32]+0.5)*([.$X37]+0.5))" office:value-type="float" office:value="-0.956940335732209" calcext:value-type="float">
            <text:p>-0.9569403357</text:p>
          </table:table-cell>
          <table:table-cell table:style-name="ce86" table:formula="of:=COS(PI()/8*([.AE$32]+0.5)*([.$X37]+0.5))" office:value-type="float" office:value="0.471396736825997" calcext:value-type="float">
            <text:p>0.4713967368</text:p>
          </table:table-cell>
          <table:table-cell table:style-name="ce84" table:formula="of:=COS(PI()/8*([.AF$32]+0.5)*([.$X37]+0.5))" office:value-type="float" office:value="0.773010453362738" calcext:value-type="float">
            <text:p>0.7730104534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0.995184726672197" calcext:value-type="float">
            <text:p>0.9951847267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8" office:value-type="float" office:value="0.956940335732209" calcext:value-type="float">
            <text:p>0.9569403357</text:p>
          </table:table-cell>
          <table:table-cell table:style-name="ce77" office:value-type="float" office:value="0.290284677254462" calcext:value-type="float">
            <text:p>0.2902846773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66" table:formula="of:=DCTROTY([.L28];-[.L29];9;32)" office:value-type="float" office:value="0.773010453362737" calcext:value-type="float">
            <text:p>0.7730104534</text:p>
          </table:table-cell>
          <table:table-cell table:style-name="ce75" table:formula="of:=DCTROTY([.M28];-[.M29];9;32)" office:value-type="float" office:value="-0.634393284163645" calcext:value-type="float">
            <text:p>-0.6343932842</text:p>
          </table:table-cell>
          <table:table-cell table:style-name="ce63" table:formula="of:=DCTROTY([.N28];-[.N29];9;32)" office:value-type="float" office:value="0.0980171403295607" calcext:value-type="float">
            <text:p>0.0980171403</text:p>
          </table:table-cell>
          <table:table-cell table:style-name="ce71" table:formula="of:=DCTROTY([.O28];-[.O29];9;32)" office:value-type="float" office:value="0.995184726672197" calcext:value-type="float">
            <text:p>0.9951847267</text:p>
          </table:table-cell>
          <table:table-cell table:style-name="ce64" table:formula="of:=DCTROTY([.P28];-[.P29];9;32)" office:value-type="float" office:value="-0.471396736825998" calcext:value-type="float">
            <text:p>-0.4713967368</text:p>
          </table:table-cell>
          <table:table-cell table:style-name="ce73" table:formula="of:=DCTROTY([.Q28];-[.Q29];9;32)" office:value-type="float" office:value="-0.881921264348355" calcext:value-type="float">
            <text:p>-0.8819212643</text:p>
          </table:table-cell>
          <table:table-cell table:style-name="ce68" table:formula="of:=DCTROTY([.R28];-[.R29];9;32)" office:value-type="float" office:value="-0.956940335732209" calcext:value-type="float">
            <text:p>-0.9569403357</text:p>
          </table:table-cell>
          <table:table-cell table:style-name="ce77" table:formula="of:=DCTROTY([.S28];-[.S29];9;32)" office:value-type="float" office:value="0.290284677254462" calcext:value-type="float">
            <text:p>0.2902846773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86" table:formula="of:=COS(PI()/8*([.Y$32]+0.5)*([.$X38]+0.5))" office:value-type="float" office:value="0.471396736825998" calcext:value-type="float">
            <text:p>0.4713967368</text:p>
          </table:table-cell>
          <table:table-cell table:style-name="ce98" table:formula="of:=COS(PI()/8*([.Z$32]+0.5)*([.$X38]+0.5))" office:value-type="float" office:value="-0.995184726672197" calcext:value-type="float">
            <text:p>-0.9951847267</text:p>
          </table:table-cell>
          <table:table-cell table:style-name="ce85" table:formula="of:=COS(PI()/8*([.AA$32]+0.5)*([.$X38]+0.5))" office:value-type="float" office:value="0.634393284163646" calcext:value-type="float">
            <text:p>0.6343932842</text:p>
          </table:table-cell>
          <table:table-cell table:style-name="ce87" table:formula="of:=COS(PI()/8*([.AB$32]+0.5)*([.$X38]+0.5))" office:value-type="float" office:value="0.290284677254463" calcext:value-type="float">
            <text:p>0.2902846773</text:p>
          </table:table-cell>
          <table:table-cell table:style-name="ce44" table:formula="of:=COS(PI()/8*([.AC$32]+0.5)*([.$X38]+0.5))" office:value-type="float" office:value="-0.956940335732209" calcext:value-type="float">
            <text:p>-0.9569403357</text:p>
          </table:table-cell>
          <table:table-cell table:style-name="ce84" table:formula="of:=COS(PI()/8*([.AD$32]+0.5)*([.$X38]+0.5))" office:value-type="float" office:value="0.773010453362736" calcext:value-type="float">
            <text:p>0.7730104534</text:p>
          </table:table-cell>
          <table:table-cell table:style-name="ce88" table:formula="of:=COS(PI()/8*([.AE$32]+0.5)*([.$X38]+0.5))" office:value-type="float" office:value="0.0980171403295591" calcext:value-type="float">
            <text:p>0.0980171403</text:p>
          </table:table-cell>
          <table:table-cell table:style-name="ce42" table:formula="of:=COS(PI()/8*([.AF$32]+0.5)*([.$X38]+0.5))" office:value-type="float" office:value="-0.881921264348356" calcext:value-type="float">
            <text:p>-0.8819212643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7" office:value-type="float" office:value="0.290284677254462" calcext:value-type="float">
            <text:p>0.2902846773</text:p>
          </table:table-cell>
          <table:table-cell table:style-name="ce76" office:value-type="float" office:value="-0.956940335732209" calcext:value-type="float">
            <text:p>-0.9569403357</text:p>
          </table:table-cell>
          <table:table-cell table:style-name="ce49" office:value-type="float" office:value="-0.881921264348355" calcext:value-type="float">
            <text:p>-0.8819212643</text:p>
          </table:table-cell>
          <table:table-cell table:style-name="ce72" office:value-type="float" office:value="-0.471396736825998" calcext:value-type="float">
            <text:p>-0.4713967368</text:p>
          </table:table-cell>
          <table:table-cell table:style-name="ce62" office:value-type="float" office:value="0.995184726672197" calcext:value-type="float">
            <text:p>0.9951847267</text:p>
          </table:table-cell>
          <table:table-cell table:style-name="ce70" office:value-type="float" office:value="-0.0980171403295607" calcext:value-type="float">
            <text:p>-0.0980171403</text:p>
          </table:table-cell>
          <table:table-cell table:style-name="ce74" office:value-type="float" office:value="-0.773010453362737" calcext:value-type="float">
            <text:p>-0.7730104534</text:p>
          </table:table-cell>
          <table:table-cell table:style-name="ce65" office:value-type="float" office:value="0.634393284163645" calcext:value-type="float">
            <text:p>0.6343932842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67" table:formula="of:=DCTROTX([.L30];-[.L31];13;32)" office:value-type="float" office:value="0.290284677254462" calcext:value-type="float">
            <text:p>0.2902846773</text:p>
          </table:table-cell>
          <table:table-cell table:style-name="ce76" table:formula="of:=DCTROTX([.M30];-[.M31];13;32)" office:value-type="float" office:value="0.956940335732209" calcext:value-type="float">
            <text:p>0.9569403357</text:p>
          </table:table-cell>
          <table:table-cell table:style-name="ce49" table:formula="of:=DCTROTX([.N30];-[.N31];13;32)" office:value-type="float" office:value="-0.881921264348355" calcext:value-type="float">
            <text:p>-0.8819212643</text:p>
          </table:table-cell>
          <table:table-cell table:style-name="ce72" table:formula="of:=DCTROTX([.O30];-[.O31];13;32)" office:value-type="float" office:value="0.471396736825998" calcext:value-type="float">
            <text:p>0.4713967368</text:p>
          </table:table-cell>
          <table:table-cell table:style-name="ce74" table:formula="of:=DCTROTX([.P30];-[.P31];13;32)" office:value-type="float" office:value="-0.773010453362737" calcext:value-type="float">
            <text:p>-0.7730104534</text:p>
          </table:table-cell>
          <table:table-cell table:style-name="ce78" table:formula="of:=DCTROTX([.Q30];-[.Q31];13;32)" office:value-type="float" office:value="-0.634393284163645" calcext:value-type="float">
            <text:p>-0.6343932842</text:p>
          </table:table-cell>
          <table:table-cell table:style-name="ce62" table:formula="of:=DCTROTX([.R30];-[.R31];13;32)" office:value-type="float" office:value="0.995184726672197" calcext:value-type="float">
            <text:p>0.9951847267</text:p>
          </table:table-cell>
          <table:table-cell table:style-name="ce70" table:formula="of:=DCTROTX([.S30];-[.S31];13;32)" office:value-type="float" office:value="0.0980171403295607" calcext:value-type="float">
            <text:p>0.0980171403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87" table:formula="of:=COS(PI()/8*([.Y$32]+0.5)*([.$X39]+0.5))" office:value-type="float" office:value="0.290284677254462" calcext:value-type="float">
            <text:p>0.2902846773</text:p>
          </table:table-cell>
          <table:table-cell table:style-name="ce99" table:formula="of:=COS(PI()/8*([.Z$32]+0.5)*([.$X39]+0.5))" office:value-type="float" office:value="-0.773010453362737" calcext:value-type="float">
            <text:p>-0.7730104534</text:p>
          </table:table-cell>
          <table:table-cell table:style-name="ce83" table:formula="of:=COS(PI()/8*([.AA$32]+0.5)*([.$X39]+0.5))" office:value-type="float" office:value="0.995184726672197" calcext:value-type="float">
            <text:p>0.9951847267</text:p>
          </table:table-cell>
          <table:table-cell table:style-name="ce42" table:formula="of:=COS(PI()/8*([.AB$32]+0.5)*([.$X39]+0.5))" office:value-type="float" office:value="-0.881921264348355" calcext:value-type="float">
            <text:p>-0.8819212643</text:p>
          </table:table-cell>
          <table:table-cell table:style-name="ce86" table:formula="of:=COS(PI()/8*([.AC$32]+0.5)*([.$X39]+0.5))" office:value-type="float" office:value="0.471396736825997" calcext:value-type="float">
            <text:p>0.4713967368</text:p>
          </table:table-cell>
          <table:table-cell table:style-name="ce88" table:formula="of:=COS(PI()/8*([.AD$32]+0.5)*([.$X39]+0.5))" office:value-type="float" office:value="0.0980171403295626" calcext:value-type="float">
            <text:p>0.0980171403</text:p>
          </table:table-cell>
          <table:table-cell table:style-name="ce101" table:formula="of:=COS(PI()/8*([.AE$32]+0.5)*([.$X39]+0.5))" office:value-type="float" office:value="-0.634393284163646" calcext:value-type="float">
            <text:p>-0.6343932842</text:p>
          </table:table-cell>
          <table:table-cell table:style-name="ce37" table:formula="of:=COS(PI()/8*([.AF$32]+0.5)*([.$X39]+0.5))" office:value-type="float" office:value="0.956940335732209" calcext:value-type="float">
            <text:p>0.9569403357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float" office:value="-0.956940335732209" calcext:value-type="float">
            <text:p>-0.9569403357</text:p>
          </table:table-cell>
          <table:table-cell table:style-name="ce77" office:value-type="float" office:value="-0.290284677254462" calcext:value-type="float">
            <text:p>-0.2902846773</text:p>
          </table:table-cell>
          <table:table-cell table:style-name="ce64" office:value-type="float" office:value="0.471396736825998" calcext:value-type="float">
            <text:p>0.4713967368</text:p>
          </table:table-cell>
          <table:table-cell table:style-name="ce73" office:value-type="float" office:value="-0.881921264348355" calcext:value-type="float">
            <text:p>-0.8819212643</text:p>
          </table:table-cell>
          <table:table-cell table:style-name="ce63" office:value-type="float" office:value="-0.0980171403295607" calcext:value-type="float">
            <text:p>-0.0980171403</text:p>
          </table:table-cell>
          <table:table-cell table:style-name="ce71" office:value-type="float" office:value="-0.995184726672197" calcext:value-type="float">
            <text:p>-0.9951847267</text:p>
          </table:table-cell>
          <table:table-cell table:style-name="ce75" office:value-type="float" office:value="-0.634393284163645" calcext:value-type="float">
            <text:p>-0.6343932842</text:p>
          </table:table-cell>
          <table:table-cell table:style-name="ce66" office:value-type="float" office:value="-0.773010453362737" calcext:value-type="float">
            <text:p>-0.7730104534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68" table:formula="of:=DCTROTY([.L30];-[.L31];13;32)" office:value-type="float" office:value="0.956940335732209" calcext:value-type="float">
            <text:p>0.9569403357</text:p>
          </table:table-cell>
          <table:table-cell table:style-name="ce77" table:formula="of:=DCTROTY([.M30];-[.M31];13;32)" office:value-type="float" office:value="-0.290284677254462" calcext:value-type="float">
            <text:p>-0.2902846773</text:p>
          </table:table-cell>
          <table:table-cell table:style-name="ce64" table:formula="of:=DCTROTY([.N30];-[.N31];13;32)" office:value-type="float" office:value="-0.471396736825998" calcext:value-type="float">
            <text:p>-0.4713967368</text:p>
          </table:table-cell>
          <table:table-cell table:style-name="ce73" table:formula="of:=DCTROTY([.O30];-[.O31];13;32)" office:value-type="float" office:value="-0.881921264348355" calcext:value-type="float">
            <text:p>-0.8819212643</text:p>
          </table:table-cell>
          <table:table-cell table:style-name="ce75" table:formula="of:=DCTROTY([.P30];-[.P31];13;32)" office:value-type="float" office:value="0.634393284163645" calcext:value-type="float">
            <text:p>0.6343932842</text:p>
          </table:table-cell>
          <table:table-cell table:style-name="ce66" table:formula="of:=DCTROTY([.Q30];-[.Q31];13;32)" office:value-type="float" office:value="-0.773010453362737" calcext:value-type="float">
            <text:p>-0.7730104534</text:p>
          </table:table-cell>
          <table:table-cell table:style-name="ce63" table:formula="of:=DCTROTY([.R30];-[.R31];13;32)" office:value-type="float" office:value="0.0980171403295607" calcext:value-type="float">
            <text:p>0.0980171403</text:p>
          </table:table-cell>
          <table:table-cell table:style-name="ce71" table:formula="of:=DCTROTY([.S30];-[.S31];13;32)" office:value-type="float" office:value="-0.995184726672197" calcext:value-type="float">
            <text:p>-0.995184726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88" table:formula="of:=COS(PI()/8*([.Y$32]+0.5)*([.$X40]+0.5))" office:value-type="float" office:value="0.0980171403295608" calcext:value-type="float">
            <text:p>0.0980171403</text:p>
          </table:table-cell>
          <table:table-cell table:style-name="ce100" table:formula="of:=COS(PI()/8*([.Z$32]+0.5)*([.$X40]+0.5))" office:value-type="float" office:value="-0.290284677254462" calcext:value-type="float">
            <text:p>-0.2902846773</text:p>
          </table:table-cell>
          <table:table-cell table:style-name="ce86" table:formula="of:=COS(PI()/8*([.AA$32]+0.5)*([.$X40]+0.5))" office:value-type="float" office:value="0.471396736825998" calcext:value-type="float">
            <text:p>0.4713967368</text:p>
          </table:table-cell>
          <table:table-cell table:style-name="ce101" table:formula="of:=COS(PI()/8*([.AB$32]+0.5)*([.$X40]+0.5))" office:value-type="float" office:value="-0.634393284163645" calcext:value-type="float">
            <text:p>-0.6343932842</text:p>
          </table:table-cell>
          <table:table-cell table:style-name="ce84" table:formula="of:=COS(PI()/8*([.AC$32]+0.5)*([.$X40]+0.5))" office:value-type="float" office:value="0.773010453362738" calcext:value-type="float">
            <text:p>0.7730104534</text:p>
          </table:table-cell>
          <table:table-cell table:style-name="ce42" table:formula="of:=COS(PI()/8*([.AD$32]+0.5)*([.$X40]+0.5))" office:value-type="float" office:value="-0.881921264348356" calcext:value-type="float">
            <text:p>-0.8819212643</text:p>
          </table:table-cell>
          <table:table-cell table:style-name="ce37" table:formula="of:=COS(PI()/8*([.AE$32]+0.5)*([.$X40]+0.5))" office:value-type="float" office:value="0.956940335732208" calcext:value-type="float">
            <text:p>0.9569403357</text:p>
          </table:table-cell>
          <table:table-cell table:style-name="ce98" table:formula="of:=COS(PI()/8*([.AF$32]+0.5)*([.$X40]+0.5))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7</text:p>
          </table:table-cell>
          <table:table-cell table:formula="of:=ABS([.C33])" office:value-type="float" office:value="0.0980171403295606" calcext:value-type="float">
            <text:p>0.0980171403</text:p>
          </table:table-cell>
          <table:table-cell table:formula="of:=ABS([.D33])" office:value-type="float" office:value="0.773010453362737" calcext:value-type="float">
            <text:p>0.7730104534</text:p>
          </table:table-cell>
          <table:table-cell table:formula="of:=ABS([.E33])" office:value-type="float" office:value="0.634393284163645" calcext:value-type="float">
            <text:p>0.6343932842</text:p>
          </table:table-cell>
          <table:table-cell table:style-name="ce78" table:formula="of:=ABS([.F33])" office:value-type="float" office:value="0.956940335732209" calcext:value-type="float">
            <text:p>0.9569403357</text:p>
          </table:table-cell>
          <table:table-cell table:style-name="ce78" table:formula="of:=ABS([.G33])" office:value-type="float" office:value="0.290284677254462" calcext:value-type="float">
            <text:p>0.2902846773</text:p>
          </table:table-cell>
          <table:table-cell table:style-name="ce49" table:formula="of:=ABS([.H33])" office:value-type="float" office:value="0.881921264348355" calcext:value-type="float">
            <text:p>0.8819212643</text:p>
          </table:table-cell>
          <table:table-cell table:formula="of:=ABS([.I33])" office:value-type="float" office:value="0.471396736825998" calcext:value-type="float">
            <text:p>0.4713967368</text:p>
          </table:table-cell>
          <table:table-cell table:style-name="ce69" table:formula="of:=SUM([.B42:.I42])" office:value-type="float" office:value="5.10114861868916" calcext:value-type="float">
            <text:p>5.1011486187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7</text:p>
          </table:table-cell>
          <table:table-cell table:formula="of:=ABS([.M33])" office:value-type="float" office:value="0.0980171403295606" calcext:value-type="float">
            <text:p>0.0980171403</text:p>
          </table:table-cell>
          <table:table-cell table:formula="of:=ABS([.N33])" office:value-type="float" office:value="0.773010453362737" calcext:value-type="float">
            <text:p>0.7730104534</text:p>
          </table:table-cell>
          <table:table-cell table:formula="of:=ABS([.O33])" office:value-type="float" office:value="0.634393284163645" calcext:value-type="float">
            <text:p>0.6343932842</text:p>
          </table:table-cell>
          <table:table-cell table:style-name="ce78" table:formula="of:=ABS([.P33])" office:value-type="float" office:value="0.956940335732209" calcext:value-type="float">
            <text:p>0.9569403357</text:p>
          </table:table-cell>
          <table:table-cell table:style-name="ce78" table:formula="of:=ABS([.Q33])" office:value-type="float" office:value="0.290284677254462" calcext:value-type="float">
            <text:p>0.2902846773</text:p>
          </table:table-cell>
          <table:table-cell table:style-name="ce49" table:formula="of:=ABS([.R33])" office:value-type="float" office:value="0.881921264348355" calcext:value-type="float">
            <text:p>0.8819212643</text:p>
          </table:table-cell>
          <table:table-cell table:formula="of:=ABS([.S33])" office:value-type="float" office:value="0.471396736825998" calcext:value-type="float">
            <text:p>0.4713967368</text:p>
          </table:table-cell>
          <table:table-cell table:style-name="ce69" table:formula="of:=SUM([.L42:.S42])" office:value-type="float" office:value="5.10114861868916" calcext:value-type="float">
            <text:p>5.1011486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89" table:formula="of:=ABS([.Y33])" office:value-type="float" office:value="0.995184726672197" calcext:value-type="float">
            <text:p>0.9951847267</text:p>
          </table:table-cell>
          <table:table-cell table:style-name="ce90" table:formula="of:=ABS([.Z33])" office:value-type="float" office:value="0.956940335732209" calcext:value-type="float">
            <text:p>0.9569403357</text:p>
          </table:table-cell>
          <table:table-cell table:style-name="ce91" table:formula="of:=ABS([.AA33])" office:value-type="float" office:value="0.881921264348355" calcext:value-type="float">
            <text:p>0.8819212643</text:p>
          </table:table-cell>
          <table:table-cell table:style-name="ce92" table:formula="of:=ABS([.AB33])" office:value-type="float" office:value="0.773010453362737" calcext:value-type="float">
            <text:p>0.7730104534</text:p>
          </table:table-cell>
          <table:table-cell table:style-name="ce93" table:formula="of:=ABS([.AC33])" office:value-type="float" office:value="0.634393284163645" calcext:value-type="float">
            <text:p>0.6343932842</text:p>
          </table:table-cell>
          <table:table-cell table:style-name="ce94" table:formula="of:=ABS([.AD33])" office:value-type="float" office:value="0.471396736825998" calcext:value-type="float">
            <text:p>0.4713967368</text:p>
          </table:table-cell>
          <table:table-cell table:style-name="ce95" table:formula="of:=ABS([.AE33])" office:value-type="float" office:value="0.290284677254462" calcext:value-type="float">
            <text:p>0.2902846773</text:p>
          </table:table-cell>
          <table:table-cell table:style-name="ce96" table:formula="of:=ABS([.AF33])" office:value-type="float" office:value="0.0980171403295608" calcext:value-type="float">
            <text:p>0.0980171403</text:p>
          </table:table-cell>
          <table:table-cell table:style-name="ce69" table:formula="of:=SUM([.Y42:.AF42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</text:p>
          </table:table-cell>
          <table:table-cell table:formula="of:=ABS([.C34])" office:value-type="float" office:value="0.995184726672197" calcext:value-type="float">
            <text:p>0.9951847267</text:p>
          </table:table-cell>
          <table:table-cell table:formula="of:=ABS([.D34])" office:value-type="float" office:value="0.634393284163645" calcext:value-type="float">
            <text:p>0.6343932842</text:p>
          </table:table-cell>
          <table:table-cell table:formula="of:=ABS([.E34])" office:value-type="float" office:value="0.773010453362737" calcext:value-type="float">
            <text:p>0.7730104534</text:p>
          </table:table-cell>
          <table:table-cell table:style-name="ce78" table:formula="of:=ABS([.F34])" office:value-type="float" office:value="0.290284677254462" calcext:value-type="float">
            <text:p>0.2902846773</text:p>
          </table:table-cell>
          <table:table-cell table:style-name="ce78" table:formula="of:=ABS([.G34])" office:value-type="float" office:value="0.956940335732209" calcext:value-type="float">
            <text:p>0.9569403357</text:p>
          </table:table-cell>
          <table:table-cell table:formula="of:=ABS([.H34])" office:value-type="float" office:value="0.471396736825998" calcext:value-type="float">
            <text:p>0.4713967368</text:p>
          </table:table-cell>
          <table:table-cell table:style-name="ce49" table:formula="of:=ABS([.I34])" office:value-type="float" office:value="0.881921264348355" calcext:value-type="float">
            <text:p>0.8819212643</text:p>
          </table:table-cell>
          <table:table-cell table:style-name="ce69" table:formula="of:=SUM([.B43:.I43])" office:value-type="float" office:value="5.10114861868916" calcext:value-type="float">
            <text:p>5.1011486187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</text:p>
          </table:table-cell>
          <table:table-cell table:formula="of:=ABS([.M34])" office:value-type="float" office:value="0.995184726672197" calcext:value-type="float">
            <text:p>0.9951847267</text:p>
          </table:table-cell>
          <table:table-cell table:formula="of:=ABS([.N34])" office:value-type="float" office:value="0.634393284163645" calcext:value-type="float">
            <text:p>0.6343932842</text:p>
          </table:table-cell>
          <table:table-cell table:formula="of:=ABS([.O34])" office:value-type="float" office:value="0.773010453362737" calcext:value-type="float">
            <text:p>0.7730104534</text:p>
          </table:table-cell>
          <table:table-cell table:style-name="ce78" table:formula="of:=ABS([.P34])" office:value-type="float" office:value="0.290284677254462" calcext:value-type="float">
            <text:p>0.2902846773</text:p>
          </table:table-cell>
          <table:table-cell table:style-name="ce78" table:formula="of:=ABS([.Q34])" office:value-type="float" office:value="0.956940335732209" calcext:value-type="float">
            <text:p>0.9569403357</text:p>
          </table:table-cell>
          <table:table-cell table:formula="of:=ABS([.R34])" office:value-type="float" office:value="0.471396736825998" calcext:value-type="float">
            <text:p>0.4713967368</text:p>
          </table:table-cell>
          <table:table-cell table:style-name="ce49" table:formula="of:=ABS([.S34])" office:value-type="float" office:value="0.881921264348355" calcext:value-type="float">
            <text:p>0.8819212643</text:p>
          </table:table-cell>
          <table:table-cell table:style-name="ce69" table:formula="of:=SUM([.L43:.S43])" office:value-type="float" office:value="5.10114861868916" calcext:value-type="float">
            <text:p>5.1011486187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90" table:formula="of:=ABS([.Y34])" office:value-type="float" office:value="0.956940335732209" calcext:value-type="float">
            <text:p>0.9569403357</text:p>
          </table:table-cell>
          <table:table-cell table:style-name="ce93" table:formula="of:=ABS([.Z34])" office:value-type="float" office:value="0.634393284163645" calcext:value-type="float">
            <text:p>0.6343932842</text:p>
          </table:table-cell>
          <table:table-cell table:style-name="ce96" table:formula="of:=ABS([.AA34])" office:value-type="float" office:value="0.0980171403295608" calcext:value-type="float">
            <text:p>0.0980171403</text:p>
          </table:table-cell>
          <table:table-cell table:style-name="ce94" table:formula="of:=ABS([.AB34])" office:value-type="float" office:value="0.471396736825998" calcext:value-type="float">
            <text:p>0.4713967368</text:p>
          </table:table-cell>
          <table:table-cell table:style-name="ce91" table:formula="of:=ABS([.AC34])" office:value-type="float" office:value="0.881921264348355" calcext:value-type="float">
            <text:p>0.8819212643</text:p>
          </table:table-cell>
          <table:table-cell table:style-name="ce89" table:formula="of:=ABS([.AD34])" office:value-type="float" office:value="0.995184726672197" calcext:value-type="float">
            <text:p>0.9951847267</text:p>
          </table:table-cell>
          <table:table-cell table:style-name="ce92" table:formula="of:=ABS([.AE34])" office:value-type="float" office:value="0.773010453362737" calcext:value-type="float">
            <text:p>0.7730104534</text:p>
          </table:table-cell>
          <table:table-cell table:style-name="ce95" table:formula="of:=ABS([.AF34])" office:value-type="float" office:value="0.290284677254463" calcext:value-type="float">
            <text:p>0.2902846773</text:p>
          </table:table-cell>
          <table:table-cell table:style-name="ce69" table:formula="of:=SUM([.Y43:.AF43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</text:p>
          </table:table-cell>
          <table:table-cell table:formula="of:=ABS([.C35])" office:value-type="float" office:value="0.471396736825998" calcext:value-type="float">
            <text:p>0.4713967368</text:p>
          </table:table-cell>
          <table:table-cell table:formula="of:=ABS([.D35])" office:value-type="float" office:value="0.956940335732209" calcext:value-type="float">
            <text:p>0.9569403357</text:p>
          </table:table-cell>
          <table:table-cell table:formula="of:=ABS([.E35])" office:value-type="float" office:value="0.290284677254462" calcext:value-type="float">
            <text:p>0.2902846773</text:p>
          </table:table-cell>
          <table:table-cell table:style-name="ce78" table:formula="of:=ABS([.F35])" office:value-type="float" office:value="0.773010453362737" calcext:value-type="float">
            <text:p>0.7730104534</text:p>
          </table:table-cell>
          <table:table-cell table:style-name="ce78" table:formula="of:=ABS([.G35])" office:value-type="float" office:value="0.634393284163645" calcext:value-type="float">
            <text:p>0.6343932842</text:p>
          </table:table-cell>
          <table:table-cell table:formula="of:=ABS([.H35])" office:value-type="float" office:value="0.0980171403295605" calcext:value-type="float">
            <text:p>0.0980171403</text:p>
          </table:table-cell>
          <table:table-cell table:formula="of:=ABS([.I35])" office:value-type="float" office:value="0.995184726672197" calcext:value-type="float">
            <text:p>0.9951847267</text:p>
          </table:table-cell>
          <table:table-cell table:style-name="ce69" table:formula="of:=SUM([.B44:.I44])" office:value-type="float" office:value="5.10114861868916" calcext:value-type="float">
            <text:p>5.1011486187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</text:p>
          </table:table-cell>
          <table:table-cell table:formula="of:=ABS([.M35])" office:value-type="float" office:value="0.471396736825998" calcext:value-type="float">
            <text:p>0.4713967368</text:p>
          </table:table-cell>
          <table:table-cell table:formula="of:=ABS([.N35])" office:value-type="float" office:value="0.956940335732209" calcext:value-type="float">
            <text:p>0.9569403357</text:p>
          </table:table-cell>
          <table:table-cell table:formula="of:=ABS([.O35])" office:value-type="float" office:value="0.290284677254462" calcext:value-type="float">
            <text:p>0.2902846773</text:p>
          </table:table-cell>
          <table:table-cell table:style-name="ce78" table:formula="of:=ABS([.P35])" office:value-type="float" office:value="0.0980171403295605" calcext:value-type="float">
            <text:p>0.0980171403</text:p>
          </table:table-cell>
          <table:table-cell table:style-name="ce78" table:formula="of:=ABS([.Q35])" office:value-type="float" office:value="0.995184726672197" calcext:value-type="float">
            <text:p>0.9951847267</text:p>
          </table:table-cell>
          <table:table-cell table:formula="of:=ABS([.R35])" office:value-type="float" office:value="0.773010453362737" calcext:value-type="float">
            <text:p>0.7730104534</text:p>
          </table:table-cell>
          <table:table-cell table:formula="of:=ABS([.S35])" office:value-type="float" office:value="0.634393284163645" calcext:value-type="float">
            <text:p>0.6343932842</text:p>
          </table:table-cell>
          <table:table-cell table:style-name="ce69" table:formula="of:=SUM([.L44:.S44])" office:value-type="float" office:value="5.10114861868916" calcext:value-type="float">
            <text:p>5.1011486187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91" table:formula="of:=ABS([.Y35])" office:value-type="float" office:value="0.881921264348355" calcext:value-type="float">
            <text:p>0.8819212643</text:p>
          </table:table-cell>
          <table:table-cell table:style-name="ce96" table:formula="of:=ABS([.Z35])" office:value-type="float" office:value="0.0980171403295608" calcext:value-type="float">
            <text:p>0.0980171403</text:p>
          </table:table-cell>
          <table:table-cell table:style-name="ce92" table:formula="of:=ABS([.AA35])" office:value-type="float" office:value="0.773010453362737" calcext:value-type="float">
            <text:p>0.7730104534</text:p>
          </table:table-cell>
          <table:table-cell table:style-name="ce90" table:formula="of:=ABS([.AB35])" office:value-type="float" office:value="0.956940335732209" calcext:value-type="float">
            <text:p>0.9569403357</text:p>
          </table:table-cell>
          <table:table-cell table:style-name="ce95" table:formula="of:=ABS([.AC35])" office:value-type="float" office:value="0.290284677254462" calcext:value-type="float">
            <text:p>0.2902846773</text:p>
          </table:table-cell>
          <table:table-cell table:style-name="ce93" table:formula="of:=ABS([.AD35])" office:value-type="float" office:value="0.634393284163645" calcext:value-type="float">
            <text:p>0.6343932842</text:p>
          </table:table-cell>
          <table:table-cell table:style-name="ce89" table:formula="of:=ABS([.AE35])" office:value-type="float" office:value="0.995184726672197" calcext:value-type="float">
            <text:p>0.9951847267</text:p>
          </table:table-cell>
          <table:table-cell table:style-name="ce94" table:formula="of:=ABS([.AF35])" office:value-type="float" office:value="0.471396736825998" calcext:value-type="float">
            <text:p>0.4713967368</text:p>
          </table:table-cell>
          <table:table-cell table:style-name="ce69" table:formula="of:=SUM([.Y44:.AF44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</text:p>
          </table:table-cell>
          <table:table-cell table:formula="of:=ABS([.C36])" office:value-type="float" office:value="0.881921264348355" calcext:value-type="float">
            <text:p>0.8819212643</text:p>
          </table:table-cell>
          <table:table-cell table:formula="of:=ABS([.D36])" office:value-type="float" office:value="0.290284677254462" calcext:value-type="float">
            <text:p>0.2902846773</text:p>
          </table:table-cell>
          <table:table-cell table:formula="of:=ABS([.E36])" office:value-type="float" office:value="0.956940335732209" calcext:value-type="float">
            <text:p>0.9569403357</text:p>
          </table:table-cell>
          <table:table-cell table:style-name="ce78" table:formula="of:=ABS([.F36])" office:value-type="float" office:value="0.634393284163645" calcext:value-type="float">
            <text:p>0.6343932842</text:p>
          </table:table-cell>
          <table:table-cell table:style-name="ce78" table:formula="of:=ABS([.G36])" office:value-type="float" office:value="0.773010453362737" calcext:value-type="float">
            <text:p>0.7730104534</text:p>
          </table:table-cell>
          <table:table-cell table:formula="of:=ABS([.H36])" office:value-type="float" office:value="0.995184726672197" calcext:value-type="float">
            <text:p>0.9951847267</text:p>
          </table:table-cell>
          <table:table-cell table:formula="of:=ABS([.I36])" office:value-type="float" office:value="0.0980171403295605" calcext:value-type="float">
            <text:p>0.0980171403</text:p>
          </table:table-cell>
          <table:table-cell table:style-name="ce69" table:formula="of:=SUM([.B45:.I45])" office:value-type="float" office:value="5.10114861868916" calcext:value-type="float">
            <text:p>5.1011486187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</text:p>
          </table:table-cell>
          <table:table-cell table:formula="of:=ABS([.M36])" office:value-type="float" office:value="0.881921264348355" calcext:value-type="float">
            <text:p>0.8819212643</text:p>
          </table:table-cell>
          <table:table-cell table:formula="of:=ABS([.N36])" office:value-type="float" office:value="0.290284677254462" calcext:value-type="float">
            <text:p>0.2902846773</text:p>
          </table:table-cell>
          <table:table-cell table:formula="of:=ABS([.O36])" office:value-type="float" office:value="0.956940335732209" calcext:value-type="float">
            <text:p>0.9569403357</text:p>
          </table:table-cell>
          <table:table-cell table:style-name="ce78" table:formula="of:=ABS([.P36])" office:value-type="float" office:value="0.995184726672197" calcext:value-type="float">
            <text:p>0.9951847267</text:p>
          </table:table-cell>
          <table:table-cell table:style-name="ce78" table:formula="of:=ABS([.Q36])" office:value-type="float" office:value="0.0980171403295605" calcext:value-type="float">
            <text:p>0.0980171403</text:p>
          </table:table-cell>
          <table:table-cell table:formula="of:=ABS([.R36])" office:value-type="float" office:value="0.634393284163645" calcext:value-type="float">
            <text:p>0.6343932842</text:p>
          </table:table-cell>
          <table:table-cell table:formula="of:=ABS([.S36])" office:value-type="float" office:value="0.773010453362737" calcext:value-type="float">
            <text:p>0.7730104534</text:p>
          </table:table-cell>
          <table:table-cell table:style-name="ce69" table:formula="of:=SUM([.L45:.S45])" office:value-type="float" office:value="5.10114861868916" calcext:value-type="float">
            <text:p>5.1011486187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92" table:formula="of:=ABS([.Y36])" office:value-type="float" office:value="0.773010453362737" calcext:value-type="float">
            <text:p>0.7730104534</text:p>
          </table:table-cell>
          <table:table-cell table:style-name="ce94" table:formula="of:=ABS([.Z36])" office:value-type="float" office:value="0.471396736825998" calcext:value-type="float">
            <text:p>0.4713967368</text:p>
          </table:table-cell>
          <table:table-cell table:style-name="ce90" table:formula="of:=ABS([.AA36])" office:value-type="float" office:value="0.956940335732209" calcext:value-type="float">
            <text:p>0.9569403357</text:p>
          </table:table-cell>
          <table:table-cell table:style-name="ce96" table:formula="of:=ABS([.AB36])" office:value-type="float" office:value="0.0980171403295601" calcext:value-type="float">
            <text:p>0.0980171403</text:p>
          </table:table-cell>
          <table:table-cell table:style-name="ce89" table:formula="of:=ABS([.AC36])" office:value-type="float" office:value="0.995184726672197" calcext:value-type="float">
            <text:p>0.9951847267</text:p>
          </table:table-cell>
          <table:table-cell table:style-name="ce95" table:formula="of:=ABS([.AD36])" office:value-type="float" office:value="0.290284677254463" calcext:value-type="float">
            <text:p>0.2902846773</text:p>
          </table:table-cell>
          <table:table-cell table:style-name="ce91" table:formula="of:=ABS([.AE36])" office:value-type="float" office:value="0.881921264348356" calcext:value-type="float">
            <text:p>0.8819212643</text:p>
          </table:table-cell>
          <table:table-cell table:style-name="ce93" table:formula="of:=ABS([.AF36])" office:value-type="float" office:value="0.634393284163647" calcext:value-type="float">
            <text:p>0.6343932842</text:p>
          </table:table-cell>
          <table:table-cell table:style-name="ce69" table:formula="of:=SUM([.Y45:.AF45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2</text:p>
          </table:table-cell>
          <table:table-cell table:formula="of:=ABS([.C37])" office:value-type="float" office:value="0.773010453362737" calcext:value-type="float">
            <text:p>0.7730104534</text:p>
          </table:table-cell>
          <table:table-cell table:formula="of:=ABS([.D37])" office:value-type="float" office:value="0.995184726672197" calcext:value-type="float">
            <text:p>0.9951847267</text:p>
          </table:table-cell>
          <table:table-cell table:formula="of:=ABS([.E37])" office:value-type="float" office:value="0.0980171403295607" calcext:value-type="float">
            <text:p>0.0980171403</text:p>
          </table:table-cell>
          <table:table-cell table:style-name="ce78" table:formula="of:=ABS([.F37])" office:value-type="float" office:value="0.881921264348355" calcext:value-type="float">
            <text:p>0.8819212643</text:p>
          </table:table-cell>
          <table:table-cell table:style-name="ce78" table:formula="of:=ABS([.G37])" office:value-type="float" office:value="0.471396736825998" calcext:value-type="float">
            <text:p>0.4713967368</text:p>
          </table:table-cell>
          <table:table-cell table:style-name="ce49" table:formula="of:=ABS([.H37])" office:value-type="float" office:value="0.290284677254462" calcext:value-type="float">
            <text:p>0.2902846773</text:p>
          </table:table-cell>
          <table:table-cell table:formula="of:=ABS([.I37])" office:value-type="float" office:value="0.956940335732209" calcext:value-type="float">
            <text:p>0.9569403357</text:p>
          </table:table-cell>
          <table:table-cell table:style-name="ce69" table:formula="of:=SUM([.B46:.I46])" office:value-type="float" office:value="5.10114861868916" calcext:value-type="float">
            <text:p>5.1011486187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2</text:p>
          </table:table-cell>
          <table:table-cell table:formula="of:=ABS([.M37])" office:value-type="float" office:value="0.773010453362737" calcext:value-type="float">
            <text:p>0.7730104534</text:p>
          </table:table-cell>
          <table:table-cell table:formula="of:=ABS([.N37])" office:value-type="float" office:value="0.995184726672197" calcext:value-type="float">
            <text:p>0.9951847267</text:p>
          </table:table-cell>
          <table:table-cell table:formula="of:=ABS([.O37])" office:value-type="float" office:value="0.0980171403295607" calcext:value-type="float">
            <text:p>0.0980171403</text:p>
          </table:table-cell>
          <table:table-cell table:style-name="ce78" table:formula="of:=ABS([.P37])" office:value-type="float" office:value="0.881921264348355" calcext:value-type="float">
            <text:p>0.8819212643</text:p>
          </table:table-cell>
          <table:table-cell table:style-name="ce78" table:formula="of:=ABS([.Q37])" office:value-type="float" office:value="0.471396736825998" calcext:value-type="float">
            <text:p>0.4713967368</text:p>
          </table:table-cell>
          <table:table-cell table:style-name="ce49" table:formula="of:=ABS([.R37])" office:value-type="float" office:value="0.290284677254462" calcext:value-type="float">
            <text:p>0.2902846773</text:p>
          </table:table-cell>
          <table:table-cell table:formula="of:=ABS([.S37])" office:value-type="float" office:value="0.956940335732209" calcext:value-type="float">
            <text:p>0.9569403357</text:p>
          </table:table-cell>
          <table:table-cell table:style-name="ce69" table:formula="of:=SUM([.L46:.S46])" office:value-type="float" office:value="5.10114861868916" calcext:value-type="float">
            <text:p>5.1011486187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93" table:formula="of:=ABS([.Y37])" office:value-type="float" office:value="0.634393284163645" calcext:value-type="float">
            <text:p>0.6343932842</text:p>
          </table:table-cell>
          <table:table-cell table:style-name="ce91" table:formula="of:=ABS([.Z37])" office:value-type="float" office:value="0.881921264348355" calcext:value-type="float">
            <text:p>0.8819212643</text:p>
          </table:table-cell>
          <table:table-cell table:style-name="ce95" table:formula="of:=ABS([.AA37])" office:value-type="float" office:value="0.290284677254462" calcext:value-type="float">
            <text:p>0.2902846773</text:p>
          </table:table-cell>
          <table:table-cell table:style-name="ce89" table:formula="of:=ABS([.AB37])" office:value-type="float" office:value="0.995184726672197" calcext:value-type="float">
            <text:p>0.9951847267</text:p>
          </table:table-cell>
          <table:table-cell table:style-name="ce96" table:formula="of:=ABS([.AC37])" office:value-type="float" office:value="0.09801714032956" calcext:value-type="float">
            <text:p>0.0980171403</text:p>
          </table:table-cell>
          <table:table-cell table:style-name="ce90" table:formula="of:=ABS([.AD37])" office:value-type="float" office:value="0.956940335732209" calcext:value-type="float">
            <text:p>0.9569403357</text:p>
          </table:table-cell>
          <table:table-cell table:style-name="ce94" table:formula="of:=ABS([.AE37])" office:value-type="float" office:value="0.471396736825997" calcext:value-type="float">
            <text:p>0.4713967368</text:p>
          </table:table-cell>
          <table:table-cell table:style-name="ce92" table:formula="of:=ABS([.AF37])" office:value-type="float" office:value="0.773010453362738" calcext:value-type="float">
            <text:p>0.7730104534</text:p>
          </table:table-cell>
          <table:table-cell table:style-name="ce69" table:formula="of:=SUM([.Y46:.AF46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4</text:p>
          </table:table-cell>
          <table:table-cell table:formula="of:=ABS([.C38])" office:value-type="float" office:value="0.634393284163645" calcext:value-type="float">
            <text:p>0.6343932842</text:p>
          </table:table-cell>
          <table:table-cell table:formula="of:=ABS([.D38])" office:value-type="float" office:value="0.0980171403295607" calcext:value-type="float">
            <text:p>0.0980171403</text:p>
          </table:table-cell>
          <table:table-cell table:formula="of:=ABS([.E38])" office:value-type="float" office:value="0.995184726672197" calcext:value-type="float">
            <text:p>0.9951847267</text:p>
          </table:table-cell>
          <table:table-cell table:style-name="ce78" table:formula="of:=ABS([.F38])" office:value-type="float" office:value="0.471396736825998" calcext:value-type="float">
            <text:p>0.4713967368</text:p>
          </table:table-cell>
          <table:table-cell table:style-name="ce78" table:formula="of:=ABS([.G38])" office:value-type="float" office:value="0.881921264348355" calcext:value-type="float">
            <text:p>0.8819212643</text:p>
          </table:table-cell>
          <table:table-cell table:formula="of:=ABS([.H38])" office:value-type="float" office:value="0.956940335732209" calcext:value-type="float">
            <text:p>0.9569403357</text:p>
          </table:table-cell>
          <table:table-cell table:style-name="ce49" table:formula="of:=ABS([.I38])" office:value-type="float" office:value="0.290284677254462" calcext:value-type="float">
            <text:p>0.2902846773</text:p>
          </table:table-cell>
          <table:table-cell table:style-name="ce69" table:formula="of:=SUM([.B47:.I47])" office:value-type="float" office:value="5.10114861868916" calcext:value-type="float">
            <text:p>5.1011486187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4</text:p>
          </table:table-cell>
          <table:table-cell table:formula="of:=ABS([.M38])" office:value-type="float" office:value="0.634393284163645" calcext:value-type="float">
            <text:p>0.6343932842</text:p>
          </table:table-cell>
          <table:table-cell table:formula="of:=ABS([.N38])" office:value-type="float" office:value="0.0980171403295607" calcext:value-type="float">
            <text:p>0.0980171403</text:p>
          </table:table-cell>
          <table:table-cell table:formula="of:=ABS([.O38])" office:value-type="float" office:value="0.995184726672197" calcext:value-type="float">
            <text:p>0.9951847267</text:p>
          </table:table-cell>
          <table:table-cell table:style-name="ce78" table:formula="of:=ABS([.P38])" office:value-type="float" office:value="0.471396736825998" calcext:value-type="float">
            <text:p>0.4713967368</text:p>
          </table:table-cell>
          <table:table-cell table:style-name="ce78" table:formula="of:=ABS([.Q38])" office:value-type="float" office:value="0.881921264348355" calcext:value-type="float">
            <text:p>0.8819212643</text:p>
          </table:table-cell>
          <table:table-cell table:formula="of:=ABS([.R38])" office:value-type="float" office:value="0.956940335732209" calcext:value-type="float">
            <text:p>0.9569403357</text:p>
          </table:table-cell>
          <table:table-cell table:style-name="ce49" table:formula="of:=ABS([.S38])" office:value-type="float" office:value="0.290284677254462" calcext:value-type="float">
            <text:p>0.2902846773</text:p>
          </table:table-cell>
          <table:table-cell table:style-name="ce69" table:formula="of:=SUM([.L47:.S47])" office:value-type="float" office:value="5.10114861868916" calcext:value-type="float">
            <text:p>5.1011486187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94" table:formula="of:=ABS([.Y38])" office:value-type="float" office:value="0.471396736825998" calcext:value-type="float">
            <text:p>0.4713967368</text:p>
          </table:table-cell>
          <table:table-cell table:style-name="ce89" table:formula="of:=ABS([.Z38])" office:value-type="float" office:value="0.995184726672197" calcext:value-type="float">
            <text:p>0.9951847267</text:p>
          </table:table-cell>
          <table:table-cell table:style-name="ce93" table:formula="of:=ABS([.AA38])" office:value-type="float" office:value="0.634393284163646" calcext:value-type="float">
            <text:p>0.6343932842</text:p>
          </table:table-cell>
          <table:table-cell table:style-name="ce95" table:formula="of:=ABS([.AB38])" office:value-type="float" office:value="0.290284677254463" calcext:value-type="float">
            <text:p>0.2902846773</text:p>
          </table:table-cell>
          <table:table-cell table:style-name="ce90" table:formula="of:=ABS([.AC38])" office:value-type="float" office:value="0.956940335732209" calcext:value-type="float">
            <text:p>0.9569403357</text:p>
          </table:table-cell>
          <table:table-cell table:style-name="ce92" table:formula="of:=ABS([.AD38])" office:value-type="float" office:value="0.773010453362736" calcext:value-type="float">
            <text:p>0.7730104534</text:p>
          </table:table-cell>
          <table:table-cell table:style-name="ce96" table:formula="of:=ABS([.AE38])" office:value-type="float" office:value="0.0980171403295591" calcext:value-type="float">
            <text:p>0.0980171403</text:p>
          </table:table-cell>
          <table:table-cell table:style-name="ce91" table:formula="of:=ABS([.AF38])" office:value-type="float" office:value="0.881921264348356" calcext:value-type="float">
            <text:p>0.8819212643</text:p>
          </table:table-cell>
          <table:table-cell table:style-name="ce69" table:formula="of:=SUM([.Y47:.AF47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3</text:p>
          </table:table-cell>
          <table:table-cell table:formula="of:=ABS([.C39])" office:value-type="float" office:value="0.956940335732209" calcext:value-type="float">
            <text:p>0.9569403357</text:p>
          </table:table-cell>
          <table:table-cell table:formula="of:=ABS([.D39])" office:value-type="float" office:value="0.881921264348355" calcext:value-type="float">
            <text:p>0.8819212643</text:p>
          </table:table-cell>
          <table:table-cell table:formula="of:=ABS([.E39])" office:value-type="float" office:value="0.471396736825998" calcext:value-type="float">
            <text:p>0.4713967368</text:p>
          </table:table-cell>
          <table:table-cell table:formula="of:=ABS([.F39])" office:value-type="float" office:value="0.995184726672197" calcext:value-type="float">
            <text:p>0.9951847267</text:p>
          </table:table-cell>
          <table:table-cell table:formula="of:=ABS([.G39])" office:value-type="float" office:value="0.0980171403295607" calcext:value-type="float">
            <text:p>0.0980171403</text:p>
          </table:table-cell>
          <table:table-cell table:formula="of:=ABS([.H39])" office:value-type="float" office:value="0.773010453362737" calcext:value-type="float">
            <text:p>0.7730104534</text:p>
          </table:table-cell>
          <table:table-cell table:formula="of:=ABS([.I39])" office:value-type="float" office:value="0.634393284163645" calcext:value-type="float">
            <text:p>0.6343932842</text:p>
          </table:table-cell>
          <table:table-cell table:style-name="ce69" table:formula="of:=SUM([.B48:.I48])" office:value-type="float" office:value="5.10114861868916" calcext:value-type="float">
            <text:p>5.1011486187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3</text:p>
          </table:table-cell>
          <table:table-cell table:formula="of:=ABS([.M39])" office:value-type="float" office:value="0.956940335732209" calcext:value-type="float">
            <text:p>0.9569403357</text:p>
          </table:table-cell>
          <table:table-cell table:formula="of:=ABS([.N39])" office:value-type="float" office:value="0.881921264348355" calcext:value-type="float">
            <text:p>0.8819212643</text:p>
          </table:table-cell>
          <table:table-cell table:formula="of:=ABS([.O39])" office:value-type="float" office:value="0.471396736825998" calcext:value-type="float">
            <text:p>0.4713967368</text:p>
          </table:table-cell>
          <table:table-cell table:formula="of:=ABS([.P39])" office:value-type="float" office:value="0.773010453362737" calcext:value-type="float">
            <text:p>0.7730104534</text:p>
          </table:table-cell>
          <table:table-cell table:formula="of:=ABS([.Q39])" office:value-type="float" office:value="0.634393284163645" calcext:value-type="float">
            <text:p>0.6343932842</text:p>
          </table:table-cell>
          <table:table-cell table:formula="of:=ABS([.R39])" office:value-type="float" office:value="0.995184726672197" calcext:value-type="float">
            <text:p>0.9951847267</text:p>
          </table:table-cell>
          <table:table-cell table:formula="of:=ABS([.S39])" office:value-type="float" office:value="0.0980171403295607" calcext:value-type="float">
            <text:p>0.0980171403</text:p>
          </table:table-cell>
          <table:table-cell table:style-name="ce69" table:formula="of:=SUM([.L48:.S48])" office:value-type="float" office:value="5.10114861868917" calcext:value-type="float">
            <text:p>5.101148618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95" table:formula="of:=ABS([.Y39])" office:value-type="float" office:value="0.290284677254462" calcext:value-type="float">
            <text:p>0.2902846773</text:p>
          </table:table-cell>
          <table:table-cell table:style-name="ce92" table:formula="of:=ABS([.Z39])" office:value-type="float" office:value="0.773010453362737" calcext:value-type="float">
            <text:p>0.7730104534</text:p>
          </table:table-cell>
          <table:table-cell table:style-name="ce89" table:formula="of:=ABS([.AA39])" office:value-type="float" office:value="0.995184726672197" calcext:value-type="float">
            <text:p>0.9951847267</text:p>
          </table:table-cell>
          <table:table-cell table:style-name="ce91" table:formula="of:=ABS([.AB39])" office:value-type="float" office:value="0.881921264348355" calcext:value-type="float">
            <text:p>0.8819212643</text:p>
          </table:table-cell>
          <table:table-cell table:style-name="ce94" table:formula="of:=ABS([.AC39])" office:value-type="float" office:value="0.471396736825997" calcext:value-type="float">
            <text:p>0.4713967368</text:p>
          </table:table-cell>
          <table:table-cell table:style-name="ce96" table:formula="of:=ABS([.AD39])" office:value-type="float" office:value="0.0980171403295626" calcext:value-type="float">
            <text:p>0.0980171403</text:p>
          </table:table-cell>
          <table:table-cell table:style-name="ce93" table:formula="of:=ABS([.AE39])" office:value-type="float" office:value="0.634393284163646" calcext:value-type="float">
            <text:p>0.6343932842</text:p>
          </table:table-cell>
          <table:table-cell table:style-name="ce90" table:formula="of:=ABS([.AF39])" office:value-type="float" office:value="0.956940335732209" calcext:value-type="float">
            <text:p>0.9569403357</text:p>
          </table:table-cell>
          <table:table-cell table:style-name="ce69" table:formula="of:=SUM([.Y48:.AF48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</text:p>
          </table:table-cell>
          <table:table-cell table:formula="of:=ABS([.C40])" office:value-type="float" office:value="0.290284677254462" calcext:value-type="float">
            <text:p>0.2902846773</text:p>
          </table:table-cell>
          <table:table-cell table:formula="of:=ABS([.D40])" office:value-type="float" office:value="0.471396736825998" calcext:value-type="float">
            <text:p>0.4713967368</text:p>
          </table:table-cell>
          <table:table-cell table:formula="of:=ABS([.E40])" office:value-type="float" office:value="0.881921264348355" calcext:value-type="float">
            <text:p>0.8819212643</text:p>
          </table:table-cell>
          <table:table-cell table:formula="of:=ABS([.F40])" office:value-type="float" office:value="0.0980171403295607" calcext:value-type="float">
            <text:p>0.0980171403</text:p>
          </table:table-cell>
          <table:table-cell table:formula="of:=ABS([.G40])" office:value-type="float" office:value="0.995184726672197" calcext:value-type="float">
            <text:p>0.9951847267</text:p>
          </table:table-cell>
          <table:table-cell table:formula="of:=ABS([.H40])" office:value-type="float" office:value="0.634393284163645" calcext:value-type="float">
            <text:p>0.6343932842</text:p>
          </table:table-cell>
          <table:table-cell table:formula="of:=ABS([.I40])" office:value-type="float" office:value="0.773010453362737" calcext:value-type="float">
            <text:p>0.7730104534</text:p>
          </table:table-cell>
          <table:table-cell table:style-name="ce69" table:formula="of:=SUM([.B49:.I49])" office:value-type="float" office:value="5.10114861868916" calcext:value-type="float">
            <text:p>5.1011486187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</text:p>
          </table:table-cell>
          <table:table-cell table:formula="of:=ABS([.M40])" office:value-type="float" office:value="0.290284677254462" calcext:value-type="float">
            <text:p>0.2902846773</text:p>
          </table:table-cell>
          <table:table-cell table:formula="of:=ABS([.N40])" office:value-type="float" office:value="0.471396736825998" calcext:value-type="float">
            <text:p>0.4713967368</text:p>
          </table:table-cell>
          <table:table-cell table:formula="of:=ABS([.O40])" office:value-type="float" office:value="0.881921264348355" calcext:value-type="float">
            <text:p>0.8819212643</text:p>
          </table:table-cell>
          <table:table-cell table:formula="of:=ABS([.P40])" office:value-type="float" office:value="0.634393284163645" calcext:value-type="float">
            <text:p>0.6343932842</text:p>
          </table:table-cell>
          <table:table-cell table:formula="of:=ABS([.Q40])" office:value-type="float" office:value="0.773010453362737" calcext:value-type="float">
            <text:p>0.7730104534</text:p>
          </table:table-cell>
          <table:table-cell table:formula="of:=ABS([.R40])" office:value-type="float" office:value="0.0980171403295607" calcext:value-type="float">
            <text:p>0.0980171403</text:p>
          </table:table-cell>
          <table:table-cell table:formula="of:=ABS([.S40])" office:value-type="float" office:value="0.995184726672197" calcext:value-type="float">
            <text:p>0.9951847267</text:p>
          </table:table-cell>
          <table:table-cell table:style-name="ce69" table:formula="of:=SUM([.L49:.S49])" office:value-type="float" office:value="5.10114861868916" calcext:value-type="float">
            <text:p>5.1011486187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96" table:formula="of:=ABS([.Y40])" office:value-type="float" office:value="0.0980171403295608" calcext:value-type="float">
            <text:p>0.0980171403</text:p>
          </table:table-cell>
          <table:table-cell table:style-name="ce95" table:formula="of:=ABS([.Z40])" office:value-type="float" office:value="0.290284677254462" calcext:value-type="float">
            <text:p>0.2902846773</text:p>
          </table:table-cell>
          <table:table-cell table:style-name="ce94" table:formula="of:=ABS([.AA40])" office:value-type="float" office:value="0.471396736825998" calcext:value-type="float">
            <text:p>0.4713967368</text:p>
          </table:table-cell>
          <table:table-cell table:style-name="ce93" table:formula="of:=ABS([.AB40])" office:value-type="float" office:value="0.634393284163645" calcext:value-type="float">
            <text:p>0.6343932842</text:p>
          </table:table-cell>
          <table:table-cell table:style-name="ce92" table:formula="of:=ABS([.AC40])" office:value-type="float" office:value="0.773010453362738" calcext:value-type="float">
            <text:p>0.7730104534</text:p>
          </table:table-cell>
          <table:table-cell table:style-name="ce91" table:formula="of:=ABS([.AD40])" office:value-type="float" office:value="0.881921264348356" calcext:value-type="float">
            <text:p>0.8819212643</text:p>
          </table:table-cell>
          <table:table-cell table:style-name="ce90" table:formula="of:=ABS([.AE40])" office:value-type="float" office:value="0.956940335732208" calcext:value-type="float">
            <text:p>0.9569403357</text:p>
          </table:table-cell>
          <table:table-cell table:style-name="ce89" table:formula="of:=ABS([.AF40])" office:value-type="float" office:value="0.995184726672197" calcext:value-type="float">
            <text:p>0.9951847267</text:p>
          </table:table-cell>
          <table:table-cell table:style-name="ce69" table:formula="of:=SUM([.Y49:.AF49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/>
          <table:table-cell table:style-name="ce69" table:formula="of:=SUM([.B42:.B49])" office:value-type="float" office:value="5.10114861868916" calcext:value-type="float">
            <text:p>5.1011486187</text:p>
          </table:table-cell>
          <table:table-cell table:style-name="ce69" table:formula="of:=SUM([.C42:.C49])" office:value-type="float" office:value="5.10114861868916" calcext:value-type="float">
            <text:p>5.1011486187</text:p>
          </table:table-cell>
          <table:table-cell table:style-name="ce69" table:formula="of:=SUM([.D42:.D49])" office:value-type="float" office:value="5.10114861868916" calcext:value-type="float">
            <text:p>5.1011486187</text:p>
          </table:table-cell>
          <table:table-cell table:style-name="ce69" table:formula="of:=SUM([.E42:.E49])" office:value-type="float" office:value="5.10114861868916" calcext:value-type="float">
            <text:p>5.1011486187</text:p>
          </table:table-cell>
          <table:table-cell table:style-name="ce69" table:formula="of:=SUM([.F42:.F49])" office:value-type="float" office:value="5.10114861868916" calcext:value-type="float">
            <text:p>5.1011486187</text:p>
          </table:table-cell>
          <table:table-cell table:style-name="ce69" table:formula="of:=SUM([.G42:.G49])" office:value-type="float" office:value="5.10114861868916" calcext:value-type="float">
            <text:p>5.1011486187</text:p>
          </table:table-cell>
          <table:table-cell table:style-name="ce69" table:formula="of:=SUM([.H42:.H49])" office:value-type="float" office:value="5.10114861868916" calcext:value-type="float">
            <text:p>5.1011486187</text:p>
          </table:table-cell>
          <table:table-cell table:style-name="ce69" table:formula="of:=SUM([.I42:.I49])" office:value-type="float" office:value="5.10114861868916" calcext:value-type="float">
            <text:p>5.1011486187</text:p>
          </table:table-cell>
          <table:table-cell table:number-columns-repeated="2"/>
          <table:table-cell table:style-name="ce69" table:formula="of:=SUM([.L42:.L49])" office:value-type="float" office:value="5.10114861868916" calcext:value-type="float">
            <text:p>5.1011486187</text:p>
          </table:table-cell>
          <table:table-cell table:style-name="ce69" table:formula="of:=SUM([.M42:.M49])" office:value-type="float" office:value="5.10114861868916" calcext:value-type="float">
            <text:p>5.1011486187</text:p>
          </table:table-cell>
          <table:table-cell table:style-name="ce69" table:formula="of:=SUM([.N42:.N49])" office:value-type="float" office:value="5.10114861868916" calcext:value-type="float">
            <text:p>5.1011486187</text:p>
          </table:table-cell>
          <table:table-cell table:style-name="ce69" table:formula="of:=SUM([.O42:.O49])" office:value-type="float" office:value="5.10114861868917" calcext:value-type="float">
            <text:p>5.1011486187</text:p>
          </table:table-cell>
          <table:table-cell table:style-name="ce69" table:formula="of:=SUM([.P42:.P49])" office:value-type="float" office:value="5.10114861868916" calcext:value-type="float">
            <text:p>5.1011486187</text:p>
          </table:table-cell>
          <table:table-cell table:style-name="ce69" table:formula="of:=SUM([.Q42:.Q49])" office:value-type="float" office:value="5.10114861868916" calcext:value-type="float">
            <text:p>5.1011486187</text:p>
          </table:table-cell>
          <table:table-cell table:style-name="ce69" table:formula="of:=SUM([.R42:.R49])" office:value-type="float" office:value="5.10114861868916" calcext:value-type="float">
            <text:p>5.1011486187</text:p>
          </table:table-cell>
          <table:table-cell table:style-name="ce69" table:formula="of:=SUM([.S42:.S49])" office:value-type="float" office:value="5.10114861868916" calcext:value-type="float">
            <text:p>5.1011486187</text:p>
          </table:table-cell>
          <table:table-cell table:number-columns-repeated="5"/>
          <table:table-cell table:style-name="ce69" table:formula="of:=SUM([.Y42:.Y49])" office:value-type="float" office:value="5.10114861868916" calcext:value-type="float">
            <text:p>5.1011486187</text:p>
          </table:table-cell>
          <table:table-cell table:style-name="ce69" table:formula="of:=SUM([.Z42:.Z49])" office:value-type="float" office:value="5.10114861868916" calcext:value-type="float">
            <text:p>5.1011486187</text:p>
          </table:table-cell>
          <table:table-cell table:style-name="ce69" table:formula="of:=SUM([.AA42:.AA49])" office:value-type="float" office:value="5.10114861868917" calcext:value-type="float">
            <text:p>5.1011486187</text:p>
          </table:table-cell>
          <table:table-cell table:style-name="ce69" table:formula="of:=SUM([.AB42:.AB49])" office:value-type="float" office:value="5.10114861868916" calcext:value-type="float">
            <text:p>5.1011486187</text:p>
          </table:table-cell>
          <table:table-cell table:style-name="ce69" table:formula="of:=SUM([.AC42:.AC49])" office:value-type="float" office:value="5.10114861868916" calcext:value-type="float">
            <text:p>5.1011486187</text:p>
          </table:table-cell>
          <table:table-cell table:style-name="ce69" table:formula="of:=SUM([.AD42:.AD49])" office:value-type="float" office:value="5.10114861868917" calcext:value-type="float">
            <text:p>5.1011486187</text:p>
          </table:table-cell>
          <table:table-cell table:style-name="ce69" table:formula="of:=SUM([.AE42:.AE49])" office:value-type="float" office:value="5.10114861868916" calcext:value-type="float">
            <text:p>5.1011486187</text:p>
          </table:table-cell>
          <table:table-cell table:style-name="ce69" table:formula="of:=SUM([.AF42:.AF49])" office:value-type="float" office:value="5.10114861868917" calcext:value-type="float">
            <text:p>5.101148618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7</text:p>
          </table:table-cell>
          <table:table-cell table:formula="of:=[.P33]*[.M$52]" office:value-type="float" office:value="0.956940335732209" calcext:value-type="float">
            <text:p>0.9569403357</text:p>
          </table:table-cell>
          <table:table-cell table:formula="of:=[.R33]*[.N$52]" office:value-type="float" office:value="0.881921264348355" calcext:value-type="float">
            <text:p>0.8819212643</text:p>
          </table:table-cell>
          <table:table-cell table:formula="of:=[.N33]*[.O$52]" office:value-type="float" office:value="0.773010453362737" calcext:value-type="float">
            <text:p>0.7730104534</text:p>
          </table:table-cell>
          <table:table-cell table:formula="of:=[.O33]*[.P$52]" office:value-type="float" office:value="0.634393284163645" calcext:value-type="float">
            <text:p>0.6343932842</text:p>
          </table:table-cell>
          <table:table-cell table:formula="of:=[.S33]*[.Q$52]" office:value-type="float" office:value="0.471396736825998" calcext:value-type="float">
            <text:p>0.4713967368</text:p>
          </table:table-cell>
          <table:table-cell table:formula="of:=[.Q33]*[.R$52]" office:value-type="float" office:value="0.290284677254462" calcext:value-type="float">
            <text:p>0.2902846773</text:p>
          </table:table-cell>
          <table:table-cell table:formula="of:=[.M33]*[.S$52]" office:value-type="float" office:value="0.0980171403295606" calcext:value-type="float">
            <text:p>0.0980171403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</text:p>
          </table:table-cell>
          <table:table-cell table:formula="of:=[.Q44]-[.G44]" office:value-type="float" office:value="0.360791442508552" calcext:value-type="float">
            <text:p>0.3607914425</text:p>
          </table:table-cell>
          <table:table-cell table:formula="of:=[.R44]-[.H44]" office:value-type="float" office:value="0.674993313033176" calcext:value-type="float">
            <text:p>0.674993313</text:p>
          </table:table-cell>
          <table:table-cell table:formula="of:=[.S44]-[.I44]" office:value-type="float" office:value="-0.360791442508552" calcext:value-type="float">
            <text:p>-0.3607914425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</text:p>
          </table:table-cell>
          <table:table-cell table:formula="of:=[.P34]*[.M$52]" office:value-type="float" office:value="-0.290284677254462" calcext:value-type="float">
            <text:p>-0.2902846773</text:p>
          </table:table-cell>
          <table:table-cell table:formula="of:=[.R34]*[.N$52]" office:value-type="float" office:value="0.471396736825998" calcext:value-type="float">
            <text:p>0.4713967368</text:p>
          </table:table-cell>
          <table:table-cell table:formula="of:=[.N34]*[.O$52]" office:value-type="float" office:value="-0.634393284163645" calcext:value-type="float">
            <text:p>-0.6343932842</text:p>
          </table:table-cell>
          <table:table-cell table:formula="of:=[.O34]*[.P$52]" office:value-type="float" office:value="0.773010453362737" calcext:value-type="float">
            <text:p>0.7730104534</text:p>
          </table:table-cell>
          <table:table-cell table:formula="of:=[.S34]*[.Q$52]" office:value-type="float" office:value="-0.881921264348355" calcext:value-type="float">
            <text:p>-0.8819212643</text:p>
          </table:table-cell>
          <table:table-cell table:formula="of:=[.Q34]*[.R$52]" office:value-type="float" office:value="0.956940335732209" calcext:value-type="float">
            <text:p>0.9569403357</text:p>
          </table:table-cell>
          <table:table-cell table:formula="of:=[.M34]*[.S$52]" office:value-type="float" office:value="-0.995184726672197" calcext:value-type="float">
            <text:p>-0.995184726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</text:p>
          </table:table-cell>
          <table:table-cell table:formula="of:=[.Q45]-[.G45]" office:value-type="float" office:value="-0.674993313033177" calcext:value-type="float">
            <text:p>-0.674993313</text:p>
          </table:table-cell>
          <table:table-cell table:formula="of:=[.R45]-[.H45]" office:value-type="float" office:value="-0.360791442508552" calcext:value-type="float">
            <text:p>-0.3607914425</text:p>
          </table:table-cell>
          <table:table-cell table:formula="of:=[.S45]-[.I45]" office:value-type="float" office:value="0.674993313033176" calcext:value-type="float">
            <text:p>0.674993313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</text:p>
          </table:table-cell>
          <table:table-cell table:formula="of:=[.P35]*[.M$52]" office:value-type="float" office:value="0.0980171403295605" calcext:value-type="float">
            <text:p>0.0980171403</text:p>
          </table:table-cell>
          <table:table-cell table:formula="of:=[.R35]*[.N$52]" office:value-type="float" office:value="-0.773010453362737" calcext:value-type="float">
            <text:p>-0.7730104534</text:p>
          </table:table-cell>
          <table:table-cell table:formula="of:=[.N35]*[.O$52]" office:value-type="float" office:value="-0.956940335732209" calcext:value-type="float">
            <text:p>-0.9569403357</text:p>
          </table:table-cell>
          <table:table-cell table:formula="of:=[.O35]*[.P$52]" office:value-type="float" office:value="-0.290284677254462" calcext:value-type="float">
            <text:p>-0.2902846773</text:p>
          </table:table-cell>
          <table:table-cell table:formula="of:=[.S35]*[.Q$52]" office:value-type="float" office:value="0.634393284163645" calcext:value-type="float">
            <text:p>0.6343932842</text:p>
          </table:table-cell>
          <table:table-cell table:formula="of:=[.Q35]*[.R$52]" office:value-type="float" office:value="0.995184726672197" calcext:value-type="float">
            <text:p>0.9951847267</text:p>
          </table:table-cell>
          <table:table-cell table:formula="of:=[.M35]*[.S$52]" office:value-type="float" office:value="0.471396736825998" calcext:value-type="float">
            <text:p>0.471396736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</text:p>
          </table:table-cell>
          <table:table-cell table:formula="of:=[.P36]*[.M$52]" office:value-type="float" office:value="-0.995184726672197" calcext:value-type="float">
            <text:p>-0.9951847267</text:p>
          </table:table-cell>
          <table:table-cell table:formula="of:=[.R36]*[.N$52]" office:value-type="float" office:value="0.634393284163645" calcext:value-type="float">
            <text:p>0.6343932842</text:p>
          </table:table-cell>
          <table:table-cell table:formula="of:=[.N36]*[.O$52]" office:value-type="float" office:value="0.290284677254462" calcext:value-type="float">
            <text:p>0.2902846773</text:p>
          </table:table-cell>
          <table:table-cell table:formula="of:=[.O36]*[.P$52]" office:value-type="float" office:value="-0.956940335732209" calcext:value-type="float">
            <text:p>-0.9569403357</text:p>
          </table:table-cell>
          <table:table-cell table:formula="of:=[.S36]*[.Q$52]" office:value-type="float" office:value="0.773010453362737" calcext:value-type="float">
            <text:p>0.7730104534</text:p>
          </table:table-cell>
          <table:table-cell table:formula="of:=[.Q36]*[.R$52]" office:value-type="float" office:value="0.0980171403295605" calcext:value-type="float">
            <text:p>0.0980171403</text:p>
          </table:table-cell>
          <table:table-cell table:formula="of:=[.M36]*[.S$52]" office:value-type="float" office:value="-0.881921264348355" calcext:value-type="float">
            <text:p>-0.8819212643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2</text:p>
          </table:table-cell>
          <table:table-cell table:formula="of:=[.P37]*[.M$52]" office:value-type="float" office:value="-0.881921264348355" calcext:value-type="float">
            <text:p>-0.8819212643</text:p>
          </table:table-cell>
          <table:table-cell table:formula="of:=[.R37]*[.N$52]" office:value-type="float" office:value="-0.290284677254462" calcext:value-type="float">
            <text:p>-0.2902846773</text:p>
          </table:table-cell>
          <table:table-cell table:formula="of:=[.N37]*[.O$52]" office:value-type="float" office:value="0.995184726672197" calcext:value-type="float">
            <text:p>0.9951847267</text:p>
          </table:table-cell>
          <table:table-cell table:formula="of:=[.O37]*[.P$52]" office:value-type="float" office:value="-0.0980171403295607" calcext:value-type="float">
            <text:p>-0.0980171403</text:p>
          </table:table-cell>
          <table:table-cell table:formula="of:=[.S37]*[.Q$52]" office:value-type="float" office:value="-0.956940335732209" calcext:value-type="float">
            <text:p>-0.9569403357</text:p>
          </table:table-cell>
          <table:table-cell table:formula="of:=[.Q37]*[.R$52]" office:value-type="float" office:value="0.471396736825998" calcext:value-type="float">
            <text:p>0.4713967368</text:p>
          </table:table-cell>
          <table:table-cell table:formula="of:=[.M37]*[.S$52]" office:value-type="float" office:value="0.773010453362737" calcext:value-type="float">
            <text:p>0.7730104534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</text:p>
          </table:table-cell>
          <table:table-cell table:formula="of:=[.Q48]-[.G48]" office:value-type="float" office:value="0.536376143834085" calcext:value-type="float">
            <text:p>0.5363761438</text:p>
          </table:table-cell>
          <table:table-cell table:formula="of:=[.R48]-[.H48]" office:value-type="float" office:value="0.22217427330946" calcext:value-type="float">
            <text:p>0.2221742733</text:p>
          </table:table-cell>
          <table:table-cell table:formula="of:=[.S48]-[.I48]" office:value-type="float" office:value="-0.536376143834084" calcext:value-type="float">
            <text:p>-0.5363761438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4</text:p>
          </table:table-cell>
          <table:table-cell table:formula="of:=[.P38]*[.M$52]" office:value-type="float" office:value="-0.471396736825998" calcext:value-type="float">
            <text:p>-0.4713967368</text:p>
          </table:table-cell>
          <table:table-cell table:formula="of:=[.R38]*[.N$52]" office:value-type="float" office:value="-0.956940335732209" calcext:value-type="float">
            <text:p>-0.9569403357</text:p>
          </table:table-cell>
          <table:table-cell table:formula="of:=[.N38]*[.O$52]" office:value-type="float" office:value="0.0980171403295607" calcext:value-type="float">
            <text:p>0.0980171403</text:p>
          </table:table-cell>
          <table:table-cell table:formula="of:=[.O38]*[.P$52]" office:value-type="float" office:value="0.995184726672197" calcext:value-type="float">
            <text:p>0.9951847267</text:p>
          </table:table-cell>
          <table:table-cell table:formula="of:=[.S38]*[.Q$52]" office:value-type="float" office:value="0.290284677254462" calcext:value-type="float">
            <text:p>0.2902846773</text:p>
          </table:table-cell>
          <table:table-cell table:formula="of:=[.Q38]*[.R$52]" office:value-type="float" office:value="-0.881921264348355" calcext:value-type="float">
            <text:p>-0.8819212643</text:p>
          </table:table-cell>
          <table:table-cell table:formula="of:=[.M38]*[.S$52]" office:value-type="float" office:value="-0.634393284163645" calcext:value-type="float">
            <text:p>-0.6343932842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</text:p>
          </table:table-cell>
          <table:table-cell table:formula="of:=[.Q49]-[.G49]" office:value-type="float" office:value="-0.22217427330946" calcext:value-type="float">
            <text:p>-0.2221742733</text:p>
          </table:table-cell>
          <table:table-cell table:formula="of:=[.R49]-[.H49]" office:value-type="float" office:value="-0.536376143834084" calcext:value-type="float">
            <text:p>-0.5363761438</text:p>
          </table:table-cell>
          <table:table-cell table:formula="of:=[.S49]-[.I49]" office:value-type="float" office:value="0.22217427330946" calcext:value-type="float">
            <text:p>0.2221742733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3</text:p>
          </table:table-cell>
          <table:table-cell table:formula="of:=[.P39]*[.M$52]" office:value-type="float" office:value="-0.773010453362737" calcext:value-type="float">
            <text:p>-0.7730104534</text:p>
          </table:table-cell>
          <table:table-cell table:formula="of:=[.R39]*[.N$52]" office:value-type="float" office:value="0.995184726672197" calcext:value-type="float">
            <text:p>0.9951847267</text:p>
          </table:table-cell>
          <table:table-cell table:formula="of:=[.N39]*[.O$52]" office:value-type="float" office:value="-0.881921264348355" calcext:value-type="float">
            <text:p>-0.8819212643</text:p>
          </table:table-cell>
          <table:table-cell table:formula="of:=[.O39]*[.P$52]" office:value-type="float" office:value="0.471396736825998" calcext:value-type="float">
            <text:p>0.4713967368</text:p>
          </table:table-cell>
          <table:table-cell table:formula="of:=[.S39]*[.Q$52]" office:value-type="float" office:value="0.0980171403295607" calcext:value-type="float">
            <text:p>0.0980171403</text:p>
          </table:table-cell>
          <table:table-cell table:formula="of:=[.Q39]*[.R$52]" office:value-type="float" office:value="-0.634393284163645" calcext:value-type="float">
            <text:p>-0.6343932842</text:p>
          </table:table-cell>
          <table:table-cell table:formula="of:=[.M39]*[.S$52]" office:value-type="float" office:value="0.956940335732209" calcext:value-type="float">
            <text:p>0.9569403357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</text:p>
          </table:table-cell>
          <table:table-cell table:formula="of:=[.P40]*[.M$52]" office:value-type="float" office:value="0.634393284163645" calcext:value-type="float">
            <text:p>0.6343932842</text:p>
          </table:table-cell>
          <table:table-cell table:formula="of:=[.R40]*[.N$52]" office:value-type="float" office:value="0.0980171403295607" calcext:value-type="float">
            <text:p>0.0980171403</text:p>
          </table:table-cell>
          <table:table-cell table:formula="of:=[.N40]*[.O$52]" office:value-type="float" office:value="-0.471396736825998" calcext:value-type="float">
            <text:p>-0.4713967368</text:p>
          </table:table-cell>
          <table:table-cell table:formula="of:=[.O40]*[.P$52]" office:value-type="float" office:value="-0.881921264348355" calcext:value-type="float">
            <text:p>-0.8819212643</text:p>
          </table:table-cell>
          <table:table-cell table:formula="of:=[.S40]*[.Q$52]" office:value-type="float" office:value="-0.995184726672197" calcext:value-type="float">
            <text:p>-0.9951847267</text:p>
          </table:table-cell>
          <table:table-cell table:formula="of:=[.Q40]*[.R$52]" office:value-type="float" office:value="-0.773010453362737" calcext:value-type="float">
            <text:p>-0.7730104534</text:p>
          </table:table-cell>
          <table:table-cell table:formula="of:=[.M40]*[.S$52]" office:value-type="float" office:value="-0.290284677254462" calcext:value-type="float">
            <text:p>-0.290284677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7</text:p>
          </table:table-cell>
          <table:table-cell table:formula="of:=[.M53]*[.$T63]" office:value-type="float" office:value="0.956940335732209" calcext:value-type="float">
            <text:p>0.9569403357</text:p>
          </table:table-cell>
          <table:table-cell table:formula="of:=[.N53]*[.$T63]" office:value-type="float" office:value="0.881921264348355" calcext:value-type="float">
            <text:p>0.8819212643</text:p>
          </table:table-cell>
          <table:table-cell table:formula="of:=[.O53]*[.$T63]" office:value-type="float" office:value="0.773010453362737" calcext:value-type="float">
            <text:p>0.7730104534</text:p>
          </table:table-cell>
          <table:table-cell table:formula="of:=[.P53]*[.$T63]" office:value-type="float" office:value="0.634393284163645" calcext:value-type="float">
            <text:p>0.6343932842</text:p>
          </table:table-cell>
          <table:table-cell table:formula="of:=[.Q53]*[.$T63]" office:value-type="float" office:value="0.471396736825998" calcext:value-type="float">
            <text:p>0.4713967368</text:p>
          </table:table-cell>
          <table:table-cell table:formula="of:=[.R53]*[.$T63]" office:value-type="float" office:value="0.290284677254462" calcext:value-type="float">
            <text:p>0.2902846773</text:p>
          </table:table-cell>
          <table:table-cell table:formula="of:=[.S53]*[.$T63]" office:value-type="float" office:value="0.0980171403295606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</text:p>
          </table:table-cell>
          <table:table-cell table:formula="of:=[.M60]*[.$T64]" office:value-type="float" office:value="0.634393284163645" calcext:value-type="float">
            <text:p>0.6343932842</text:p>
          </table:table-cell>
          <table:table-cell table:formula="of:=[.N60]*[.$T64]" office:value-type="float" office:value="0.0980171403295607" calcext:value-type="float">
            <text:p>0.0980171403</text:p>
          </table:table-cell>
          <table:table-cell table:formula="of:=[.O60]*[.$T64]" office:value-type="float" office:value="-0.471396736825998" calcext:value-type="float">
            <text:p>-0.4713967368</text:p>
          </table:table-cell>
          <table:table-cell table:formula="of:=[.P60]*[.$T64]" office:value-type="float" office:value="-0.881921264348355" calcext:value-type="float">
            <text:p>-0.8819212643</text:p>
          </table:table-cell>
          <table:table-cell table:formula="of:=[.Q60]*[.$T64]" office:value-type="float" office:value="-0.995184726672197" calcext:value-type="float">
            <text:p>-0.9951847267</text:p>
          </table:table-cell>
          <table:table-cell table:formula="of:=[.R60]*[.$T64]" office:value-type="float" office:value="-0.773010453362737" calcext:value-type="float">
            <text:p>-0.7730104534</text:p>
          </table:table-cell>
          <table:table-cell table:formula="of:=[.S60]*[.$T64]"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</text:p>
          </table:table-cell>
          <table:table-cell table:formula="of:=[.M55]*[.$T65]" office:value-type="float" office:value="0.0980171403295605" calcext:value-type="float">
            <text:p>0.0980171403</text:p>
          </table:table-cell>
          <table:table-cell table:formula="of:=[.N55]*[.$T65]" office:value-type="float" office:value="-0.773010453362737" calcext:value-type="float">
            <text:p>-0.7730104534</text:p>
          </table:table-cell>
          <table:table-cell table:formula="of:=[.O55]*[.$T65]" office:value-type="float" office:value="-0.956940335732209" calcext:value-type="float">
            <text:p>-0.9569403357</text:p>
          </table:table-cell>
          <table:table-cell table:formula="of:=[.P55]*[.$T65]" office:value-type="float" office:value="-0.290284677254462" calcext:value-type="float">
            <text:p>-0.2902846773</text:p>
          </table:table-cell>
          <table:table-cell table:formula="of:=[.Q55]*[.$T65]" office:value-type="float" office:value="0.634393284163645" calcext:value-type="float">
            <text:p>0.6343932842</text:p>
          </table:table-cell>
          <table:table-cell table:formula="of:=[.R55]*[.$T65]" office:value-type="float" office:value="0.995184726672197" calcext:value-type="float">
            <text:p>0.9951847267</text:p>
          </table:table-cell>
          <table:table-cell table:formula="of:=[.S55]*[.$T65]" office:value-type="float" office:value="0.471396736825998" calcext:value-type="float">
            <text:p>0.471396736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4</text:p>
          </table:table-cell>
          <table:table-cell table:formula="of:=[.M58]*[.$T66]" office:value-type="float" office:value="-0.471396736825998" calcext:value-type="float">
            <text:p>-0.4713967368</text:p>
          </table:table-cell>
          <table:table-cell table:formula="of:=[.N58]*[.$T66]" office:value-type="float" office:value="-0.956940335732209" calcext:value-type="float">
            <text:p>-0.9569403357</text:p>
          </table:table-cell>
          <table:table-cell table:formula="of:=[.O58]*[.$T66]" office:value-type="float" office:value="0.0980171403295607" calcext:value-type="float">
            <text:p>0.0980171403</text:p>
          </table:table-cell>
          <table:table-cell table:formula="of:=[.P58]*[.$T66]" office:value-type="float" office:value="0.995184726672197" calcext:value-type="float">
            <text:p>0.9951847267</text:p>
          </table:table-cell>
          <table:table-cell table:formula="of:=[.Q58]*[.$T66]" office:value-type="float" office:value="0.290284677254462" calcext:value-type="float">
            <text:p>0.2902846773</text:p>
          </table:table-cell>
          <table:table-cell table:formula="of:=[.R58]*[.$T66]" office:value-type="float" office:value="-0.881921264348355" calcext:value-type="float">
            <text:p>-0.8819212643</text:p>
          </table:table-cell>
          <table:table-cell table:formula="of:=[.S58]*[.$T66]"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2</text:p>
          </table:table-cell>
          <table:table-cell table:formula="of:=[.M57]*[.$T67]" office:value-type="float" office:value="-0.881921264348355" calcext:value-type="float">
            <text:p>-0.8819212643</text:p>
          </table:table-cell>
          <table:table-cell table:formula="of:=[.N57]*[.$T67]" office:value-type="float" office:value="-0.290284677254462" calcext:value-type="float">
            <text:p>-0.2902846773</text:p>
          </table:table-cell>
          <table:table-cell table:formula="of:=[.O57]*[.$T67]" office:value-type="float" office:value="0.995184726672197" calcext:value-type="float">
            <text:p>0.9951847267</text:p>
          </table:table-cell>
          <table:table-cell table:formula="of:=[.P57]*[.$T67]" office:value-type="float" office:value="-0.0980171403295607" calcext:value-type="float">
            <text:p>-0.0980171403</text:p>
          </table:table-cell>
          <table:table-cell table:formula="of:=[.Q57]*[.$T67]" office:value-type="float" office:value="-0.956940335732209" calcext:value-type="float">
            <text:p>-0.9569403357</text:p>
          </table:table-cell>
          <table:table-cell table:formula="of:=[.R57]*[.$T67]" office:value-type="float" office:value="0.471396736825998" calcext:value-type="float">
            <text:p>0.4713967368</text:p>
          </table:table-cell>
          <table:table-cell table:formula="of:=[.S57]*[.$T67]" office:value-type="float" office:value="0.773010453362737" calcext:value-type="float">
            <text:p>0.773010453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</text:p>
          </table:table-cell>
          <table:table-cell table:formula="of:=[.M56]*[.$T68]" office:value-type="float" office:value="-0.995184726672197" calcext:value-type="float">
            <text:p>-0.9951847267</text:p>
          </table:table-cell>
          <table:table-cell table:formula="of:=[.N56]*[.$T68]" office:value-type="float" office:value="0.634393284163645" calcext:value-type="float">
            <text:p>0.6343932842</text:p>
          </table:table-cell>
          <table:table-cell table:formula="of:=[.O56]*[.$T68]" office:value-type="float" office:value="0.290284677254462" calcext:value-type="float">
            <text:p>0.2902846773</text:p>
          </table:table-cell>
          <table:table-cell table:formula="of:=[.P56]*[.$T68]" office:value-type="float" office:value="-0.956940335732209" calcext:value-type="float">
            <text:p>-0.9569403357</text:p>
          </table:table-cell>
          <table:table-cell table:formula="of:=[.Q56]*[.$T68]" office:value-type="float" office:value="0.773010453362737" calcext:value-type="float">
            <text:p>0.7730104534</text:p>
          </table:table-cell>
          <table:table-cell table:formula="of:=[.R56]*[.$T68]" office:value-type="float" office:value="0.0980171403295605" calcext:value-type="float">
            <text:p>0.0980171403</text:p>
          </table:table-cell>
          <table:table-cell table:formula="of:=[.S56]*[.$T68]" office:value-type="float" office:value="-0.881921264348355" calcext:value-type="float">
            <text:p>-0.88192126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3</text:p>
          </table:table-cell>
          <table:table-cell table:formula="of:=[.M59]*[.$T69]" office:value-type="float" office:value="-0.773010453362737" calcext:value-type="float">
            <text:p>-0.7730104534</text:p>
          </table:table-cell>
          <table:table-cell table:formula="of:=[.N59]*[.$T69]" office:value-type="float" office:value="0.995184726672197" calcext:value-type="float">
            <text:p>0.9951847267</text:p>
          </table:table-cell>
          <table:table-cell table:formula="of:=[.O59]*[.$T69]" office:value-type="float" office:value="-0.881921264348355" calcext:value-type="float">
            <text:p>-0.8819212643</text:p>
          </table:table-cell>
          <table:table-cell table:formula="of:=[.P59]*[.$T69]" office:value-type="float" office:value="0.471396736825998" calcext:value-type="float">
            <text:p>0.4713967368</text:p>
          </table:table-cell>
          <table:table-cell table:formula="of:=[.Q59]*[.$T69]" office:value-type="float" office:value="0.0980171403295607" calcext:value-type="float">
            <text:p>0.0980171403</text:p>
          </table:table-cell>
          <table:table-cell table:formula="of:=[.R59]*[.$T69]" office:value-type="float" office:value="-0.634393284163645" calcext:value-type="float">
            <text:p>-0.6343932842</text:p>
          </table:table-cell>
          <table:table-cell table:formula="of:=[.S59]*[.$T69]" office:value-type="float" office:value="0.956940335732209" calcext:value-type="float">
            <text:p>0.956940335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</text:p>
          </table:table-cell>
          <table:table-cell table:formula="of:=[.M54]*[.$T70]" office:value-type="float" office:value="-0.290284677254462" calcext:value-type="float">
            <text:p>-0.2902846773</text:p>
          </table:table-cell>
          <table:table-cell table:formula="of:=[.N54]*[.$T70]" office:value-type="float" office:value="0.471396736825998" calcext:value-type="float">
            <text:p>0.4713967368</text:p>
          </table:table-cell>
          <table:table-cell table:formula="of:=[.O54]*[.$T70]" office:value-type="float" office:value="-0.634393284163645" calcext:value-type="float">
            <text:p>-0.6343932842</text:p>
          </table:table-cell>
          <table:table-cell table:formula="of:=[.P54]*[.$T70]" office:value-type="float" office:value="0.773010453362737" calcext:value-type="float">
            <text:p>0.7730104534</text:p>
          </table:table-cell>
          <table:table-cell table:formula="of:=[.Q54]*[.$T70]" office:value-type="float" office:value="-0.881921264348355" calcext:value-type="float">
            <text:p>-0.8819212643</text:p>
          </table:table-cell>
          <table:table-cell table:formula="of:=[.R54]*[.$T70]" office:value-type="float" office:value="0.956940335732209" calcext:value-type="float">
            <text:p>0.9569403357</text:p>
          </table:table-cell>
          <table:table-cell table:formula="of:=[.S54]*[.$T70]"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1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1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1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1</text:p>
          </table:table-cell>
          <table:table-cell table:formula="of:=[.AE38]/[.R68]" office:value-type="float" office:value="0.999999999999985" calcext:value-type="float">
            <text:p>1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1</text:p>
          </table:table-cell>
          <table:table-cell table:formula="of:=[.AD39]/[.Q69]" office:value-type="float" office:value="1.00000000000002" calcext:value-type="float">
            <text:p>1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81" office:value-type="string" calcext:value-type="string">
            <text:p>247146</text:p>
          </table:table-cell>
          <table:table-cell table:style-name="ce81" office:value-type="string" calcext:value-type="string">
            <text:p>332606</text:p>
          </table:table-cell>
          <table:table-cell table:style-name="ce81" office:value-type="string" calcext:value-type="string">
            <text:p>152193</text:p>
          </table:table-cell>
          <table:table-cell table:style-name="ce81" office:value-type="string" calcext:value-type="string">
            <text:p>501713</text:p>
          </table:table-cell>
          <table:table-cell table:style-name="ce81" office:value-type="string" calcext:value-type="string">
            <text:p>405280</text:p>
          </table:table-cell>
          <table:table-cell table:style-name="ce81" office:value-type="string" calcext:value-type="string">
            <text:p>462382</text:p>
          </table:table-cell>
          <table:table-cell table:style-name="ce81" office:value-type="string" calcext:value-type="string">
            <text:p>51388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82" office:value-type="float" office:value="-501713" calcext:value-type="float">
            <text:p>-501713</text:p>
          </table:table-cell>
          <table:table-cell table:style-name="ce81" office:value-type="string" calcext:value-type="string">
            <text:p>-51390</text:p>
          </table:table-cell>
          <table:table-cell table:style-name="ce81" office:value-type="string" calcext:value-type="string">
            <text:p>247148</text:p>
          </table:table-cell>
          <table:table-cell table:style-name="ce81" office:value-type="string" calcext:value-type="string">
            <text:p>-462381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-152194</text:p>
          </table:table-cell>
          <table:table-cell table:style-name="ce81" office:value-type="string" calcext:value-type="string">
            <text:p>405280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81" office:value-type="string" calcext:value-type="string">
            <text:p>152192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139532</text:p>
          </table:table-cell>
          <table:table-cell table:style-name="ce81" office:value-type="string" calcext:value-type="string">
            <text:p>-332604</text:p>
          </table:table-cell>
          <table:table-cell table:style-name="ce81" office:value-type="string" calcext:value-type="string">
            <text:p>-545889</text:p>
          </table:table-cell>
          <table:table-cell table:style-name="ce81" office:value-type="string" calcext:value-type="string">
            <text:p>-443983</text:p>
          </table:table-cell>
          <table:table-cell table:style-name="ce81" office:value-type="string" calcext:value-type="string">
            <text:p>521763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string" calcext:value-type="string">
            <text:p>174760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478574</text:p>
          </table:table-cell>
          <table:table-cell table:style-name="ce81" office:value-type="string" calcext:value-type="string">
            <text:p>-68876</text:p>
          </table:table-cell>
          <table:table-cell table:style-name="ce81" office:value-type="string" calcext:value-type="string">
            <text:p>-405281</text:p>
          </table:table-cell>
          <table:table-cell table:style-name="ce81" office:value-type="string" calcext:value-type="string">
            <text:p>709528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string" calcext:value-type="string">
            <text:p>-326953</text:p>
          </table:table-cell>
          <table:table-cell table:style-name="ce81" office:value-type="string" calcext:value-type="string">
            <text:p>51390</text:p>
          </table:table-cell>
          <table:table-cell table:style-name="ce81" office:value-type="string" calcext:value-type="string">
            <text:p>-293429</text:p>
          </table:table-cell>
          <table:table-cell table:style-name="ce81" office:value-type="string" calcext:value-type="string">
            <text:p>611047</text:p>
          </table:table-cell>
          <table:table-cell table:style-name="ce81" office:value-type="string" calcext:value-type="string">
            <text:p>332605</text:p>
          </table:table-cell>
          <table:table-cell table:style-name="ce81" office:value-type="string" calcext:value-type="string">
            <text:p>-215232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81" office:value-type="string" calcext:value-type="string">
            <text:p>501712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-817145</text:p>
          </table:table-cell>
          <table:table-cell table:style-name="ce81" office:value-type="string" calcext:value-type="string">
            <text:p>-405282</text:p>
          </table:table-cell>
          <table:table-cell table:style-name="ce81" office:value-type="string" calcext:value-type="string">
            <text:p>-130919</text:p>
          </table:table-cell>
          <table:table-cell table:style-name="ce81" office:value-type="string" calcext:value-type="string">
            <text:p>-877671</text:p>
          </table:table-cell>
          <table:table-cell table:style-name="ce81" office:value-type="string" calcext:value-type="string">
            <text:p>51389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81" office:value-type="string" calcext:value-type="string">
            <text:p>152193</text:p>
          </table:table-cell>
          <table:table-cell table:style-name="ce81" office:value-type="string" calcext:value-type="string">
            <text:p>521763</text:p>
          </table:table-cell>
          <table:table-cell table:style-name="ce81" office:value-type="string" calcext:value-type="string">
            <text:p>-462381</text:p>
          </table:table-cell>
          <table:table-cell table:style-name="ce81" office:value-type="string" calcext:value-type="string">
            <text:p>-247149</text:p>
          </table:table-cell>
          <table:table-cell table:style-name="ce81" office:value-type="string" calcext:value-type="string">
            <text:p>51389</text:p>
          </table:table-cell>
          <table:table-cell table:style-name="ce81" office:value-type="string" calcext:value-type="string">
            <text:p>-501713</text:p>
          </table:table-cell>
          <table:table-cell table:style-name="ce81" office:value-type="string" calcext:value-type="string">
            <text:p>-332604</text:p>
          </table:table-cell>
          <table:table-cell table:style-name="ce81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81" office:value-type="string" calcext:value-type="string">
            <text:p>-462383 </text:p>
          </table:table-cell>
          <table:table-cell table:style-name="ce81" office:value-type="string" calcext:value-type="string">
            <text:p>405280</text:p>
          </table:table-cell>
          <table:table-cell table:style-name="ce81" office:value-type="string" calcext:value-type="string">
            <text:p>501713</text:p>
          </table:table-cell>
          <table:table-cell table:style-name="ce81" office:value-type="string" calcext:value-type="string">
            <text:p>-152194</text:p>
          </table:table-cell>
          <table:table-cell table:style-name="ce81" office:value-type="string" calcext:value-type="string">
            <text:p>-332607</text:p>
          </table:table-cell>
          <table:table-cell table:style-name="ce81" office:value-type="string" calcext:value-type="string">
            <text:p>247146</text:p>
          </table:table-cell>
          <table:table-cell table:style-name="ce81" office:value-type="string" calcext:value-type="string">
            <text:p>-521764</text:p>
          </table:table-cell>
          <table:table-cell table:style-name="ce81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49:54.426616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1.4.2$Linux_X86_64 LibreOffice_project/10m0$Build-2</meta:generator>
    <dc:date>2016-12-06T12:07:13.206351254</dc:date>
    <meta:editing-duration>P8DT9H38M35S</meta:editing-duration>
    <meta:editing-cycles>273</meta:editing-cycles>
    <meta:print-date>2016-06-12T01:59:12.454667705</meta:print-date>
    <meta:document-statistic meta:table-count="4" meta:cell-count="4896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